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165.06pt"/>
    </style:style>
    <style:style style:name="co3" style:family="table-column">
      <style:table-column-properties fo:break-before="auto" style:column-width="53.74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162.06pt"/>
    </style:style>
    <style:style style:name="co7" style:family="table-column">
      <style:table-column-properties fo:break-before="auto" style:column-width="84.81pt"/>
    </style:style>
    <style:style style:name="co8" style:family="table-column">
      <style:table-column-properties fo:break-before="auto" style:column-width="129.34pt"/>
    </style:style>
    <style:style style:name="co9" style:family="table-column">
      <style:table-column-properties fo:break-before="auto" style:column-width="119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Efficient Layer: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ridge: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e:</text:p>
          </table:table-cell>
          <table:table-cell office:value-type="string" calcext:value-type="string">
            <text:p>gate_mine / gate_base</text:p>
          </table:table-cell>
          <table:table-cell office:value-type="string" calcext:value-type="string">
            <text:p>time_mine / time_base</text:p>
          </table:table-cell>
        </table:table-row>
        <table:table-row table:style-name="ro1">
          <table:table-cell/>
          <table:table-cell office:value-type="string" calcext:value-type="string">
            <text:p>0410184_169.qasm </text:p>
          </table:table-cell>
          <table:table-cell office:value-type="float" office:value="951" calcext:value-type="float">
            <text:p>951</text:p>
          </table:table-cell>
          <table:table-cell office:value-type="float" office:value="0.008226" calcext:value-type="float">
            <text:p>0.008226</text:p>
          </table:table-cell>
          <table:table-cell/>
          <table:table-cell office:value-type="string" calcext:value-type="string">
            <text:p>0410184_169.qasm</text:p>
          </table:table-cell>
          <table:table-cell office:value-type="float" office:value="913" calcext:value-type="float">
            <text:p>913</text:p>
          </table:table-cell>
          <table:table-cell office:value-type="float" office:value="0.000814" calcext:value-type="float">
            <text:p>0.000814</text:p>
          </table:table-cell>
          <table:table-cell/>
          <table:table-cell table:formula="of:=[.G2]/[.C2]" office:value-type="float" office:value="0.960042060988433" calcext:value-type="float">
            <text:p>0.960042060988433</text:p>
          </table:table-cell>
          <table:table-cell table:formula="of:=[.H2]/[.D2]" office:value-type="float" office:value="0.0989545344031121" calcext:value-type="float">
            <text:p>0.098954534403112</text:p>
          </table:table-cell>
        </table:table-row>
        <table:table-row table:style-name="ro1">
          <table:table-cell/>
          <table:table-cell office:value-type="string" calcext:value-type="string">
            <text:p>3_17_13.qasm </text:p>
          </table:table-cell>
          <table:table-cell office:value-type="float" office:value="110" calcext:value-type="float">
            <text:p>110</text:p>
          </table:table-cell>
          <table:table-cell office:value-type="float" office:value="0.000098" calcext:value-type="float">
            <text:p>9.8E-05</text:p>
          </table:table-cell>
          <table:table-cell/>
          <table:table-cell office:value-type="string" calcext:value-type="string">
            <text:p>3_17_13.qasm</text:p>
          </table:table-cell>
          <table:table-cell office:value-type="float" office:value="92" calcext:value-type="float">
            <text:p>92</text:p>
          </table:table-cell>
          <table:table-cell office:value-type="float" office:value="0.000021" calcext:value-type="float">
            <text:p>2.1E-05</text:p>
          </table:table-cell>
          <table:table-cell/>
          <table:table-cell table:formula="of:=[.G3]/[.C3]" office:value-type="float" office:value="0.836363636363636" calcext:value-type="float">
            <text:p>0.836363636363636</text:p>
          </table:table-cell>
          <table:table-cell table:formula="of:=[.H3]/[.D3]" office:value-type="float" office:value="0.214285714285714" calcext:value-type="float">
            <text:p>0.214285714285714</text:p>
          </table:table-cell>
        </table:table-row>
        <table:table-row table:style-name="ro1">
          <table:table-cell/>
          <table:table-cell office:value-type="string" calcext:value-type="string">
            <text:p>4_49_16.qasm </text:p>
          </table:table-cell>
          <table:table-cell office:value-type="float" office:value="718" calcext:value-type="float">
            <text:p>718</text:p>
          </table:table-cell>
          <table:table-cell office:value-type="float" office:value="0.001363" calcext:value-type="float">
            <text:p>0.001363</text:p>
          </table:table-cell>
          <table:table-cell/>
          <table:table-cell office:value-type="string" calcext:value-type="string">
            <text:p>4_49_16.qasm</text:p>
          </table:table-cell>
          <table:table-cell office:value-type="float" office:value="760" calcext:value-type="float">
            <text:p>760</text:p>
          </table:table-cell>
          <table:table-cell office:value-type="float" office:value="0.000143" calcext:value-type="float">
            <text:p>0.000143</text:p>
          </table:table-cell>
          <table:table-cell/>
          <table:table-cell table:formula="of:=[.G4]/[.C4]" office:value-type="float" office:value="1.05849582172702" calcext:value-type="float">
            <text:p>1.05849582172702</text:p>
          </table:table-cell>
          <table:table-cell table:formula="of:=[.H4]/[.D4]" office:value-type="float" office:value="0.104915627292737" calcext:value-type="float">
            <text:p>0.104915627292737</text:p>
          </table:table-cell>
        </table:table-row>
        <table:table-row table:style-name="ro1">
          <table:table-cell/>
          <table:table-cell office:value-type="string" calcext:value-type="string">
            <text:p>4gt10-v1_81.qasm </text:p>
          </table:table-cell>
          <table:table-cell office:value-type="float" office:value="475" calcext:value-type="float">
            <text:p>475</text:p>
          </table:table-cell>
          <table:table-cell office:value-type="float" office:value="0.000693" calcext:value-type="float">
            <text:p>0.000693</text:p>
          </table:table-cell>
          <table:table-cell/>
          <table:table-cell office:value-type="string" calcext:value-type="string">
            <text:p>4gt10-v1_81.qasm</text:p>
          </table:table-cell>
          <table:table-cell office:value-type="float" office:value="413" calcext:value-type="float">
            <text:p>413</text:p>
          </table:table-cell>
          <table:table-cell office:value-type="float" office:value="0.000098" calcext:value-type="float">
            <text:p>9.8E-05</text:p>
          </table:table-cell>
          <table:table-cell/>
          <table:table-cell table:formula="of:=[.G5]/[.C5]" office:value-type="float" office:value="0.869473684210526" calcext:value-type="float">
            <text:p>0.869473684210526</text:p>
          </table:table-cell>
          <table:table-cell table:formula="of:=[.H5]/[.D5]" office:value-type="float" office:value="0.141414141414141" calcext:value-type="float">
            <text:p>0.141414141414141</text:p>
          </table:table-cell>
        </table:table-row>
        <table:table-row table:style-name="ro1">
          <table:table-cell/>
          <table:table-cell office:value-type="string" calcext:value-type="string">
            <text:p>4gt11_82.qasm </text:p>
          </table:table-cell>
          <table:table-cell office:value-type="float" office:value="121" calcext:value-type="float">
            <text:p>121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4gt11_82.qasm</text:p>
          </table:table-cell>
          <table:table-cell office:value-type="float" office:value="132" calcext:value-type="float">
            <text:p>132</text:p>
          </table:table-cell>
          <table:table-cell office:value-type="float" office:value="0.000022" calcext:value-type="float">
            <text:p>2.2E-05</text:p>
          </table:table-cell>
          <table:table-cell/>
          <table:table-cell table:formula="of:=[.G6]/[.C6]" office:value-type="float" office:value="1.09090909090909" calcext:value-type="float">
            <text:p>1.09090909090909</text:p>
          </table:table-cell>
          <table:table-cell table:formula="of:=[.H6]/[.D6]" office:value-type="float" office:value="0.115789473684211" calcext:value-type="float">
            <text:p>0.115789473684211</text:p>
          </table:table-cell>
        </table:table-row>
        <table:table-row table:style-name="ro1">
          <table:table-cell/>
          <table:table-cell office:value-type="string" calcext:value-type="string">
            <text:p>4gt11_83.qasm </text:p>
          </table:table-cell>
          <table:table-cell office:value-type="float" office:value="89" calcext:value-type="float">
            <text:p>89</text:p>
          </table:table-cell>
          <table:table-cell office:value-type="float" office:value="0.000159" calcext:value-type="float">
            <text:p>0.000159</text:p>
          </table:table-cell>
          <table:table-cell/>
          <table:table-cell office:value-type="string" calcext:value-type="string">
            <text:p>4gt11_83.qasm</text:p>
          </table:table-cell>
          <table:table-cell office:value-type="float" office:value="108" calcext:value-type="float">
            <text:p>108</text:p>
          </table:table-cell>
          <table:table-cell office:value-type="float" office:value="0.000016" calcext:value-type="float">
            <text:p>1.6E-05</text:p>
          </table:table-cell>
          <table:table-cell/>
          <table:table-cell table:formula="of:=[.G7]/[.C7]" office:value-type="float" office:value="1.21348314606742" calcext:value-type="float">
            <text:p>1.21348314606742</text:p>
          </table:table-cell>
          <table:table-cell table:formula="of:=[.H7]/[.D7]" office:value-type="float" office:value="0.10062893081761" calcext:value-type="float">
            <text:p>0.10062893081761</text:p>
          </table:table-cell>
        </table:table-row>
        <table:table-row table:style-name="ro1">
          <table:table-cell/>
          <table:table-cell office:value-type="string" calcext:value-type="string">
            <text:p>4gt11_84.qasm </text:p>
          </table:table-cell>
          <table:table-cell office:value-type="float" office:value="51" calcext:value-type="float">
            <text:p>51</text:p>
          </table:table-cell>
          <table:table-cell office:value-type="float" office:value="0.000063" calcext:value-type="float">
            <text:p>6.3E-05</text:p>
          </table:table-cell>
          <table:table-cell/>
          <table:table-cell office:value-type="string" calcext:value-type="string">
            <text:p>4gt11_84.qasm</text:p>
          </table:table-cell>
          <table:table-cell office:value-type="float" office:value="51" calcext:value-type="float">
            <text:p>51</text:p>
          </table:table-cell>
          <table:table-cell office:value-type="float" office:value="0.000015" calcext:value-type="float">
            <text:p>1.5E-05</text:p>
          </table:table-cell>
          <table:table-cell/>
          <table:table-cell table:formula="of:=[.G8]/[.C8]" office:value-type="float" office:value="1" calcext:value-type="float">
            <text:p>1</text:p>
          </table:table-cell>
          <table:table-cell table:formula="of:=[.H8]/[.D8]" office:value-type="float" office:value="0.238095238095238" calcext:value-type="float">
            <text:p>0.238095238095238</text:p>
          </table:table-cell>
        </table:table-row>
        <table:table-row table:style-name="ro1">
          <table:table-cell/>
          <table:table-cell office:value-type="string" calcext:value-type="string">
            <text:p>4gt12-v0_86.qasm </text:p>
          </table:table-cell>
          <table:table-cell office:value-type="float" office:value="874" calcext:value-type="float">
            <text:p>874</text:p>
          </table:table-cell>
          <table:table-cell office:value-type="float" office:value="0.001581" calcext:value-type="float">
            <text:p>0.001581</text:p>
          </table:table-cell>
          <table:table-cell/>
          <table:table-cell office:value-type="string" calcext:value-type="string">
            <text:p>4gt12-v0_86.qasm</text:p>
          </table:table-cell>
          <table:table-cell office:value-type="float" office:value="794" calcext:value-type="float">
            <text:p>794</text:p>
          </table:table-cell>
          <table:table-cell office:value-type="float" office:value="0.000179" calcext:value-type="float">
            <text:p>0.000179</text:p>
          </table:table-cell>
          <table:table-cell/>
          <table:table-cell table:formula="of:=[.G9]/[.C9]" office:value-type="float" office:value="0.908466819221968" calcext:value-type="float">
            <text:p>0.908466819221968</text:p>
          </table:table-cell>
          <table:table-cell table:formula="of:=[.H9]/[.D9]" office:value-type="float" office:value="0.113219481340923" calcext:value-type="float">
            <text:p>0.113219481340923</text:p>
          </table:table-cell>
        </table:table-row>
        <table:table-row table:style-name="ro1">
          <table:table-cell/>
          <table:table-cell office:value-type="string" calcext:value-type="string">
            <text:p>4gt12-v0_87.qasm </text:p>
          </table:table-cell>
          <table:table-cell office:value-type="float" office:value="841" calcext:value-type="float">
            <text:p>841</text:p>
          </table:table-cell>
          <table:table-cell office:value-type="float" office:value="0.001248" calcext:value-type="float">
            <text:p>0.001248</text:p>
          </table:table-cell>
          <table:table-cell/>
          <table:table-cell office:value-type="string" calcext:value-type="string">
            <text:p>4gt12-v0_87.qasm</text:p>
          </table:table-cell>
          <table:table-cell office:value-type="float" office:value="757" calcext:value-type="float">
            <text:p>757</text:p>
          </table:table-cell>
          <table:table-cell office:value-type="float" office:value="0.000177" calcext:value-type="float">
            <text:p>0.000177</text:p>
          </table:table-cell>
          <table:table-cell/>
          <table:table-cell table:formula="of:=[.G10]/[.C10]" office:value-type="float" office:value="0.900118906064209" calcext:value-type="float">
            <text:p>0.900118906064209</text:p>
          </table:table-cell>
          <table:table-cell table:formula="of:=[.H10]/[.D10]" office:value-type="float" office:value="0.141826923076923" calcext:value-type="float">
            <text:p>0.141826923076923</text:p>
          </table:table-cell>
        </table:table-row>
        <table:table-row table:style-name="ro1">
          <table:table-cell/>
          <table:table-cell office:value-type="string" calcext:value-type="string">
            <text:p>4gt12-v0_88.qasm </text:p>
          </table:table-cell>
          <table:table-cell office:value-type="float" office:value="713" calcext:value-type="float">
            <text:p>713</text:p>
          </table:table-cell>
          <table:table-cell office:value-type="float" office:value="0.002426" calcext:value-type="float">
            <text:p>0.002426</text:p>
          </table:table-cell>
          <table:table-cell/>
          <table:table-cell office:value-type="string" calcext:value-type="string">
            <text:p>4gt12-v0_88.qasm</text:p>
          </table:table-cell>
          <table:table-cell office:value-type="float" office:value="814" calcext:value-type="float">
            <text:p>814</text:p>
          </table:table-cell>
          <table:table-cell office:value-type="float" office:value="0.000136" calcext:value-type="float">
            <text:p>0.000136</text:p>
          </table:table-cell>
          <table:table-cell/>
          <table:table-cell table:formula="of:=[.G11]/[.C11]" office:value-type="float" office:value="1.14165497896213" calcext:value-type="float">
            <text:p>1.14165497896213</text:p>
          </table:table-cell>
          <table:table-cell table:formula="of:=[.H11]/[.D11]" office:value-type="float" office:value="0.0560593569661995" calcext:value-type="float">
            <text:p>0.0560593569662</text:p>
          </table:table-cell>
        </table:table-row>
        <table:table-row table:style-name="ro1">
          <table:table-cell/>
          <table:table-cell office:value-type="string" calcext:value-type="string">
            <text:p>4gt12-v1_89.qasm </text:p>
          </table:table-cell>
          <table:table-cell office:value-type="float" office:value="735" calcext:value-type="float">
            <text:p>735</text:p>
          </table:table-cell>
          <table:table-cell office:value-type="float" office:value="0.000653" calcext:value-type="float">
            <text:p>0.000653</text:p>
          </table:table-cell>
          <table:table-cell/>
          <table:table-cell office:value-type="string" calcext:value-type="string">
            <text:p>4gt12-v1_89.qasm</text:p>
          </table:table-cell>
          <table:table-cell office:value-type="float" office:value="666" calcext:value-type="float">
            <text:p>666</text:p>
          </table:table-cell>
          <table:table-cell office:value-type="float" office:value="0.00016" calcext:value-type="float">
            <text:p>0.00016</text:p>
          </table:table-cell>
          <table:table-cell/>
          <table:table-cell table:formula="of:=[.G12]/[.C12]" office:value-type="float" office:value="0.906122448979592" calcext:value-type="float">
            <text:p>0.906122448979592</text:p>
          </table:table-cell>
          <table:table-cell table:formula="of:=[.H12]/[.D12]" office:value-type="float" office:value="0.245022970903522" calcext:value-type="float">
            <text:p>0.245022970903522</text:p>
          </table:table-cell>
        </table:table-row>
        <table:table-row table:style-name="ro1">
          <table:table-cell/>
          <table:table-cell office:value-type="string" calcext:value-type="string">
            <text:p>4gt13_90.qasm </text:p>
          </table:table-cell>
          <table:table-cell office:value-type="float" office:value="402" calcext:value-type="float">
            <text:p>402</text:p>
          </table:table-cell>
          <table:table-cell office:value-type="float" office:value="0.000695" calcext:value-type="float">
            <text:p>0.000695</text:p>
          </table:table-cell>
          <table:table-cell/>
          <table:table-cell office:value-type="string" calcext:value-type="string">
            <text:p>4gt13_90.qasm</text:p>
          </table:table-cell>
          <table:table-cell office:value-type="float" office:value="341" calcext:value-type="float">
            <text:p>341</text:p>
          </table:table-cell>
          <table:table-cell office:value-type="float" office:value="0.000074" calcext:value-type="float">
            <text:p>7.4E-05</text:p>
          </table:table-cell>
          <table:table-cell/>
          <table:table-cell table:formula="of:=[.G13]/[.C13]" office:value-type="float" office:value="0.848258706467662" calcext:value-type="float">
            <text:p>0.848258706467662</text:p>
          </table:table-cell>
          <table:table-cell table:formula="of:=[.H13]/[.D13]" office:value-type="float" office:value="0.106474820143885" calcext:value-type="float">
            <text:p>0.106474820143885</text:p>
          </table:table-cell>
        </table:table-row>
        <table:table-row table:style-name="ro1">
          <table:table-cell/>
          <table:table-cell office:value-type="string" calcext:value-type="string">
            <text:p>4gt13_91.qasm </text:p>
          </table:table-cell>
          <table:table-cell office:value-type="float" office:value="373" calcext:value-type="float">
            <text:p>37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4gt13_91.qasm</text:p>
          </table:table-cell>
          <table:table-cell office:value-type="float" office:value="328" calcext:value-type="float">
            <text:p>328</text:p>
          </table:table-cell>
          <table:table-cell office:value-type="float" office:value="0.00007" calcext:value-type="float">
            <text:p>7E-05</text:p>
          </table:table-cell>
          <table:table-cell/>
          <table:table-cell table:formula="of:=[.G14]/[.C14]" office:value-type="float" office:value="0.879356568364611" calcext:value-type="float">
            <text:p>0.879356568364611</text:p>
          </table:table-cell>
          <table:table-cell table:formula="of:=[.H14]/[.D14]" office:value-type="float" office:value="0.162790697674419" calcext:value-type="float">
            <text:p>0.162790697674419</text:p>
          </table:table-cell>
        </table:table-row>
        <table:table-row table:style-name="ro1">
          <table:table-cell/>
          <table:table-cell office:value-type="string" calcext:value-type="string">
            <text:p>4gt13_92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string" calcext:value-type="string">
            <text:p>4gt13_92.qasm</text:p>
          </table:table-cell>
          <table:table-cell office:value-type="float" office:value="153" calcext:value-type="float">
            <text:p>153</text:p>
          </table:table-cell>
          <table:table-cell office:value-type="float" office:value="0.000045" calcext:value-type="float">
            <text:p>4.5E-05</text:p>
          </table:table-cell>
          <table:table-cell/>
          <table:table-cell table:formula="of:=[.G15]/[.C15]" office:value-type="float" office:value="0.695454545454545" calcext:value-type="float">
            <text:p>0.695454545454545</text:p>
          </table:table-cell>
          <table:table-cell table:formula="of:=[.H15]/[.D15]" office:value-type="float" office:value="0.138461538461538" calcext:value-type="float">
            <text:p>0.138461538461538</text:p>
          </table:table-cell>
        </table:table-row>
        <table:table-row table:style-name="ro1">
          <table:table-cell/>
          <table:table-cell office:value-type="string" calcext:value-type="string">
            <text:p>4gt13-v1_93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213" calcext:value-type="float">
            <text:p>0.000213</text:p>
          </table:table-cell>
          <table:table-cell/>
          <table:table-cell office:value-type="string" calcext:value-type="string">
            <text:p>4gt13-v1_93.qasm</text:p>
          </table:table-cell>
          <table:table-cell office:value-type="float" office:value="156" calcext:value-type="float">
            <text:p>156</text:p>
          </table:table-cell>
          <table:table-cell office:value-type="float" office:value="0.000046" calcext:value-type="float">
            <text:p>4.6E-05</text:p>
          </table:table-cell>
          <table:table-cell/>
          <table:table-cell table:formula="of:=[.G16]/[.C16]" office:value-type="float" office:value="0.669527896995708" calcext:value-type="float">
            <text:p>0.669527896995708</text:p>
          </table:table-cell>
          <table:table-cell table:formula="of:=[.H16]/[.D16]" office:value-type="float" office:value="0.215962441314554" calcext:value-type="float">
            <text:p>0.215962441314554</text:p>
          </table:table-cell>
        </table:table-row>
        <table:table-row table:style-name="ro1">
          <table:table-cell/>
          <table:table-cell office:value-type="string" calcext:value-type="string">
            <text:p>4gt4-v0_72.qasm </text:p>
          </table:table-cell>
          <table:table-cell office:value-type="float" office:value="854" calcext:value-type="float">
            <text:p>854</text:p>
          </table:table-cell>
          <table:table-cell office:value-type="float" office:value="0.001757" calcext:value-type="float">
            <text:p>0.001757</text:p>
          </table:table-cell>
          <table:table-cell/>
          <table:table-cell office:value-type="string" calcext:value-type="string">
            <text:p>4gt4-v0_72.qasm</text:p>
          </table:table-cell>
          <table:table-cell office:value-type="float" office:value="869" calcext:value-type="float">
            <text:p>869</text:p>
          </table:table-cell>
          <table:table-cell office:value-type="float" office:value="0.0003" calcext:value-type="float">
            <text:p>0.0003</text:p>
          </table:table-cell>
          <table:table-cell/>
          <table:table-cell table:formula="of:=[.G17]/[.C17]" office:value-type="float" office:value="1.0175644028103" calcext:value-type="float">
            <text:p>1.0175644028103</text:p>
          </table:table-cell>
          <table:table-cell table:formula="of:=[.H17]/[.D17]" office:value-type="float" office:value="0.170745589072282" calcext:value-type="float">
            <text:p>0.170745589072282</text:p>
          </table:table-cell>
        </table:table-row>
        <table:table-row table:style-name="ro1">
          <table:table-cell/>
          <table:table-cell office:value-type="string" calcext:value-type="string">
            <text:p>4gt4-v0_73.qasm </text:p>
          </table:table-cell>
          <table:table-cell office:value-type="float" office:value="1342" calcext:value-type="float">
            <text:p>1342</text:p>
          </table:table-cell>
          <table:table-cell office:value-type="float" office:value="0.002684" calcext:value-type="float">
            <text:p>0.002684</text:p>
          </table:table-cell>
          <table:table-cell/>
          <table:table-cell office:value-type="string" calcext:value-type="string">
            <text:p>4gt4-v0_73.qasm</text:p>
          </table:table-cell>
          <table:table-cell office:value-type="float" office:value="1323" calcext:value-type="float">
            <text:p>1323</text:p>
          </table:table-cell>
          <table:table-cell office:value-type="float" office:value="0.000276" calcext:value-type="float">
            <text:p>0.000276</text:p>
          </table:table-cell>
          <table:table-cell/>
          <table:table-cell table:formula="of:=[.G18]/[.C18]" office:value-type="float" office:value="0.985842026825633" calcext:value-type="float">
            <text:p>0.985842026825633</text:p>
          </table:table-cell>
          <table:table-cell table:formula="of:=[.H18]/[.D18]" office:value-type="float" office:value="0.102831594634873" calcext:value-type="float">
            <text:p>0.102831594634873</text:p>
          </table:table-cell>
        </table:table-row>
        <table:table-row table:style-name="ro1">
          <table:table-cell/>
          <table:table-cell office:value-type="string" calcext:value-type="string">
            <text:p>4gt4-v0_78.qasm </text:p>
          </table:table-cell>
          <table:table-cell office:value-type="float" office:value="827" calcext:value-type="float">
            <text:p>827</text:p>
          </table:table-cell>
          <table:table-cell office:value-type="float" office:value="0.000717" calcext:value-type="float">
            <text:p>0.000717</text:p>
          </table:table-cell>
          <table:table-cell/>
          <table:table-cell office:value-type="string" calcext:value-type="string">
            <text:p>4gt4-v0_78.qasm</text:p>
          </table:table-cell>
          <table:table-cell office:value-type="float" office:value="798" calcext:value-type="float">
            <text:p>798</text:p>
          </table:table-cell>
          <table:table-cell office:value-type="float" office:value="0.000166" calcext:value-type="float">
            <text:p>0.000166</text:p>
          </table:table-cell>
          <table:table-cell/>
          <table:table-cell table:formula="of:=[.G19]/[.C19]" office:value-type="float" office:value="0.964933494558646" calcext:value-type="float">
            <text:p>0.964933494558646</text:p>
          </table:table-cell>
          <table:table-cell table:formula="of:=[.H19]/[.D19]" office:value-type="float" office:value="0.231520223152022" calcext:value-type="float">
            <text:p>0.231520223152022</text:p>
          </table:table-cell>
        </table:table-row>
        <table:table-row table:style-name="ro1">
          <table:table-cell/>
          <table:table-cell office:value-type="string" calcext:value-type="string">
            <text:p>4gt4-v0_79.qasm </text:p>
          </table:table-cell>
          <table:table-cell office:value-type="float" office:value="787" calcext:value-type="float">
            <text:p>787</text:p>
          </table:table-cell>
          <table:table-cell office:value-type="float" office:value="0.001069" calcext:value-type="float">
            <text:p>0.001069</text:p>
          </table:table-cell>
          <table:table-cell/>
          <table:table-cell office:value-type="string" calcext:value-type="string">
            <text:p>4gt4-v0_79.qasm</text:p>
          </table:table-cell>
          <table:table-cell office:value-type="float" office:value="758" calcext:value-type="float">
            <text:p>758</text:p>
          </table:table-cell>
          <table:table-cell office:value-type="float" office:value="0.00024" calcext:value-type="float">
            <text:p>0.00024</text:p>
          </table:table-cell>
          <table:table-cell/>
          <table:table-cell table:formula="of:=[.G20]/[.C20]" office:value-type="float" office:value="0.963151207115629" calcext:value-type="float">
            <text:p>0.963151207115629</text:p>
          </table:table-cell>
          <table:table-cell table:formula="of:=[.H20]/[.D20]" office:value-type="float" office:value="0.224508886810103" calcext:value-type="float">
            <text:p>0.224508886810103</text:p>
          </table:table-cell>
        </table:table-row>
        <table:table-row table:style-name="ro1">
          <table:table-cell/>
          <table:table-cell office:value-type="string" calcext:value-type="string">
            <text:p>4gt4-v0_80.qasm </text:p>
          </table:table-cell>
          <table:table-cell office:value-type="float" office:value="653" calcext:value-type="float">
            <text:p>653</text:p>
          </table:table-cell>
          <table:table-cell office:value-type="float" office:value="0.001888" calcext:value-type="float">
            <text:p>0.001888</text:p>
          </table:table-cell>
          <table:table-cell/>
          <table:table-cell office:value-type="string" calcext:value-type="string">
            <text:p>4gt4-v0_80.qasm</text:p>
          </table:table-cell>
          <table:table-cell office:value-type="float" office:value="448" calcext:value-type="float">
            <text:p>448</text:p>
          </table:table-cell>
          <table:table-cell office:value-type="float" office:value="0.000118" calcext:value-type="float">
            <text:p>0.000118</text:p>
          </table:table-cell>
          <table:table-cell/>
          <table:table-cell table:formula="of:=[.G21]/[.C21]" office:value-type="float" office:value="0.686064318529862" calcext:value-type="float">
            <text:p>0.686064318529862</text:p>
          </table:table-cell>
          <table:table-cell table:formula="of:=[.H21]/[.D21]" office:value-type="float" office:value="0.0625" calcext:value-type="float">
            <text:p>0.0625</text:p>
          </table:table-cell>
        </table:table-row>
        <table:table-row table:style-name="ro1">
          <table:table-cell/>
          <table:table-cell office:value-type="string" calcext:value-type="string">
            <text:p>4gt4-v1_74.qasm </text:p>
          </table:table-cell>
          <table:table-cell office:value-type="float" office:value="905" calcext:value-type="float">
            <text:p>905</text:p>
          </table:table-cell>
          <table:table-cell office:value-type="float" office:value="0.001119" calcext:value-type="float">
            <text:p>0.001119</text:p>
          </table:table-cell>
          <table:table-cell/>
          <table:table-cell office:value-type="string" calcext:value-type="string">
            <text:p>4gt4-v1_74.qasm</text:p>
          </table:table-cell>
          <table:table-cell office:value-type="float" office:value="836" calcext:value-type="float">
            <text:p>836</text:p>
          </table:table-cell>
          <table:table-cell office:value-type="float" office:value="0.000177" calcext:value-type="float">
            <text:p>0.000177</text:p>
          </table:table-cell>
          <table:table-cell/>
          <table:table-cell table:formula="of:=[.G22]/[.C22]" office:value-type="float" office:value="0.923756906077348" calcext:value-type="float">
            <text:p>0.923756906077348</text:p>
          </table:table-cell>
          <table:table-cell table:formula="of:=[.H22]/[.D22]" office:value-type="float" office:value="0.158176943699732" calcext:value-type="float">
            <text:p>0.158176943699732</text:p>
          </table:table-cell>
        </table:table-row>
        <table:table-row table:style-name="ro1">
          <table:table-cell/>
          <table:table-cell office:value-type="string" calcext:value-type="string">
            <text:p>4gt5_75.qasm </text:p>
          </table:table-cell>
          <table:table-cell office:value-type="float" office:value="291" calcext:value-type="float">
            <text:p>291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string" calcext:value-type="string">
            <text:p>4gt5_75.qasm</text:p>
          </table:table-cell>
          <table:table-cell office:value-type="float" office:value="246" calcext:value-type="float">
            <text:p>246</text:p>
          </table:table-cell>
          <table:table-cell office:value-type="float" office:value="0.000065" calcext:value-type="float">
            <text:p>6.5E-05</text:p>
          </table:table-cell>
          <table:table-cell/>
          <table:table-cell table:formula="of:=[.G23]/[.C23]" office:value-type="float" office:value="0.845360824742268" calcext:value-type="float">
            <text:p>0.845360824742268</text:p>
          </table:table-cell>
          <table:table-cell table:formula="of:=[.H23]/[.D23]" office:value-type="float" office:value="0.124282982791587" calcext:value-type="float">
            <text:p>0.124282982791587</text:p>
          </table:table-cell>
        </table:table-row>
        <table:table-row table:style-name="ro1">
          <table:table-cell/>
          <table:table-cell office:value-type="string" calcext:value-type="string">
            <text:p>4gt5_76.qasm </text:p>
          </table:table-cell>
          <table:table-cell office:value-type="float" office:value="343" calcext:value-type="float">
            <text:p>343</text:p>
          </table:table-cell>
          <table:table-cell office:value-type="float" office:value="0.000552" calcext:value-type="float">
            <text:p>0.000552</text:p>
          </table:table-cell>
          <table:table-cell/>
          <table:table-cell office:value-type="string" calcext:value-type="string">
            <text:p>4gt5_76.qasm</text:p>
          </table:table-cell>
          <table:table-cell office:value-type="float" office:value="246" calcext:value-type="float">
            <text:p>246</text:p>
          </table:table-cell>
          <table:table-cell office:value-type="float" office:value="0.000068" calcext:value-type="float">
            <text:p>6.8E-05</text:p>
          </table:table-cell>
          <table:table-cell/>
          <table:table-cell table:formula="of:=[.G24]/[.C24]" office:value-type="float" office:value="0.717201166180758" calcext:value-type="float">
            <text:p>0.717201166180758</text:p>
          </table:table-cell>
          <table:table-cell table:formula="of:=[.H24]/[.D24]" office:value-type="float" office:value="0.123188405797101" calcext:value-type="float">
            <text:p>0.123188405797101</text:p>
          </table:table-cell>
        </table:table-row>
        <table:table-row table:style-name="ro1">
          <table:table-cell/>
          <table:table-cell office:value-type="string" calcext:value-type="string">
            <text:p>4gt5_77.qasm </text:p>
          </table:table-cell>
          <table:table-cell office:value-type="float" office:value="440" calcext:value-type="float">
            <text:p>440</text:p>
          </table:table-cell>
          <table:table-cell office:value-type="float" office:value="0.000792" calcext:value-type="float">
            <text:p>0.000792</text:p>
          </table:table-cell>
          <table:table-cell/>
          <table:table-cell office:value-type="string" calcext:value-type="string">
            <text:p>4gt5_77.qasm</text:p>
          </table:table-cell>
          <table:table-cell office:value-type="float" office:value="407" calcext:value-type="float">
            <text:p>407</text:p>
          </table:table-cell>
          <table:table-cell office:value-type="float" office:value="0.000091" calcext:value-type="float">
            <text:p>9.1E-05</text:p>
          </table:table-cell>
          <table:table-cell/>
          <table:table-cell table:formula="of:=[.G25]/[.C25]" office:value-type="float" office:value="0.925" calcext:value-type="float">
            <text:p>0.925</text:p>
          </table:table-cell>
          <table:table-cell table:formula="of:=[.H25]/[.D25]" office:value-type="float" office:value="0.11489898989899" calcext:value-type="float">
            <text:p>0.11489898989899</text:p>
          </table:table-cell>
        </table:table-row>
        <table:table-row table:style-name="ro1">
          <table:table-cell/>
          <table:table-cell office:value-type="string" calcext:value-type="string">
            <text:p>4mod5-bdd_287.qasm </text:p>
          </table:table-cell>
          <table:table-cell office:value-type="float" office:value="253" calcext:value-type="float">
            <text:p>253</text:p>
          </table:table-cell>
          <table:table-cell office:value-type="float" office:value="0.000383" calcext:value-type="float">
            <text:p>0.000383</text:p>
          </table:table-cell>
          <table:table-cell/>
          <table:table-cell office:value-type="string" calcext:value-type="string">
            <text:p>4mod5-bdd_287.qasm</text:p>
          </table:table-cell>
          <table:table-cell office:value-type="float" office:value="223" calcext:value-type="float">
            <text:p>223</text:p>
          </table:table-cell>
          <table:table-cell office:value-type="float" office:value="0.000035" calcext:value-type="float">
            <text:p>3.5E-05</text:p>
          </table:table-cell>
          <table:table-cell/>
          <table:table-cell table:formula="of:=[.G26]/[.C26]" office:value-type="float" office:value="0.881422924901186" calcext:value-type="float">
            <text:p>0.881422924901186</text:p>
          </table:table-cell>
          <table:table-cell table:formula="of:=[.H26]/[.D26]" office:value-type="float" office:value="0.0913838120104439" calcext:value-type="float">
            <text:p>0.091383812010444</text:p>
          </table:table-cell>
        </table:table-row>
        <table:table-row table:style-name="ro1">
          <table:table-cell/>
          <table:table-cell office:value-type="string" calcext:value-type="string">
            <text:p>4mod5-v0_18.qasm </text:p>
          </table:table-cell>
          <table:table-cell office:value-type="float" office:value="222" calcext:value-type="float">
            <text:p>222</text:p>
          </table:table-cell>
          <table:table-cell office:value-type="float" office:value="0.000203" calcext:value-type="float">
            <text:p>0.000203</text:p>
          </table:table-cell>
          <table:table-cell/>
          <table:table-cell office:value-type="string" calcext:value-type="string">
            <text:p>4mod5-v0_18.qasm</text:p>
          </table:table-cell>
          <table:table-cell office:value-type="float" office:value="168" calcext:value-type="float">
            <text:p>168</text:p>
          </table:table-cell>
          <table:table-cell office:value-type="float" office:value="0.000036" calcext:value-type="float">
            <text:p>3.6E-05</text:p>
          </table:table-cell>
          <table:table-cell/>
          <table:table-cell table:formula="of:=[.G27]/[.C27]" office:value-type="float" office:value="0.756756756756757" calcext:value-type="float">
            <text:p>0.756756756756757</text:p>
          </table:table-cell>
          <table:table-cell table:formula="of:=[.H27]/[.D27]" office:value-type="float" office:value="0.177339901477833" calcext:value-type="float">
            <text:p>0.177339901477833</text:p>
          </table:table-cell>
        </table:table-row>
        <table:table-row table:style-name="ro1">
          <table:table-cell/>
          <table:table-cell office:value-type="string" calcext:value-type="string">
            <text:p>4mod5-v0_19.qasm </text:p>
          </table:table-cell>
          <table:table-cell office:value-type="float" office:value="119" calcext:value-type="float">
            <text:p>119</text:p>
          </table:table-cell>
          <table:table-cell office:value-type="float" office:value="0.000121" calcext:value-type="float">
            <text:p>0.000121</text:p>
          </table:table-cell>
          <table:table-cell/>
          <table:table-cell office:value-type="string" calcext:value-type="string">
            <text:p>4mod5-v0_19.qasm</text:p>
          </table:table-cell>
          <table:table-cell office:value-type="float" office:value="76" calcext:value-type="float">
            <text:p>76</text:p>
          </table:table-cell>
          <table:table-cell office:value-type="float" office:value="0.000017" calcext:value-type="float">
            <text:p>1.7E-05</text:p>
          </table:table-cell>
          <table:table-cell/>
          <table:table-cell table:formula="of:=[.G28]/[.C28]" office:value-type="float" office:value="0.638655462184874" calcext:value-type="float">
            <text:p>0.638655462184874</text:p>
          </table:table-cell>
          <table:table-cell table:formula="of:=[.H28]/[.D28]" office:value-type="float" office:value="0.140495867768595" calcext:value-type="float">
            <text:p>0.140495867768595</text:p>
          </table:table-cell>
        </table:table-row>
        <table:table-row table:style-name="ro1">
          <table:table-cell/>
          <table:table-cell office:value-type="string" calcext:value-type="string">
            <text:p>4mod5-v0_20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27" calcext:value-type="float">
            <text:p>0.000127</text:p>
          </table:table-cell>
          <table:table-cell/>
          <table:table-cell office:value-type="string" calcext:value-type="string">
            <text:p>4mod5-v0_20.qasm</text:p>
          </table:table-cell>
          <table:table-cell office:value-type="float" office:value="33" calcext:value-type="float">
            <text:p>33</text:p>
          </table:table-cell>
          <table:table-cell office:value-type="float" office:value="0.000015" calcext:value-type="float">
            <text:p>1.5E-05</text:p>
          </table:table-cell>
          <table:table-cell/>
          <table:table-cell table:formula="of:=[.G29]/[.C29]" office:value-type="float" office:value="0.55" calcext:value-type="float">
            <text:p>0.55</text:p>
          </table:table-cell>
          <table:table-cell table:formula="of:=[.H29]/[.D29]" office:value-type="float" office:value="0.118110236220472" calcext:value-type="float">
            <text:p>0.118110236220472</text:p>
          </table:table-cell>
        </table:table-row>
        <table:table-row table:style-name="ro1">
          <table:table-cell/>
          <table:table-cell office:value-type="string" calcext:value-type="string">
            <text:p>4mod5-v1_22.qasm </text:p>
          </table:table-cell>
          <table:table-cell office:value-type="float" office:value="68" calcext:value-type="float">
            <text:p>68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string" calcext:value-type="string">
            <text:p>4mod5-v1_22.qasm</text:p>
          </table:table-cell>
          <table:table-cell office:value-type="float" office:value="49" calcext:value-type="float">
            <text:p>49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G30]/[.C30]" office:value-type="float" office:value="0.720588235294118" calcext:value-type="float">
            <text:p>0.720588235294118</text:p>
          </table:table-cell>
          <table:table-cell table:formula="of:=[.H30]/[.D30]" office:value-type="float" office:value="0.121621621621622" calcext:value-type="float">
            <text:p>0.121621621621622</text:p>
          </table:table-cell>
        </table:table-row>
        <table:table-row table:style-name="ro1">
          <table:table-cell/>
          <table:table-cell office:value-type="string" calcext:value-type="string">
            <text:p>4mod5-v1_23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89" calcext:value-type="float">
            <text:p>0.000389</text:p>
          </table:table-cell>
          <table:table-cell/>
          <table:table-cell office:value-type="string" calcext:value-type="string">
            <text:p>4mod5-v1_23.qasm</text:p>
          </table:table-cell>
          <table:table-cell office:value-type="float" office:value="167" calcext:value-type="float">
            <text:p>167</text:p>
          </table:table-cell>
          <table:table-cell office:value-type="float" office:value="0.000045" calcext:value-type="float">
            <text:p>4.5E-05</text:p>
          </table:table-cell>
          <table:table-cell/>
          <table:table-cell table:formula="of:=[.G31]/[.C31]" office:value-type="float" office:value="0.759090909090909" calcext:value-type="float">
            <text:p>0.759090909090909</text:p>
          </table:table-cell>
          <table:table-cell table:formula="of:=[.H31]/[.D31]" office:value-type="float" office:value="0.115681233933162" calcext:value-type="float">
            <text:p>0.115681233933162</text:p>
          </table:table-cell>
        </table:table-row>
        <table:table-row table:style-name="ro1">
          <table:table-cell/>
          <table:table-cell office:value-type="string" calcext:value-type="string">
            <text:p>4mod5-v1_24.qasm </text:p>
          </table:table-cell>
          <table:table-cell office:value-type="float" office:value="113" calcext:value-type="float">
            <text:p>113</text:p>
          </table:table-cell>
          <table:table-cell office:value-type="float" office:value="0.000194" calcext:value-type="float">
            <text:p>0.000194</text:p>
          </table:table-cell>
          <table:table-cell/>
          <table:table-cell office:value-type="string" calcext:value-type="string">
            <text:p>4mod5-v1_24.qasm</text:p>
          </table:table-cell>
          <table:table-cell office:value-type="float" office:value="81" calcext:value-type="float">
            <text:p>81</text:p>
          </table:table-cell>
          <table:table-cell office:value-type="float" office:value="0.000022" calcext:value-type="float">
            <text:p>2.2E-05</text:p>
          </table:table-cell>
          <table:table-cell/>
          <table:table-cell table:formula="of:=[.G32]/[.C32]" office:value-type="float" office:value="0.716814159292035" calcext:value-type="float">
            <text:p>0.716814159292035</text:p>
          </table:table-cell>
          <table:table-cell table:formula="of:=[.H32]/[.D32]" office:value-type="float" office:value="0.11340206185567" calcext:value-type="float">
            <text:p>0.11340206185567</text:p>
          </table:table-cell>
        </table:table-row>
        <table:table-row table:style-name="ro1">
          <table:table-cell/>
          <table:table-cell office:value-type="string" calcext:value-type="string">
            <text:p>4mod7-v0_94.qasm </text:p>
          </table:table-cell>
          <table:table-cell office:value-type="float" office:value="510" calcext:value-type="float">
            <text:p>510</text:p>
          </table:table-cell>
          <table:table-cell office:value-type="float" office:value="0.000804" calcext:value-type="float">
            <text:p>0.000804</text:p>
          </table:table-cell>
          <table:table-cell/>
          <table:table-cell office:value-type="string" calcext:value-type="string">
            <text:p>4mod7-v0_94.qasm</text:p>
          </table:table-cell>
          <table:table-cell office:value-type="float" office:value="389" calcext:value-type="float">
            <text:p>389</text:p>
          </table:table-cell>
          <table:table-cell office:value-type="float" office:value="0.000107" calcext:value-type="float">
            <text:p>0.000107</text:p>
          </table:table-cell>
          <table:table-cell/>
          <table:table-cell table:formula="of:=[.G33]/[.C33]" office:value-type="float" office:value="0.762745098039216" calcext:value-type="float">
            <text:p>0.762745098039216</text:p>
          </table:table-cell>
          <table:table-cell table:formula="of:=[.H33]/[.D33]" office:value-type="float" office:value="0.133084577114428" calcext:value-type="float">
            <text:p>0.133084577114428</text:p>
          </table:table-cell>
        </table:table-row>
        <table:table-row table:style-name="ro1">
          <table:table-cell/>
          <table:table-cell office:value-type="string" calcext:value-type="string">
            <text:p>4mod7-v1_96.qasm </text:p>
          </table:table-cell>
          <table:table-cell office:value-type="float" office:value="523" calcext:value-type="float">
            <text:p>523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string" calcext:value-type="string">
            <text:p>4mod7-v1_96.qasm</text:p>
          </table:table-cell>
          <table:table-cell office:value-type="float" office:value="574" calcext:value-type="float">
            <text:p>574</text:p>
          </table:table-cell>
          <table:table-cell office:value-type="float" office:value="0.000113" calcext:value-type="float">
            <text:p>0.000113</text:p>
          </table:table-cell>
          <table:table-cell/>
          <table:table-cell table:formula="of:=[.G34]/[.C34]" office:value-type="float" office:value="1.09751434034417" calcext:value-type="float">
            <text:p>1.09751434034417</text:p>
          </table:table-cell>
          <table:table-cell table:formula="of:=[.H34]/[.D34]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string" calcext:value-type="string">
            <text:p>9symml_195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6.87746" calcext:value-type="float">
            <text:p>6.87746</text:p>
          </table:table-cell>
          <table:table-cell/>
          <table:table-cell office:value-type="string" calcext:value-type="string">
            <text:p>9symml_195.qasm</text:p>
          </table:table-cell>
          <table:table-cell office:value-type="float" office:value="124882" calcext:value-type="float">
            <text:p>124882</text:p>
          </table:table-cell>
          <table:table-cell office:value-type="float" office:value="0.026343" calcext:value-type="float">
            <text:p>0.026343</text:p>
          </table:table-cell>
          <table:table-cell/>
          <table:table-cell table:formula="of:=[.G35]/[.C35]" office:value-type="float" office:value="0.951329692011183" calcext:value-type="float">
            <text:p>0.951329692011183</text:p>
          </table:table-cell>
          <table:table-cell table:formula="of:=[.H35]/[.D35]" office:value-type="float" office:value="0.00383033852614192" calcext:value-type="float">
            <text:p>0.003830338526142</text:p>
          </table:table-cell>
        </table:table-row>
        <table:table-row table:style-name="ro1">
          <table:table-cell/>
          <table:table-cell office:value-type="string" calcext:value-type="string">
            <text:p>adr4_197.qasm </text:p>
          </table:table-cell>
          <table:table-cell office:value-type="float" office:value="12667" calcext:value-type="float">
            <text:p>12667</text:p>
          </table:table-cell>
          <table:table-cell office:value-type="float" office:value="0.083772" calcext:value-type="float">
            <text:p>0.083772</text:p>
          </table:table-cell>
          <table:table-cell/>
          <table:table-cell office:value-type="string" calcext:value-type="string">
            <text:p>adr4_197.qasm</text:p>
          </table:table-cell>
          <table:table-cell office:value-type="float" office:value="12651" calcext:value-type="float">
            <text:p>12651</text:p>
          </table:table-cell>
          <table:table-cell office:value-type="float" office:value="0.002487" calcext:value-type="float">
            <text:p>0.002487</text:p>
          </table:table-cell>
          <table:table-cell/>
          <table:table-cell table:formula="of:=[.G36]/[.C36]" office:value-type="float" office:value="0.998736875345386" calcext:value-type="float">
            <text:p>0.998736875345386</text:p>
          </table:table-cell>
          <table:table-cell table:formula="of:=[.H36]/[.D36]" office:value-type="float" office:value="0.029687723821802" calcext:value-type="float">
            <text:p>0.029687723821802</text:p>
          </table:table-cell>
        </table:table-row>
        <table:table-row table:style-name="ro1">
          <table:table-cell/>
          <table:table-cell office:value-type="string" calcext:value-type="string">
            <text:p>aj-e11_165.qasm </text:p>
          </table:table-cell>
          <table:table-cell office:value-type="float" office:value="474" calcext:value-type="float">
            <text:p>474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aj-e11_165.qasm</text:p>
          </table:table-cell>
          <table:table-cell office:value-type="float" office:value="427" calcext:value-type="float">
            <text:p>427</text:p>
          </table:table-cell>
          <table:table-cell office:value-type="float" office:value="0.000098" calcext:value-type="float">
            <text:p>9.8E-05</text:p>
          </table:table-cell>
          <table:table-cell/>
          <table:table-cell table:formula="of:=[.G37]/[.C37]" office:value-type="float" office:value="0.90084388185654" calcext:value-type="float">
            <text:p>0.90084388185654</text:p>
          </table:table-cell>
          <table:table-cell table:formula="of:=[.H37]/[.D37]" office:value-type="float" office:value="0.296969696969697" calcext:value-type="float">
            <text:p>0.296969696969697</text:p>
          </table:table-cell>
        </table:table-row>
        <table:table-row table:style-name="ro1">
          <table:table-cell/>
          <table:table-cell office:value-type="string" calcext:value-type="string">
            <text:p>alu-bdd_288.qasm </text:p>
          </table:table-cell>
          <table:table-cell office:value-type="float" office:value="298" calcext:value-type="float">
            <text:p>298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string" calcext:value-type="string">
            <text:p>alu-bdd_288.qasm</text:p>
          </table:table-cell>
          <table:table-cell office:value-type="float" office:value="210" calcext:value-type="float">
            <text:p>210</text:p>
          </table:table-cell>
          <table:table-cell office:value-type="float" office:value="0.000058" calcext:value-type="float">
            <text:p>5.8E-05</text:p>
          </table:table-cell>
          <table:table-cell/>
          <table:table-cell table:formula="of:=[.G38]/[.C38]" office:value-type="float" office:value="0.704697986577181" calcext:value-type="float">
            <text:p>0.704697986577181</text:p>
          </table:table-cell>
          <table:table-cell table:formula="of:=[.H38]/[.D38]" office:value-type="float" office:value="0.231075697211155" calcext:value-type="float">
            <text:p>0.231075697211155</text:p>
          </table:table-cell>
        </table:table-row>
        <table:table-row table:style-name="ro1">
          <table:table-cell/>
          <table:table-cell office:value-type="string" calcext:value-type="string">
            <text:p>alu-v0_26.qasm </text:p>
          </table:table-cell>
          <table:table-cell office:value-type="float" office:value="279" calcext:value-type="float">
            <text:p>279</text:p>
          </table:table-cell>
          <table:table-cell office:value-type="float" office:value="0.000585" calcext:value-type="float">
            <text:p>0.000585</text:p>
          </table:table-cell>
          <table:table-cell/>
          <table:table-cell office:value-type="string" calcext:value-type="string">
            <text:p>alu-v0_26.qasm</text:p>
          </table:table-cell>
          <table:table-cell office:value-type="float" office:value="345" calcext:value-type="float">
            <text:p>345</text:p>
          </table:table-cell>
          <table:table-cell office:value-type="float" office:value="0.000056" calcext:value-type="float">
            <text:p>5.6E-05</text:p>
          </table:table-cell>
          <table:table-cell/>
          <table:table-cell table:formula="of:=[.G39]/[.C39]" office:value-type="float" office:value="1.23655913978495" calcext:value-type="float">
            <text:p>1.23655913978495</text:p>
          </table:table-cell>
          <table:table-cell table:formula="of:=[.H39]/[.D39]" office:value-type="float" office:value="0.0957264957264957" calcext:value-type="float">
            <text:p>0.095726495726496</text:p>
          </table:table-cell>
        </table:table-row>
        <table:table-row table:style-name="ro1">
          <table:table-cell/>
          <table:table-cell office:value-type="string" calcext:value-type="string">
            <text:p>alu-v0_27.qasm </text:p>
          </table:table-cell>
          <table:table-cell office:value-type="float" office:value="133" calcext:value-type="float">
            <text:p>133</text:p>
          </table:table-cell>
          <table:table-cell office:value-type="float" office:value="0.000366" calcext:value-type="float">
            <text:p>0.000366</text:p>
          </table:table-cell>
          <table:table-cell/>
          <table:table-cell office:value-type="string" calcext:value-type="string">
            <text:p>alu-v0_27.qasm</text:p>
          </table:table-cell>
          <table:table-cell office:value-type="float" office:value="109" calcext:value-type="float">
            <text:p>109</text:p>
          </table:table-cell>
          <table:table-cell office:value-type="float" office:value="0.000026" calcext:value-type="float">
            <text:p>2.6E-05</text:p>
          </table:table-cell>
          <table:table-cell/>
          <table:table-cell table:formula="of:=[.G40]/[.C40]" office:value-type="float" office:value="0.819548872180451" calcext:value-type="float">
            <text:p>0.819548872180451</text:p>
          </table:table-cell>
          <table:table-cell table:formula="of:=[.H40]/[.D40]" office:value-type="float" office:value="0.0710382513661202" calcext:value-type="float">
            <text:p>0.07103825136612</text:p>
          </table:table-cell>
        </table:table-row>
        <table:table-row table:style-name="ro1">
          <table:table-cell/>
          <table:table-cell office:value-type="string" calcext:value-type="string">
            <text:p>alu-v1_28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34" calcext:value-type="float">
            <text:p>0.000334</text:p>
          </table:table-cell>
          <table:table-cell/>
          <table:table-cell office:value-type="string" calcext:value-type="string">
            <text:p>alu-v1_28.qasm</text:p>
          </table:table-cell>
          <table:table-cell office:value-type="float" office:value="97" calcext:value-type="float">
            <text:p>97</text:p>
          </table:table-cell>
          <table:table-cell office:value-type="float" office:value="0.000028" calcext:value-type="float">
            <text:p>2.8E-05</text:p>
          </table:table-cell>
          <table:table-cell/>
          <table:table-cell table:formula="of:=[.G41]/[.C41]" office:value-type="float" office:value="0.723880597014925" calcext:value-type="float">
            <text:p>0.723880597014925</text:p>
          </table:table-cell>
          <table:table-cell table:formula="of:=[.H41]/[.D41]" office:value-type="float" office:value="0.0838323353293413" calcext:value-type="float">
            <text:p>0.083832335329341</text:p>
          </table:table-cell>
        </table:table-row>
        <table:table-row table:style-name="ro1">
          <table:table-cell/>
          <table:table-cell office:value-type="string" calcext:value-type="string">
            <text:p>alu-v1_29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7" calcext:value-type="float">
            <text:p>0.000367</text:p>
          </table:table-cell>
          <table:table-cell/>
          <table:table-cell office:value-type="string" calcext:value-type="string">
            <text:p>alu-v1_29.qasm</text:p>
          </table:table-cell>
          <table:table-cell office:value-type="float" office:value="97" calcext:value-type="float">
            <text:p>97</text:p>
          </table:table-cell>
          <table:table-cell office:value-type="float" office:value="0.000029" calcext:value-type="float">
            <text:p>2.9E-05</text:p>
          </table:table-cell>
          <table:table-cell/>
          <table:table-cell table:formula="of:=[.G42]/[.C42]" office:value-type="float" office:value="0.723880597014925" calcext:value-type="float">
            <text:p>0.723880597014925</text:p>
          </table:table-cell>
          <table:table-cell table:formula="of:=[.H42]/[.D42]" office:value-type="float" office:value="0.0790190735694823" calcext:value-type="float">
            <text:p>0.079019073569482</text:p>
          </table:table-cell>
        </table:table-row>
        <table:table-row table:style-name="ro1">
          <table:table-cell/>
          <table:table-cell office:value-type="string" calcext:value-type="string">
            <text:p>alu-v2_30.qasm </text:p>
          </table:table-cell>
          <table:table-cell office:value-type="float" office:value="1771" calcext:value-type="float">
            <text:p>1771</text:p>
          </table:table-cell>
          <table:table-cell office:value-type="float" office:value="0.002928" calcext:value-type="float">
            <text:p>0.002928</text:p>
          </table:table-cell>
          <table:table-cell/>
          <table:table-cell office:value-type="string" calcext:value-type="string">
            <text:p>alu-v2_30.qasm</text:p>
          </table:table-cell>
          <table:table-cell office:value-type="float" office:value="1539" calcext:value-type="float">
            <text:p>1539</text:p>
          </table:table-cell>
          <table:table-cell office:value-type="float" office:value="0.000347" calcext:value-type="float">
            <text:p>0.000347</text:p>
          </table:table-cell>
          <table:table-cell/>
          <table:table-cell table:formula="of:=[.G43]/[.C43]" office:value-type="float" office:value="0.869000564652739" calcext:value-type="float">
            <text:p>0.869000564652739</text:p>
          </table:table-cell>
          <table:table-cell table:formula="of:=[.H43]/[.D43]" office:value-type="float" office:value="0.118510928961749" calcext:value-type="float">
            <text:p>0.118510928961749</text:p>
          </table:table-cell>
        </table:table-row>
        <table:table-row table:style-name="ro1">
          <table:table-cell/>
          <table:table-cell office:value-type="string" calcext:value-type="string">
            <text:p>alu-v2_31.qasm </text:p>
          </table:table-cell>
          <table:table-cell office:value-type="float" office:value="1538" calcext:value-type="float">
            <text:p>1538</text:p>
          </table:table-cell>
          <table:table-cell office:value-type="float" office:value="0.00297" calcext:value-type="float">
            <text:p>0.00297</text:p>
          </table:table-cell>
          <table:table-cell/>
          <table:table-cell office:value-type="string" calcext:value-type="string">
            <text:p>alu-v2_31.qasm</text:p>
          </table:table-cell>
          <table:table-cell office:value-type="float" office:value="1288" calcext:value-type="float">
            <text:p>1288</text:p>
          </table:table-cell>
          <table:table-cell office:value-type="float" office:value="0.000315" calcext:value-type="float">
            <text:p>0.000315</text:p>
          </table:table-cell>
          <table:table-cell/>
          <table:table-cell table:formula="of:=[.G44]/[.C44]" office:value-type="float" office:value="0.837451235370611" calcext:value-type="float">
            <text:p>0.837451235370611</text:p>
          </table:table-cell>
          <table:table-cell table:formula="of:=[.H44]/[.D44]" office:value-type="float" office:value="0.106060606060606" calcext:value-type="float">
            <text:p>0.106060606060606</text:p>
          </table:table-cell>
        </table:table-row>
        <table:table-row table:style-name="ro1">
          <table:table-cell/>
          <table:table-cell office:value-type="string" calcext:value-type="string">
            <text:p>alu-v2_32.qasm </text:p>
          </table:table-cell>
          <table:table-cell office:value-type="float" office:value="536" calcext:value-type="float">
            <text:p>536</text:p>
          </table:table-cell>
          <table:table-cell office:value-type="float" office:value="0.000762" calcext:value-type="float">
            <text:p>0.000762</text:p>
          </table:table-cell>
          <table:table-cell/>
          <table:table-cell office:value-type="string" calcext:value-type="string">
            <text:p>alu-v2_32.qasm</text:p>
          </table:table-cell>
          <table:table-cell office:value-type="float" office:value="432" calcext:value-type="float">
            <text:p>432</text:p>
          </table:table-cell>
          <table:table-cell office:value-type="float" office:value="0.000116" calcext:value-type="float">
            <text:p>0.000116</text:p>
          </table:table-cell>
          <table:table-cell/>
          <table:table-cell table:formula="of:=[.G45]/[.C45]" office:value-type="float" office:value="0.805970149253731" calcext:value-type="float">
            <text:p>0.805970149253731</text:p>
          </table:table-cell>
          <table:table-cell table:formula="of:=[.H45]/[.D45]" office:value-type="float" office:value="0.152230971128609" calcext:value-type="float">
            <text:p>0.152230971128609</text:p>
          </table:table-cell>
        </table:table-row>
        <table:table-row table:style-name="ro1">
          <table:table-cell/>
          <table:table-cell office:value-type="string" calcext:value-type="string">
            <text:p>alu-v2_33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35" calcext:value-type="float">
            <text:p>0.000135</text:p>
          </table:table-cell>
          <table:table-cell/>
          <table:table-cell office:value-type="string" calcext:value-type="string">
            <text:p>alu-v2_33.qasm</text:p>
          </table:table-cell>
          <table:table-cell office:value-type="float" office:value="101" calcext:value-type="float">
            <text:p>101</text:p>
          </table:table-cell>
          <table:table-cell office:value-type="float" office:value="0.000027" calcext:value-type="float">
            <text:p>2.7E-05</text:p>
          </table:table-cell>
          <table:table-cell/>
          <table:table-cell table:formula="of:=[.G46]/[.C46]" office:value-type="float" office:value="0.926605504587156" calcext:value-type="float">
            <text:p>0.926605504587156</text:p>
          </table:table-cell>
          <table:table-cell table:formula="of:=[.H46]/[.D46]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alu-v3_34.qasm </text:p>
          </table:table-cell>
          <table:table-cell office:value-type="float" office:value="164" calcext:value-type="float">
            <text:p>164</text:p>
          </table:table-cell>
          <table:table-cell office:value-type="float" office:value="0.000167" calcext:value-type="float">
            <text:p>0.000167</text:p>
          </table:table-cell>
          <table:table-cell/>
          <table:table-cell office:value-type="string" calcext:value-type="string">
            <text:p>alu-v3_34.qasm</text:p>
          </table:table-cell>
          <table:table-cell office:value-type="float" office:value="129" calcext:value-type="float">
            <text:p>129</text:p>
          </table:table-cell>
          <table:table-cell office:value-type="float" office:value="0.000032" calcext:value-type="float">
            <text:p>3.2E-05</text:p>
          </table:table-cell>
          <table:table-cell/>
          <table:table-cell table:formula="of:=[.G47]/[.C47]" office:value-type="float" office:value="0.786585365853659" calcext:value-type="float">
            <text:p>0.786585365853659</text:p>
          </table:table-cell>
          <table:table-cell table:formula="of:=[.H47]/[.D47]" office:value-type="float" office:value="0.191616766467066" calcext:value-type="float">
            <text:p>0.191616766467066</text:p>
          </table:table-cell>
        </table:table-row>
        <table:table-row table:style-name="ro1">
          <table:table-cell/>
          <table:table-cell office:value-type="string" calcext:value-type="string">
            <text:p>alu-v3_35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9" calcext:value-type="float">
            <text:p>0.000369</text:p>
          </table:table-cell>
          <table:table-cell/>
          <table:table-cell office:value-type="string" calcext:value-type="string">
            <text:p>alu-v3_35.qasm</text:p>
          </table:table-cell>
          <table:table-cell office:value-type="float" office:value="128" calcext:value-type="float">
            <text:p>128</text:p>
          </table:table-cell>
          <table:table-cell office:value-type="float" office:value="0.00003" calcext:value-type="float">
            <text:p>3E-05</text:p>
          </table:table-cell>
          <table:table-cell/>
          <table:table-cell table:formula="of:=[.G48]/[.C48]" office:value-type="float" office:value="0.955223880597015" calcext:value-type="float">
            <text:p>0.955223880597015</text:p>
          </table:table-cell>
          <table:table-cell table:formula="of:=[.H48]/[.D48]" office:value-type="float" office:value="0.0813008130081301" calcext:value-type="float">
            <text:p>0.08130081300813</text:p>
          </table:table-cell>
        </table:table-row>
        <table:table-row table:style-name="ro1">
          <table:table-cell/>
          <table:table-cell office:value-type="string" calcext:value-type="string">
            <text:p>alu-v4_36.qasm </text:p>
          </table:table-cell>
          <table:table-cell office:value-type="float" office:value="361" calcext:value-type="float">
            <text:p>361</text:p>
          </table:table-cell>
          <table:table-cell office:value-type="float" office:value="0.000357" calcext:value-type="float">
            <text:p>0.000357</text:p>
          </table:table-cell>
          <table:table-cell/>
          <table:table-cell office:value-type="string" calcext:value-type="string">
            <text:p>alu-v4_36.qasm</text:p>
          </table:table-cell>
          <table:table-cell office:value-type="float" office:value="312" calcext:value-type="float">
            <text:p>312</text:p>
          </table:table-cell>
          <table:table-cell office:value-type="float" office:value="0.000074" calcext:value-type="float">
            <text:p>7.4E-05</text:p>
          </table:table-cell>
          <table:table-cell/>
          <table:table-cell table:formula="of:=[.G49]/[.C49]" office:value-type="float" office:value="0.864265927977839" calcext:value-type="float">
            <text:p>0.864265927977839</text:p>
          </table:table-cell>
          <table:table-cell table:formula="of:=[.H49]/[.D49]" office:value-type="float" office:value="0.207282913165266" calcext:value-type="float">
            <text:p>0.207282913165266</text:p>
          </table:table-cell>
        </table:table-row>
        <table:table-row table:style-name="ro1">
          <table:table-cell/>
          <table:table-cell office:value-type="string" calcext:value-type="string">
            <text:p>alu-v4_37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alu-v4_37.qasm</text:p>
          </table:table-cell>
          <table:table-cell office:value-type="float" office:value="128" calcext:value-type="float">
            <text:p>128</text:p>
          </table:table-cell>
          <table:table-cell office:value-type="float" office:value="0.00003" calcext:value-type="float">
            <text:p>3E-05</text:p>
          </table:table-cell>
          <table:table-cell/>
          <table:table-cell table:formula="of:=[.G50]/[.C50]" office:value-type="float" office:value="0.955223880597015" calcext:value-type="float">
            <text:p>0.955223880597015</text:p>
          </table:table-cell>
          <table:table-cell table:formula="of:=[.H50]/[.D50]" office:value-type="float" office:value="0.0882352941176471" calcext:value-type="float">
            <text:p>0.088235294117647</text:p>
          </table:table-cell>
        </table:table-row>
        <table:table-row table:style-name="ro1">
          <table:table-cell/>
          <table:table-cell office:value-type="string" calcext:value-type="string">
            <text:p>C17_204.qasm </text:p>
          </table:table-cell>
          <table:table-cell office:value-type="float" office:value="1623" calcext:value-type="float">
            <text:p>1623</text:p>
          </table:table-cell>
          <table:table-cell office:value-type="float" office:value="0.003706" calcext:value-type="float">
            <text:p>0.003706</text:p>
          </table:table-cell>
          <table:table-cell/>
          <table:table-cell office:value-type="string" calcext:value-type="string">
            <text:p>C17_204.qasm</text:p>
          </table:table-cell>
          <table:table-cell office:value-type="float" office:value="1465" calcext:value-type="float">
            <text:p>1465</text:p>
          </table:table-cell>
          <table:table-cell office:value-type="float" office:value="0.00033" calcext:value-type="float">
            <text:p>0.00033</text:p>
          </table:table-cell>
          <table:table-cell/>
          <table:table-cell table:formula="of:=[.G51]/[.C51]" office:value-type="float" office:value="0.902649414664202" calcext:value-type="float">
            <text:p>0.902649414664202</text:p>
          </table:table-cell>
          <table:table-cell table:formula="of:=[.H51]/[.D51]" office:value-type="float" office:value="0.0890447922288181" calcext:value-type="float">
            <text:p>0.089044792228818</text:p>
          </table:table-cell>
        </table:table-row>
        <table:table-row table:style-name="ro1">
          <table:table-cell/>
          <table:table-cell office:value-type="string" calcext:value-type="string">
            <text:p>clip_206.qasm </text:p>
          </table:table-cell>
          <table:table-cell office:value-type="float" office:value="130216" calcext:value-type="float">
            <text:p>130216</text:p>
          </table:table-cell>
          <table:table-cell office:value-type="float" office:value="38.0082" calcext:value-type="float">
            <text:p>38.0082</text:p>
          </table:table-cell>
          <table:table-cell/>
          <table:table-cell office:value-type="string" calcext:value-type="string">
            <text:p>clip_206.qasm</text:p>
          </table:table-cell>
          <table:table-cell office:value-type="float" office:value="125960" calcext:value-type="float">
            <text:p>125960</text:p>
          </table:table-cell>
          <table:table-cell office:value-type="float" office:value="0.02536" calcext:value-type="float">
            <text:p>0.02536</text:p>
          </table:table-cell>
          <table:table-cell/>
          <table:table-cell table:formula="of:=[.G52]/[.C52]" office:value-type="float" office:value="0.967315844443079" calcext:value-type="float">
            <text:p>0.967315844443079</text:p>
          </table:table-cell>
          <table:table-cell table:formula="of:=[.H52]/[.D52]" office:value-type="float" office:value="0.00066722444104167" calcext:value-type="float">
            <text:p>0.000667224441042</text:p>
          </table:table-cell>
        </table:table-row>
        <table:table-row table:style-name="ro1">
          <table:table-cell/>
          <table:table-cell office:value-type="string" calcext:value-type="string">
            <text:p>cm152a_212.qasm </text:p>
          </table:table-cell>
          <table:table-cell office:value-type="float" office:value="4352" calcext:value-type="float">
            <text:p>4352</text:p>
          </table:table-cell>
          <table:table-cell office:value-type="float" office:value="0.023812" calcext:value-type="float">
            <text:p>0.023812</text:p>
          </table:table-cell>
          <table:table-cell/>
          <table:table-cell office:value-type="string" calcext:value-type="string">
            <text:p>cm152a_212.qasm</text:p>
          </table:table-cell>
          <table:table-cell office:value-type="float" office:value="3753" calcext:value-type="float">
            <text:p>3753</text:p>
          </table:table-cell>
          <table:table-cell office:value-type="float" office:value="0.000878" calcext:value-type="float">
            <text:p>0.000878</text:p>
          </table:table-cell>
          <table:table-cell/>
          <table:table-cell table:formula="of:=[.G53]/[.C53]" office:value-type="float" office:value="0.862362132352941" calcext:value-type="float">
            <text:p>0.862362132352941</text:p>
          </table:table-cell>
          <table:table-cell table:formula="of:=[.H53]/[.D53]" office:value-type="float" office:value="0.0368721652948093" calcext:value-type="float">
            <text:p>0.036872165294809</text:p>
          </table:table-cell>
        </table:table-row>
        <table:table-row table:style-name="ro1">
          <table:table-cell/>
          <table:table-cell office:value-type="string" calcext:value-type="string">
            <text:p>cm42a_207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23277" calcext:value-type="float">
            <text:p>0.023277</text:p>
          </table:table-cell>
          <table:table-cell/>
          <table:table-cell office:value-type="string" calcext:value-type="string">
            <text:p>cm42a_207.qasm</text:p>
          </table:table-cell>
          <table:table-cell office:value-type="float" office:value="6406" calcext:value-type="float">
            <text:p>6406</text:p>
          </table:table-cell>
          <table:table-cell office:value-type="float" office:value="0.001406" calcext:value-type="float">
            <text:p>0.001406</text:p>
          </table:table-cell>
          <table:table-cell/>
          <table:table-cell table:formula="of:=[.G54]/[.C54]" office:value-type="float" office:value="1.02103920943577" calcext:value-type="float">
            <text:p>1.02103920943577</text:p>
          </table:table-cell>
          <table:table-cell table:formula="of:=[.H54]/[.D54]" office:value-type="float" office:value="0.0604029728916957" calcext:value-type="float">
            <text:p>0.060402972891696</text:p>
          </table:table-cell>
        </table:table-row>
        <table:table-row table:style-name="ro1">
          <table:table-cell/>
          <table:table-cell office:value-type="string" calcext:value-type="string">
            <text:p>cm82a_208.qasm </text:p>
          </table:table-cell>
          <table:table-cell office:value-type="float" office:value="2235" calcext:value-type="float">
            <text:p>2235</text:p>
          </table:table-cell>
          <table:table-cell office:value-type="float" office:value="0.016693" calcext:value-type="float">
            <text:p>0.016693</text:p>
          </table:table-cell>
          <table:table-cell/>
          <table:table-cell office:value-type="string" calcext:value-type="string">
            <text:p>cm82a_208.qasm</text:p>
          </table:table-cell>
          <table:table-cell office:value-type="float" office:value="2301" calcext:value-type="float">
            <text:p>2301</text:p>
          </table:table-cell>
          <table:table-cell office:value-type="float" office:value="0.000454" calcext:value-type="float">
            <text:p>0.000454</text:p>
          </table:table-cell>
          <table:table-cell/>
          <table:table-cell table:formula="of:=[.G55]/[.C55]" office:value-type="float" office:value="1.02953020134228" calcext:value-type="float">
            <text:p>1.02953020134228</text:p>
          </table:table-cell>
          <table:table-cell table:formula="of:=[.H55]/[.D55]" office:value-type="float" office:value="0.0271970286946624" calcext:value-type="float">
            <text:p>0.027197028694663</text:p>
          </table:table-cell>
        </table:table-row>
        <table:table-row table:style-name="ro1">
          <table:table-cell/>
          <table:table-cell office:value-type="string" calcext:value-type="string">
            <text:p>cm85a_209.qasm </text:p>
          </table:table-cell>
          <table:table-cell office:value-type="float" office:value="43248" calcext:value-type="float">
            <text:p>43248</text:p>
          </table:table-cell>
          <table:table-cell office:value-type="float" office:value="1.01058" calcext:value-type="float">
            <text:p>1.01058</text:p>
          </table:table-cell>
          <table:table-cell/>
          <table:table-cell office:value-type="string" calcext:value-type="string">
            <text:p>cm85a_209.qasm</text:p>
          </table:table-cell>
          <table:table-cell office:value-type="float" office:value="41702" calcext:value-type="float">
            <text:p>41702</text:p>
          </table:table-cell>
          <table:table-cell office:value-type="float" office:value="0.008563" calcext:value-type="float">
            <text:p>0.008563</text:p>
          </table:table-cell>
          <table:table-cell/>
          <table:table-cell table:formula="of:=[.G56]/[.C56]" office:value-type="float" office:value="0.964252682204957" calcext:value-type="float">
            <text:p>0.964252682204957</text:p>
          </table:table-cell>
          <table:table-cell table:formula="of:=[.H56]/[.D56]" office:value-type="float" office:value="0.00847335193651171" calcext:value-type="float">
            <text:p>0.008473351936512</text:p>
          </table:table-cell>
        </table:table-row>
        <table:table-row table:style-name="ro1">
          <table:table-cell/>
          <table:table-cell table:style-name="ce2" office:value-type="string" calcext:value-type="string">
            <text:p>cnt3-5_179.qasm 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0.010962" calcext:value-type="float">
            <text:p>0.010962</text:p>
          </table:table-cell>
          <table:table-cell table:style-name="ce2"/>
          <table:table-cell table:style-name="ce2" office:value-type="string" calcext:value-type="string">
            <text:p>cnt3-5_179.qasm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0.000162" calcext:value-type="float">
            <text:p>0.000162</text:p>
          </table:table-cell>
          <table:table-cell table:style-name="ce2"/>
          <table:table-cell table:style-name="ce2" table:formula="of:=[.G57]/[.C57]" office:value-type="float" office:value="1.5203007518797" calcext:value-type="float">
            <text:p>1.5203007518797</text:p>
          </table:table-cell>
          <table:table-cell table:style-name="ce2" table:formula="of:=[.H57]/[.D57]" office:value-type="float" office:value="0.0147783251231527" calcext:value-type="float">
            <text:p>0.014778325123153</text:p>
          </table:table-cell>
        </table:table-row>
        <table:table-row table:style-name="ro1">
          <table:table-cell/>
          <table:table-cell office:value-type="string" calcext:value-type="string">
            <text:p>cnt3-5_180.qasm </text:p>
          </table:table-cell>
          <table:table-cell office:value-type="float" office:value="1617" calcext:value-type="float">
            <text:p>1617</text:p>
          </table:table-cell>
          <table:table-cell office:value-type="float" office:value="0.096746" calcext:value-type="float">
            <text:p>0.096746</text:p>
          </table:table-cell>
          <table:table-cell/>
          <table:table-cell office:value-type="string" calcext:value-type="string">
            <text:p>cnt3-5_180.qasm</text:p>
          </table:table-cell>
          <table:table-cell office:value-type="float" office:value="1827" calcext:value-type="float">
            <text:p>1827</text:p>
          </table:table-cell>
          <table:table-cell office:value-type="float" office:value="0.000326" calcext:value-type="float">
            <text:p>0.000326</text:p>
          </table:table-cell>
          <table:table-cell/>
          <table:table-cell table:formula="of:=[.G58]/[.C58]" office:value-type="float" office:value="1.12987012987013" calcext:value-type="float">
            <text:p>1.12987012987013</text:p>
          </table:table-cell>
          <table:table-cell table:formula="of:=[.H58]/[.D58]" office:value-type="float" office:value="0.00336964835755483" calcext:value-type="float">
            <text:p>0.003369648357555</text:p>
          </table:table-cell>
        </table:table-row>
        <table:table-row table:style-name="ro1">
          <table:table-cell/>
          <table:table-cell office:value-type="string" calcext:value-type="string">
            <text:p>co14_215.qasm </text:p>
          </table:table-cell>
          <table:table-cell office:value-type="float" office:value="73734" calcext:value-type="float">
            <text:p>73734</text:p>
          </table:table-cell>
          <table:table-cell office:value-type="float" office:value="150.28" calcext:value-type="float">
            <text:p>150.28</text:p>
          </table:table-cell>
          <table:table-cell/>
          <table:table-cell office:value-type="string" calcext:value-type="string">
            <text:p>co14_215.qasm</text:p>
          </table:table-cell>
          <table:table-cell office:value-type="float" office:value="73485" calcext:value-type="float">
            <text:p>73485</text:p>
          </table:table-cell>
          <table:table-cell office:value-type="float" office:value="0.013545" calcext:value-type="float">
            <text:p>0.013545</text:p>
          </table:table-cell>
          <table:table-cell/>
          <table:table-cell table:formula="of:=[.G59]/[.C59]" office:value-type="float" office:value="0.996622996175442" calcext:value-type="float">
            <text:p>0.996622996175442</text:p>
          </table:table-cell>
          <table:table-cell table:formula="of:=[.H59]/[.D59]" office:value-type="float" office:value="0.0000901317540590897" calcext:value-type="float">
            <text:p>9.01317540590897E-05</text:p>
          </table:table-cell>
        </table:table-row>
        <table:table-row table:style-name="ro1">
          <table:table-cell/>
          <table:table-cell office:value-type="string" calcext:value-type="string">
            <text:p>con1_216.qasm </text:p>
          </table:table-cell>
          <table:table-cell office:value-type="float" office:value="3405" calcext:value-type="float">
            <text:p>3405</text:p>
          </table:table-cell>
          <table:table-cell office:value-type="float" office:value="0.016093" calcext:value-type="float">
            <text:p>0.016093</text:p>
          </table:table-cell>
          <table:table-cell/>
          <table:table-cell office:value-type="string" calcext:value-type="string">
            <text:p>con1_216.qasm</text:p>
          </table:table-cell>
          <table:table-cell office:value-type="float" office:value="3687" calcext:value-type="float">
            <text:p>3687</text:p>
          </table:table-cell>
          <table:table-cell office:value-type="float" office:value="0.00069" calcext:value-type="float">
            <text:p>0.00069</text:p>
          </table:table-cell>
          <table:table-cell/>
          <table:table-cell table:formula="of:=[.G60]/[.C60]" office:value-type="float" office:value="1.08281938325991" calcext:value-type="float">
            <text:p>1.08281938325991</text:p>
          </table:table-cell>
          <table:table-cell table:formula="of:=[.H60]/[.D60]" office:value-type="float" office:value="0.0428757845025788" calcext:value-type="float">
            <text:p>0.042875784502579</text:p>
          </table:table-cell>
        </table:table-row>
        <table:table-row table:style-name="ro1">
          <table:table-cell/>
          <table:table-cell office:value-type="string" calcext:value-type="string">
            <text:p>cycle10_2_110.qasm </text:p>
          </table:table-cell>
          <table:table-cell office:value-type="float" office:value="22474" calcext:value-type="float">
            <text:p>22474</text:p>
          </table:table-cell>
          <table:table-cell office:value-type="float" office:value="6.32983" calcext:value-type="float">
            <text:p>6.32983</text:p>
          </table:table-cell>
          <table:table-cell/>
          <table:table-cell office:value-type="string" calcext:value-type="string">
            <text:p>cycle10_2_110.qasm</text:p>
          </table:table-cell>
          <table:table-cell office:value-type="float" office:value="21486" calcext:value-type="float">
            <text:p>21486</text:p>
          </table:table-cell>
          <table:table-cell office:value-type="float" office:value="0.004443" calcext:value-type="float">
            <text:p>0.004443</text:p>
          </table:table-cell>
          <table:table-cell/>
          <table:table-cell table:formula="of:=[.G61]/[.C61]" office:value-type="float" office:value="0.956038088457773" calcext:value-type="float">
            <text:p>0.956038088457773</text:p>
          </table:table-cell>
          <table:table-cell table:formula="of:=[.H61]/[.D61]" office:value-type="float" office:value="0.00070191458538381" calcext:value-type="float">
            <text:p>0.000701914585384</text:p>
          </table:table-cell>
        </table:table-row>
        <table:table-row table:style-name="ro1">
          <table:table-cell/>
          <table:table-cell office:value-type="string" calcext:value-type="string">
            <text:p>dc1_220.qasm </text:p>
          </table:table-cell>
          <table:table-cell office:value-type="float" office:value="6814" calcext:value-type="float">
            <text:p>6814</text:p>
          </table:table-cell>
          <table:table-cell office:value-type="float" office:value="0.031085" calcext:value-type="float">
            <text:p>0.031085</text:p>
          </table:table-cell>
          <table:table-cell/>
          <table:table-cell office:value-type="string" calcext:value-type="string">
            <text:p>dc1_220.qasm</text:p>
          </table:table-cell>
          <table:table-cell office:value-type="float" office:value="6606" calcext:value-type="float">
            <text:p>6606</text:p>
          </table:table-cell>
          <table:table-cell office:value-type="float" office:value="0.001531" calcext:value-type="float">
            <text:p>0.001531</text:p>
          </table:table-cell>
          <table:table-cell/>
          <table:table-cell table:formula="of:=[.G62]/[.C62]" office:value-type="float" office:value="0.969474611094805" calcext:value-type="float">
            <text:p>0.969474611094805</text:p>
          </table:table-cell>
          <table:table-cell table:formula="of:=[.H62]/[.D62]" office:value-type="float" office:value="0.0492520508283738" calcext:value-type="float">
            <text:p>0.049252050828374</text:p>
          </table:table-cell>
        </table:table-row>
        <table:table-row table:style-name="ro1">
          <table:table-cell/>
          <table:table-cell office:value-type="string" calcext:value-type="string">
            <text:p>dc2_222.qasm </text:p>
          </table:table-cell>
          <table:table-cell office:value-type="float" office:value="35153" calcext:value-type="float">
            <text:p>35153</text:p>
          </table:table-cell>
          <table:table-cell office:value-type="float" office:value="18.1877" calcext:value-type="float">
            <text:p>18.1877</text:p>
          </table:table-cell>
          <table:table-cell/>
          <table:table-cell office:value-type="string" calcext:value-type="string">
            <text:p>dc2_222.qasm</text:p>
          </table:table-cell>
          <table:table-cell office:value-type="float" office:value="36447" calcext:value-type="float">
            <text:p>36447</text:p>
          </table:table-cell>
          <table:table-cell office:value-type="float" office:value="0.007463" calcext:value-type="float">
            <text:p>0.007463</text:p>
          </table:table-cell>
          <table:table-cell/>
          <table:table-cell table:formula="of:=[.G63]/[.C63]" office:value-type="float" office:value="1.03681051403863" calcext:value-type="float">
            <text:p>1.03681051403863</text:p>
          </table:table-cell>
          <table:table-cell table:formula="of:=[.H63]/[.D63]" office:value-type="float" office:value="0.000410332257514694" calcext:value-type="float">
            <text:p>0.000410332257515</text:p>
          </table:table-cell>
        </table:table-row>
        <table:table-row table:style-name="ro1">
          <table:table-cell/>
          <table:table-cell office:value-type="string" calcext:value-type="string">
            <text:p>decod24-bdd_294.qasm </text:p>
          </table:table-cell>
          <table:table-cell office:value-type="float" office:value="226" calcext:value-type="float">
            <text:p>226</text:p>
          </table:table-cell>
          <table:table-cell office:value-type="float" office:value="0.000388" calcext:value-type="float">
            <text:p>0.000388</text:p>
          </table:table-cell>
          <table:table-cell/>
          <table:table-cell office:value-type="string" calcext:value-type="string">
            <text:p>decod24-bdd_294.qasm</text:p>
          </table:table-cell>
          <table:table-cell office:value-type="float" office:value="203" calcext:value-type="float">
            <text:p>203</text:p>
          </table:table-cell>
          <table:table-cell office:value-type="float" office:value="0.000039" calcext:value-type="float">
            <text:p>3.9E-05</text:p>
          </table:table-cell>
          <table:table-cell/>
          <table:table-cell table:formula="of:=[.G64]/[.C64]" office:value-type="float" office:value="0.898230088495575" calcext:value-type="float">
            <text:p>0.898230088495575</text:p>
          </table:table-cell>
          <table:table-cell table:formula="of:=[.H64]/[.D64]" office:value-type="float" office:value="0.100515463917526" calcext:value-type="float">
            <text:p>0.100515463917526</text:p>
          </table:table-cell>
        </table:table-row>
        <table:table-row table:style-name="ro1">
          <table:table-cell/>
          <table:table-cell office:value-type="string" calcext:value-type="string">
            <text:p>decod24-enable_126.qasm </text:p>
          </table:table-cell>
          <table:table-cell office:value-type="float" office:value="1160" calcext:value-type="float">
            <text:p>1160</text:p>
          </table:table-cell>
          <table:table-cell office:value-type="float" office:value="0.002158" calcext:value-type="float">
            <text:p>0.002158</text:p>
          </table:table-cell>
          <table:table-cell/>
          <table:table-cell office:value-type="string" calcext:value-type="string">
            <text:p>decod24-enable_126.qasm</text:p>
          </table:table-cell>
          <table:table-cell office:value-type="float" office:value="1040" calcext:value-type="float">
            <text:p>1040</text:p>
          </table:table-cell>
          <table:table-cell office:value-type="float" office:value="0.000231" calcext:value-type="float">
            <text:p>0.000231</text:p>
          </table:table-cell>
          <table:table-cell/>
          <table:table-cell table:formula="of:=[.G65]/[.C65]" office:value-type="float" office:value="0.896551724137931" calcext:value-type="float">
            <text:p>0.896551724137931</text:p>
          </table:table-cell>
          <table:table-cell table:formula="of:=[.H65]/[.D65]" office:value-type="float" office:value="0.107043558850788" calcext:value-type="float">
            <text:p>0.107043558850788</text:p>
          </table:table-cell>
        </table:table-row>
        <table:table-row table:style-name="ro1">
          <table:table-cell/>
          <table:table-cell office:value-type="string" calcext:value-type="string">
            <text:p>decod24-v0_38.qasm </text:p>
          </table:table-cell>
          <table:table-cell office:value-type="float" office:value="166" calcext:value-type="float">
            <text:p>166</text:p>
          </table:table-cell>
          <table:table-cell office:value-type="float" office:value="0.000333" calcext:value-type="float">
            <text:p>0.000333</text:p>
          </table:table-cell>
          <table:table-cell/>
          <table:table-cell office:value-type="string" calcext:value-type="string">
            <text:p>decod24-v0_38.qasm</text:p>
          </table:table-cell>
          <table:table-cell office:value-type="float" office:value="120" calcext:value-type="float">
            <text:p>120</text:p>
          </table:table-cell>
          <table:table-cell office:value-type="float" office:value="0.000027" calcext:value-type="float">
            <text:p>2.7E-05</text:p>
          </table:table-cell>
          <table:table-cell/>
          <table:table-cell table:formula="of:=[.G66]/[.C66]" office:value-type="float" office:value="0.72289156626506" calcext:value-type="float">
            <text:p>0.72289156626506</text:p>
          </table:table-cell>
          <table:table-cell table:formula="of:=[.H66]/[.D66]" office:value-type="float" office:value="0.0810810810810811" calcext:value-type="float">
            <text:p>0.081081081081081</text:p>
          </table:table-cell>
        </table:table-row>
        <table:table-row table:style-name="ro1">
          <table:table-cell/>
          <table:table-cell office:value-type="string" calcext:value-type="string">
            <text:p>decod24-v1_41.qasm </text:p>
          </table:table-cell>
          <table:table-cell office:value-type="float" office:value="306" calcext:value-type="float">
            <text:p>306</text:p>
          </table:table-cell>
          <table:table-cell office:value-type="float" office:value="0.00071" calcext:value-type="float">
            <text:p>0.00071</text:p>
          </table:table-cell>
          <table:table-cell/>
          <table:table-cell office:value-type="string" calcext:value-type="string">
            <text:p>decod24-v1_41.qasm</text:p>
          </table:table-cell>
          <table:table-cell office:value-type="float" office:value="202" calcext:value-type="float">
            <text:p>202</text:p>
          </table:table-cell>
          <table:table-cell office:value-type="float" office:value="0.000054" calcext:value-type="float">
            <text:p>5.4E-05</text:p>
          </table:table-cell>
          <table:table-cell/>
          <table:table-cell table:formula="of:=[.G67]/[.C67]" office:value-type="float" office:value="0.660130718954248" calcext:value-type="float">
            <text:p>0.660130718954248</text:p>
          </table:table-cell>
          <table:table-cell table:formula="of:=[.H67]/[.D67]" office:value-type="float" office:value="0.076056338028169" calcext:value-type="float">
            <text:p>0.076056338028169</text:p>
          </table:table-cell>
        </table:table-row>
        <table:table-row table:style-name="ro1">
          <table:table-cell/>
          <table:table-cell office:value-type="string" calcext:value-type="string">
            <text:p>decod24-v2_43.qasm </text:p>
          </table:table-cell>
          <table:table-cell office:value-type="float" office:value="158" calcext:value-type="float">
            <text:p>158</text:p>
          </table:table-cell>
          <table:table-cell office:value-type="float" office:value="0.000293" calcext:value-type="float">
            <text:p>0.000293</text:p>
          </table:table-cell>
          <table:table-cell/>
          <table:table-cell office:value-type="string" calcext:value-type="string">
            <text:p>decod24-v2_43.qasm</text:p>
          </table:table-cell>
          <table:table-cell office:value-type="float" office:value="113" calcext:value-type="float">
            <text:p>113</text:p>
          </table:table-cell>
          <table:table-cell office:value-type="float" office:value="0.000024" calcext:value-type="float">
            <text:p>2.4E-05</text:p>
          </table:table-cell>
          <table:table-cell/>
          <table:table-cell table:formula="of:=[.G68]/[.C68]" office:value-type="float" office:value="0.715189873417722" calcext:value-type="float">
            <text:p>0.715189873417722</text:p>
          </table:table-cell>
          <table:table-cell table:formula="of:=[.H68]/[.D68]" office:value-type="float" office:value="0.0819112627986348" calcext:value-type="float">
            <text:p>0.081911262798635</text:p>
          </table:table-cell>
        </table:table-row>
        <table:table-row table:style-name="ro1">
          <table:table-cell/>
          <table:table-cell office:value-type="string" calcext:value-type="string">
            <text:p>decod24-v3_45.qasm </text:p>
          </table:table-cell>
          <table:table-cell office:value-type="float" office:value="540" calcext:value-type="float">
            <text:p>540</text:p>
          </table:table-cell>
          <table:table-cell office:value-type="float" office:value="0.002217" calcext:value-type="float">
            <text:p>0.002217</text:p>
          </table:table-cell>
          <table:table-cell/>
          <table:table-cell office:value-type="string" calcext:value-type="string">
            <text:p>decod24-v3_45.qasm</text:p>
          </table:table-cell>
          <table:table-cell office:value-type="float" office:value="359" calcext:value-type="float">
            <text:p>359</text:p>
          </table:table-cell>
          <table:table-cell office:value-type="float" office:value="0.0001" calcext:value-type="float">
            <text:p>0.0001</text:p>
          </table:table-cell>
          <table:table-cell/>
          <table:table-cell table:formula="of:=[.G69]/[.C69]" office:value-type="float" office:value="0.664814814814815" calcext:value-type="float">
            <text:p>0.664814814814815</text:p>
          </table:table-cell>
          <table:table-cell table:formula="of:=[.H69]/[.D69]" office:value-type="float" office:value="0.04510599909788" calcext:value-type="float">
            <text:p>0.04510599909788</text:p>
          </table:table-cell>
        </table:table-row>
        <table:table-row table:style-name="ro1">
          <table:table-cell/>
          <table:table-cell office:value-type="string" calcext:value-type="string">
            <text:p>dist_223.qasm </text:p>
          </table:table-cell>
          <table:table-cell office:value-type="float" office:value="143612" calcext:value-type="float">
            <text:p>143612</text:p>
          </table:table-cell>
          <table:table-cell office:value-type="float" office:value="115.892" calcext:value-type="float">
            <text:p>115.892</text:p>
          </table:table-cell>
          <table:table-cell/>
          <table:table-cell office:value-type="string" calcext:value-type="string">
            <text:p>dist_223.qasm</text:p>
          </table:table-cell>
          <table:table-cell office:value-type="float" office:value="138404" calcext:value-type="float">
            <text:p>138404</text:p>
          </table:table-cell>
          <table:table-cell office:value-type="float" office:value="0.028748" calcext:value-type="float">
            <text:p>0.028748</text:p>
          </table:table-cell>
          <table:table-cell/>
          <table:table-cell table:formula="of:=[.G70]/[.C70]" office:value-type="float" office:value="0.963735620978748" calcext:value-type="float">
            <text:p>0.963735620978748</text:p>
          </table:table-cell>
          <table:table-cell table:formula="of:=[.H70]/[.D70]" office:value-type="float" office:value="0.000248058537258827" calcext:value-type="float">
            <text:p>0.000248058537259</text:p>
          </table:table-cell>
        </table:table-row>
        <table:table-row table:style-name="ro1">
          <table:table-cell/>
          <table:table-cell office:value-type="string" calcext:value-type="string">
            <text:p>ex-1_166.qasm </text:p>
          </table:table-cell>
          <table:table-cell office:value-type="float" office:value="52" calcext:value-type="float">
            <text:p>52</text:p>
          </table:table-cell>
          <table:table-cell office:value-type="float" office:value="0.000094" calcext:value-type="float">
            <text:p>9.4E-05</text:p>
          </table:table-cell>
          <table:table-cell/>
          <table:table-cell office:value-type="string" calcext:value-type="string">
            <text:p>ex-1_166.qasm</text:p>
          </table:table-cell>
          <table:table-cell office:value-type="float" office:value="44" calcext:value-type="float">
            <text:p>44</text:p>
          </table:table-cell>
          <table:table-cell office:value-type="float" office:value="0.00001" calcext:value-type="float">
            <text:p>1E-05</text:p>
          </table:table-cell>
          <table:table-cell/>
          <table:table-cell table:formula="of:=[.G71]/[.C71]" office:value-type="float" office:value="0.846153846153846" calcext:value-type="float">
            <text:p>0.846153846153846</text:p>
          </table:table-cell>
          <table:table-cell table:formula="of:=[.H71]/[.D71]" office:value-type="float" office:value="0.106382978723404" calcext:value-type="float">
            <text:p>0.106382978723404</text:p>
          </table:table-cell>
        </table:table-row>
        <table:table-row table:style-name="ro1">
          <table:table-cell/>
          <table:table-cell office:value-type="string" calcext:value-type="string">
            <text:p>ex1_226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9" calcext:value-type="float">
            <text:p>0.000139</text:p>
          </table:table-cell>
          <table:table-cell/>
          <table:table-cell office:value-type="string" calcext:value-type="string">
            <text:p>ex1_226.qasm</text:p>
          </table:table-cell>
          <table:table-cell office:value-type="float" office:value="12" calcext:value-type="float">
            <text:p>12</text:p>
          </table:table-cell>
          <table:table-cell office:value-type="float" office:value="0.000006" calcext:value-type="float">
            <text:p>6E-06</text:p>
          </table:table-cell>
          <table:table-cell/>
          <table:table-cell table:formula="of:=[.G72]/[.C72]" office:value-type="float" office:value="0.333333333333333" calcext:value-type="float">
            <text:p>0.333333333333333</text:p>
          </table:table-cell>
          <table:table-cell table:formula="of:=[.H72]/[.D72]" office:value-type="float" office:value="0.0431654676258993" calcext:value-type="float">
            <text:p>0.043165467625899</text:p>
          </table:table-cell>
        </table:table-row>
        <table:table-row table:style-name="ro1">
          <table:table-cell/>
          <table:table-cell office:value-type="string" calcext:value-type="string">
            <text:p>ex2_227.qasm </text:p>
          </table:table-cell>
          <table:table-cell office:value-type="float" office:value="2208" calcext:value-type="float">
            <text:p>2208</text:p>
          </table:table-cell>
          <table:table-cell office:value-type="float" office:value="0.016194" calcext:value-type="float">
            <text:p>0.016194</text:p>
          </table:table-cell>
          <table:table-cell/>
          <table:table-cell office:value-type="string" calcext:value-type="string">
            <text:p>ex2_227.qasm</text:p>
          </table:table-cell>
          <table:table-cell office:value-type="float" office:value="1968" calcext:value-type="float">
            <text:p>1968</text:p>
          </table:table-cell>
          <table:table-cell office:value-type="float" office:value="0.00044" calcext:value-type="float">
            <text:p>0.00044</text:p>
          </table:table-cell>
          <table:table-cell/>
          <table:table-cell table:formula="of:=[.G73]/[.C73]" office:value-type="float" office:value="0.891304347826087" calcext:value-type="float">
            <text:p>0.891304347826087</text:p>
          </table:table-cell>
          <table:table-cell table:formula="of:=[.H73]/[.D73]" office:value-type="float" office:value="0.0271705569964184" calcext:value-type="float">
            <text:p>0.027170556996419</text:p>
          </table:table-cell>
        </table:table-row>
        <table:table-row table:style-name="ro1">
          <table:table-cell/>
          <table:table-cell office:value-type="string" calcext:value-type="string">
            <text:p>ex3_229.qasm </text:p>
          </table:table-cell>
          <table:table-cell office:value-type="float" office:value="1377" calcext:value-type="float">
            <text:p>1377</text:p>
          </table:table-cell>
          <table:table-cell office:value-type="float" office:value="0.002785" calcext:value-type="float">
            <text:p>0.002785</text:p>
          </table:table-cell>
          <table:table-cell/>
          <table:table-cell office:value-type="string" calcext:value-type="string">
            <text:p>ex3_229.qasm</text:p>
          </table:table-cell>
          <table:table-cell office:value-type="float" office:value="1196" calcext:value-type="float">
            <text:p>1196</text:p>
          </table:table-cell>
          <table:table-cell office:value-type="float" office:value="0.000277" calcext:value-type="float">
            <text:p>0.000277</text:p>
          </table:table-cell>
          <table:table-cell/>
          <table:table-cell table:formula="of:=[.G74]/[.C74]" office:value-type="float" office:value="0.868554829339143" calcext:value-type="float">
            <text:p>0.868554829339143</text:p>
          </table:table-cell>
          <table:table-cell table:formula="of:=[.H74]/[.D74]" office:value-type="float" office:value="0.0994614003590664" calcext:value-type="float">
            <text:p>0.099461400359067</text:p>
          </table:table-cell>
        </table:table-row>
        <table:table-row table:style-name="ro1">
          <table:table-cell/>
          <table:table-cell office:value-type="string" calcext:value-type="string">
            <text:p>f2_232.qasm </text:p>
          </table:table-cell>
          <table:table-cell office:value-type="float" office:value="4095" calcext:value-type="float">
            <text:p>4095</text:p>
          </table:table-cell>
          <table:table-cell office:value-type="float" office:value="0.014333" calcext:value-type="float">
            <text:p>0.014333</text:p>
          </table:table-cell>
          <table:table-cell/>
          <table:table-cell office:value-type="string" calcext:value-type="string">
            <text:p>f2_232.qasm</text:p>
          </table:table-cell>
          <table:table-cell office:value-type="float" office:value="3939" calcext:value-type="float">
            <text:p>3939</text:p>
          </table:table-cell>
          <table:table-cell office:value-type="float" office:value="0.000871" calcext:value-type="float">
            <text:p>0.000871</text:p>
          </table:table-cell>
          <table:table-cell/>
          <table:table-cell table:formula="of:=[.G75]/[.C75]" office:value-type="float" office:value="0.961904761904762" calcext:value-type="float">
            <text:p>0.961904761904762</text:p>
          </table:table-cell>
          <table:table-cell table:formula="of:=[.H75]/[.D75]" office:value-type="float" office:value="0.0607688550896533" calcext:value-type="float">
            <text:p>0.060768855089653</text:p>
          </table:table-cell>
        </table:table-row>
        <table:table-row table:style-name="ro1">
          <table:table-cell/>
          <table:table-cell table:style-name="ce2" office:value-type="string" calcext:value-type="string">
            <text:p>graycode6_47.qasm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0013" calcext:value-type="float">
            <text:p>1.3E-05</text:p>
          </table:table-cell>
          <table:table-cell table:style-name="ce2"/>
          <table:table-cell table:style-name="ce2" office:value-type="string" calcext:value-type="string">
            <text:p>graycode6_47.qasm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000006" calcext:value-type="float">
            <text:p>6E-06</text:p>
          </table:table-cell>
          <table:table-cell table:style-name="ce2"/>
          <table:table-cell table:style-name="ce2" table:formula="of:=[.G76]/[.C76]" office:value-type="float" office:value="2.44444444444444" calcext:value-type="float">
            <text:p>2.44444444444444</text:p>
          </table:table-cell>
          <table:table-cell table:style-name="ce2" table:formula="of:=[.H76]/[.D76]" office:value-type="float" office:value="0.461538461538462" calcext:value-type="float">
            <text:p>0.461538461538462</text:p>
          </table:table-cell>
        </table:table-row>
        <table:table-row table:style-name="ro1">
          <table:table-cell/>
          <table:table-cell office:value-type="string" calcext:value-type="string">
            <text:p>ground_state_estimation_10.qasm </text:p>
          </table:table-cell>
          <table:table-cell office:value-type="float" office:value="878735" calcext:value-type="float">
            <text:p>878735</text:p>
          </table:table-cell>
          <table:table-cell office:value-type="float" office:value="0.824883" calcext:value-type="float">
            <text:p>0.824883</text:p>
          </table:table-cell>
          <table:table-cell/>
          <table:table-cell office:value-type="string" calcext:value-type="string">
            <text:p>ground_state_estimation_10.qasm</text:p>
          </table:table-cell>
          <table:table-cell office:value-type="float" office:value="1000039" calcext:value-type="float">
            <text:p>1000039</text:p>
          </table:table-cell>
          <table:table-cell office:value-type="float" office:value="0.180643" calcext:value-type="float">
            <text:p>0.180643</text:p>
          </table:table-cell>
          <table:table-cell/>
          <table:table-cell table:formula="of:=[.G77]/[.C77]" office:value-type="float" office:value="1.13804389264113" calcext:value-type="float">
            <text:p>1.13804389264113</text:p>
          </table:table-cell>
          <table:table-cell table:formula="of:=[.H77]/[.D77]" office:value-type="float" office:value="0.218992269206663" calcext:value-type="float">
            <text:p>0.218992269206663</text:p>
          </table:table-cell>
        </table:table-row>
        <table:table-row table:style-name="ro1">
          <table:table-cell/>
          <table:table-cell office:value-type="string" calcext:value-type="string">
            <text:p>ham15_107.qasm </text:p>
          </table:table-cell>
          <table:table-cell office:value-type="float" office:value="31503" calcext:value-type="float">
            <text:p>31503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string" calcext:value-type="string">
            <text:p>ham15_107.qasm</text:p>
          </table:table-cell>
          <table:table-cell office:value-type="float" office:value="32279" calcext:value-type="float">
            <text:p>32279</text:p>
          </table:table-cell>
          <table:table-cell office:value-type="float" office:value="0.006441" calcext:value-type="float">
            <text:p>0.006441</text:p>
          </table:table-cell>
          <table:table-cell/>
          <table:table-cell table:formula="of:=[.G78]/[.C78]" office:value-type="float" office:value="1.02463257467543" calcext:value-type="float">
            <text:p>1.02463257467543</text:p>
          </table:table-cell>
          <table:table-cell table:formula="of:=[.H78]/[.D78]" office:value-type="float" office:value="0.0135886075949367" calcext:value-type="float">
            <text:p>0.013588607594937</text:p>
          </table:table-cell>
        </table:table-row>
        <table:table-row table:style-name="ro1">
          <table:table-cell/>
          <table:table-cell office:value-type="string" calcext:value-type="string">
            <text:p>ham3_102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ham3_102.qasm</text:p>
          </table:table-cell>
          <table:table-cell office:value-type="float" office:value="45" calcext:value-type="float">
            <text:p>45</text:p>
          </table:table-cell>
          <table:table-cell office:value-type="float" office:value="0.000013" calcext:value-type="float">
            <text:p>1.3E-05</text:p>
          </table:table-cell>
          <table:table-cell/>
          <table:table-cell table:formula="of:=[.G79]/[.C79]" office:value-type="float" office:value="0.75" calcext:value-type="float">
            <text:p>0.75</text:p>
          </table:table-cell>
          <table:table-cell table:formula="of:=[.H79]/[.D79]" office:value-type="float" office:value="0.08125" calcext:value-type="float">
            <text:p>0.08125</text:p>
          </table:table-cell>
        </table:table-row>
        <table:table-row table:style-name="ro1">
          <table:table-cell/>
          <table:table-cell office:value-type="string" calcext:value-type="string">
            <text:p>ham7_104.qasm </text:p>
          </table:table-cell>
          <table:table-cell office:value-type="float" office:value="1119" calcext:value-type="float">
            <text:p>1119</text:p>
          </table:table-cell>
          <table:table-cell office:value-type="float" office:value="0.002345" calcext:value-type="float">
            <text:p>0.002345</text:p>
          </table:table-cell>
          <table:table-cell/>
          <table:table-cell office:value-type="string" calcext:value-type="string">
            <text:p>ham7_104.qasm</text:p>
          </table:table-cell>
          <table:table-cell office:value-type="float" office:value="963" calcext:value-type="float">
            <text:p>963</text:p>
          </table:table-cell>
          <table:table-cell office:value-type="float" office:value="0.000225" calcext:value-type="float">
            <text:p>0.000225</text:p>
          </table:table-cell>
          <table:table-cell/>
          <table:table-cell table:formula="of:=[.G80]/[.C80]" office:value-type="float" office:value="0.86058981233244" calcext:value-type="float">
            <text:p>0.86058981233244</text:p>
          </table:table-cell>
          <table:table-cell table:formula="of:=[.H80]/[.D80]" office:value-type="float" office:value="0.0959488272921109" calcext:value-type="float">
            <text:p>0.095948827292111</text:p>
          </table:table-cell>
        </table:table-row>
        <table:table-row table:style-name="ro1">
          <table:table-cell/>
          <table:table-cell office:value-type="string" calcext:value-type="string">
            <text:p>hwb4_49.qasm </text:p>
          </table:table-cell>
          <table:table-cell office:value-type="float" office:value="800" calcext:value-type="float">
            <text:p>800</text:p>
          </table:table-cell>
          <table:table-cell office:value-type="float" office:value="0.001296" calcext:value-type="float">
            <text:p>0.001296</text:p>
          </table:table-cell>
          <table:table-cell/>
          <table:table-cell office:value-type="string" calcext:value-type="string">
            <text:p>hwb4_49.qasm</text:p>
          </table:table-cell>
          <table:table-cell office:value-type="float" office:value="871" calcext:value-type="float">
            <text:p>871</text:p>
          </table:table-cell>
          <table:table-cell office:value-type="float" office:value="0.000158" calcext:value-type="float">
            <text:p>0.000158</text:p>
          </table:table-cell>
          <table:table-cell/>
          <table:table-cell table:formula="of:=[.G81]/[.C81]" office:value-type="float" office:value="1.08875" calcext:value-type="float">
            <text:p>1.08875</text:p>
          </table:table-cell>
          <table:table-cell table:formula="of:=[.H81]/[.D81]" office:value-type="float" office:value="0.121913580246914" calcext:value-type="float">
            <text:p>0.121913580246914</text:p>
          </table:table-cell>
        </table:table-row>
        <table:table-row table:style-name="ro1">
          <table:table-cell/>
          <table:table-cell office:value-type="string" calcext:value-type="string">
            <text:p>hwb5_53.qasm </text:p>
          </table:table-cell>
          <table:table-cell office:value-type="float" office:value="4662" calcext:value-type="float">
            <text:p>4662</text:p>
          </table:table-cell>
          <table:table-cell office:value-type="float" office:value="0.016502" calcext:value-type="float">
            <text:p>0.016502</text:p>
          </table:table-cell>
          <table:table-cell/>
          <table:table-cell office:value-type="string" calcext:value-type="string">
            <text:p>hwb5_53.qasm</text:p>
          </table:table-cell>
          <table:table-cell office:value-type="float" office:value="4468" calcext:value-type="float">
            <text:p>4468</text:p>
          </table:table-cell>
          <table:table-cell office:value-type="float" office:value="0.000917" calcext:value-type="float">
            <text:p>0.000917</text:p>
          </table:table-cell>
          <table:table-cell/>
          <table:table-cell table:formula="of:=[.G82]/[.C82]" office:value-type="float" office:value="0.958386958386958" calcext:value-type="float">
            <text:p>0.958386958386958</text:p>
          </table:table-cell>
          <table:table-cell table:formula="of:=[.H82]/[.D82]" office:value-type="float" office:value="0.0555690219367349" calcext:value-type="float">
            <text:p>0.055569021936735</text:p>
          </table:table-cell>
        </table:table-row>
        <table:table-row table:style-name="ro1">
          <table:table-cell/>
          <table:table-cell office:value-type="string" calcext:value-type="string">
            <text:p>hwb6_56.qasm </text:p>
          </table:table-cell>
          <table:table-cell office:value-type="float" office:value="23610" calcext:value-type="float">
            <text:p>23610</text:p>
          </table:table-cell>
          <table:table-cell office:value-type="float" office:value="0.059965" calcext:value-type="float">
            <text:p>0.059965</text:p>
          </table:table-cell>
          <table:table-cell/>
          <table:table-cell office:value-type="string" calcext:value-type="string">
            <text:p>hwb6_56.qasm</text:p>
          </table:table-cell>
          <table:table-cell office:value-type="float" office:value="22274" calcext:value-type="float">
            <text:p>22274</text:p>
          </table:table-cell>
          <table:table-cell office:value-type="float" office:value="0.00479" calcext:value-type="float">
            <text:p>0.00479</text:p>
          </table:table-cell>
          <table:table-cell/>
          <table:table-cell table:formula="of:=[.G83]/[.C83]" office:value-type="float" office:value="0.943413807708598" calcext:value-type="float">
            <text:p>0.943413807708598</text:p>
          </table:table-cell>
          <table:table-cell table:formula="of:=[.H83]/[.D83]" office:value-type="float" office:value="0.0798799299591428" calcext:value-type="float">
            <text:p>0.079879929959143</text:p>
          </table:table-cell>
        </table:table-row>
        <table:table-row table:style-name="ro1">
          <table:table-cell/>
          <table:table-cell office:value-type="string" calcext:value-type="string">
            <text:p>hwb7_59.qasm </text:p>
          </table:table-cell>
          <table:table-cell office:value-type="float" office:value="86276" calcext:value-type="float">
            <text:p>86276</text:p>
          </table:table-cell>
          <table:table-cell office:value-type="float" office:value="0.262318" calcext:value-type="float">
            <text:p>0.262318</text:p>
          </table:table-cell>
          <table:table-cell/>
          <table:table-cell office:value-type="string" calcext:value-type="string">
            <text:p>hwb7_59.qasm</text:p>
          </table:table-cell>
          <table:table-cell office:value-type="float" office:value="85873" calcext:value-type="float">
            <text:p>85873</text:p>
          </table:table-cell>
          <table:table-cell office:value-type="float" office:value="0.017696" calcext:value-type="float">
            <text:p>0.017696</text:p>
          </table:table-cell>
          <table:table-cell/>
          <table:table-cell table:formula="of:=[.G84]/[.C84]" office:value-type="float" office:value="0.995328944318234" calcext:value-type="float">
            <text:p>0.995328944318234</text:p>
          </table:table-cell>
          <table:table-cell table:formula="of:=[.H84]/[.D84]" office:value-type="float" office:value="0.0674601056732668" calcext:value-type="float">
            <text:p>0.067460105673267</text:p>
          </table:table-cell>
        </table:table-row>
        <table:table-row table:style-name="ro1">
          <table:table-cell/>
          <table:table-cell office:value-type="string" calcext:value-type="string">
            <text:p>hwb8_113.qasm </text:p>
          </table:table-cell>
          <table:table-cell office:value-type="float" office:value="248001" calcext:value-type="float">
            <text:p>248001</text:p>
          </table:table-cell>
          <table:table-cell office:value-type="float" office:value="3.27999" calcext:value-type="float">
            <text:p>3.27999</text:p>
          </table:table-cell>
          <table:table-cell/>
          <table:table-cell office:value-type="string" calcext:value-type="string">
            <text:p>hwb8_113.qasm</text:p>
          </table:table-cell>
          <table:table-cell office:value-type="float" office:value="250767" calcext:value-type="float">
            <text:p>250767</text:p>
          </table:table-cell>
          <table:table-cell office:value-type="float" office:value="0.05178" calcext:value-type="float">
            <text:p>0.05178</text:p>
          </table:table-cell>
          <table:table-cell/>
          <table:table-cell table:formula="of:=[.G85]/[.C85]" office:value-type="float" office:value="1.01115318083395" calcext:value-type="float">
            <text:p>1.01115318083395</text:p>
          </table:table-cell>
          <table:table-cell table:formula="of:=[.H85]/[.D85]" office:value-type="float" office:value="0.0157866334958338" calcext:value-type="float">
            <text:p>0.015786633495834</text:p>
          </table:table-cell>
        </table:table-row>
        <table:table-row table:style-name="ro1">
          <table:table-cell/>
          <table:table-cell office:value-type="string" calcext:value-type="string">
            <text:p>hwb9_119.qasm </text:p>
          </table:table-cell>
          <table:table-cell office:value-type="float" office:value="749975" calcext:value-type="float">
            <text:p>749975</text:p>
          </table:table-cell>
          <table:table-cell office:value-type="float" office:value="15.8325" calcext:value-type="float">
            <text:p>15.8325</text:p>
          </table:table-cell>
          <table:table-cell/>
          <table:table-cell office:value-type="string" calcext:value-type="string">
            <text:p>hwb9_119.qasm</text:p>
          </table:table-cell>
          <table:table-cell office:value-type="float" office:value="747473" calcext:value-type="float">
            <text:p>747473</text:p>
          </table:table-cell>
          <table:table-cell office:value-type="float" office:value="0.155957" calcext:value-type="float">
            <text:p>0.155957</text:p>
          </table:table-cell>
          <table:table-cell/>
          <table:table-cell table:formula="of:=[.G86]/[.C86]" office:value-type="float" office:value="0.996663888796293" calcext:value-type="float">
            <text:p>0.996663888796293</text:p>
          </table:table-cell>
          <table:table-cell table:formula="of:=[.H86]/[.D86]" office:value-type="float" office:value="0.0098504342333807" calcext:value-type="float">
            <text:p>0.009850434233381</text:p>
          </table:table-cell>
        </table:table-row>
        <table:table-row table:style-name="ro1">
          <table:table-cell/>
          <table:table-cell office:value-type="string" calcext:value-type="string">
            <text:p>inc_237.qasm </text:p>
          </table:table-cell>
          <table:table-cell office:value-type="float" office:value="38853" calcext:value-type="float">
            <text:p>38853</text:p>
          </table:table-cell>
          <table:table-cell office:value-type="float" office:value="0.401008" calcext:value-type="float">
            <text:p>0.401008</text:p>
          </table:table-cell>
          <table:table-cell/>
          <table:table-cell office:value-type="string" calcext:value-type="string">
            <text:p>inc_237.qasm</text:p>
          </table:table-cell>
          <table:table-cell office:value-type="float" office:value="37551" calcext:value-type="float">
            <text:p>37551</text:p>
          </table:table-cell>
          <table:table-cell office:value-type="float" office:value="0.007832" calcext:value-type="float">
            <text:p>0.007832</text:p>
          </table:table-cell>
          <table:table-cell/>
          <table:table-cell table:formula="of:=[.G87]/[.C87]" office:value-type="float" office:value="0.966489074202764" calcext:value-type="float">
            <text:p>0.966489074202764</text:p>
          </table:table-cell>
          <table:table-cell table:formula="of:=[.H87]/[.D87]" office:value-type="float" office:value="0.0195307824282807" calcext:value-type="float">
            <text:p>0.019530782428281</text:p>
          </table:table-cell>
        </table:table-row>
        <table:table-row table:style-name="ro1">
          <table:table-cell/>
          <table:table-cell office:value-type="string" calcext:value-type="string">
            <text:p>ising_model_10.qasm </text:p>
          </table:table-cell>
          <table:table-cell office:value-type="float" office:value="674" calcext:value-type="float">
            <text:p>674</text:p>
          </table:table-cell>
          <table:table-cell office:value-type="float" office:value="0.013037" calcext:value-type="float">
            <text:p>0.013037</text:p>
          </table:table-cell>
          <table:table-cell/>
          <table:table-cell office:value-type="string" calcext:value-type="string">
            <text:p>ising_model_10.qasm</text:p>
          </table:table-cell>
          <table:table-cell office:value-type="float" office:value="763" calcext:value-type="float">
            <text:p>763</text:p>
          </table:table-cell>
          <table:table-cell office:value-type="float" office:value="0.000302" calcext:value-type="float">
            <text:p>0.000302</text:p>
          </table:table-cell>
          <table:table-cell/>
          <table:table-cell table:formula="of:=[.G88]/[.C88]" office:value-type="float" office:value="1.13204747774481" calcext:value-type="float">
            <text:p>1.13204747774481</text:p>
          </table:table-cell>
          <table:table-cell table:formula="of:=[.H88]/[.D88]" office:value-type="float" office:value="0.0231648385364731" calcext:value-type="float">
            <text:p>0.023164838536473</text:p>
          </table:table-cell>
        </table:table-row>
        <table:table-row table:style-name="ro1">
          <table:table-cell/>
          <table:table-cell office:value-type="string" calcext:value-type="string">
            <text:p>ising_model_13.qasm </text:p>
          </table:table-cell>
          <table:table-cell office:value-type="float" office:value="981" calcext:value-type="float">
            <text:p>981</text:p>
          </table:table-cell>
          <table:table-cell office:value-type="float" office:value="0.34218" calcext:value-type="float">
            <text:p>0.34218</text:p>
          </table:table-cell>
          <table:table-cell/>
          <table:table-cell office:value-type="string" calcext:value-type="string">
            <text:p>ising_model_13.qasm</text:p>
          </table:table-cell>
          <table:table-cell office:value-type="float" office:value="1133" calcext:value-type="float">
            <text:p>1133</text:p>
          </table:table-cell>
          <table:table-cell office:value-type="float" office:value="0.000362" calcext:value-type="float">
            <text:p>0.000362</text:p>
          </table:table-cell>
          <table:table-cell/>
          <table:table-cell table:formula="of:=[.G89]/[.C89]" office:value-type="float" office:value="1.15494393476045" calcext:value-type="float">
            <text:p>1.15494393476045</text:p>
          </table:table-cell>
          <table:table-cell table:formula="of:=[.H89]/[.D89]" office:value-type="float" office:value="0.00105792273072652" calcext:value-type="float">
            <text:p>0.001057922730727</text:p>
          </table:table-cell>
        </table:table-row>
        <table:table-row table:style-name="ro1">
          <table:table-cell/>
          <table:table-cell office:value-type="string" calcext:value-type="string">
            <text:p>ising_model_16.qasm </text:p>
          </table:table-cell>
          <table:table-cell office:value-type="float" office:value="1170" calcext:value-type="float">
            <text:p>1170</text:p>
          </table:table-cell>
          <table:table-cell office:value-type="float" office:value="1.35779" calcext:value-type="float">
            <text:p>1.35779</text:p>
          </table:table-cell>
          <table:table-cell/>
          <table:table-cell office:value-type="string" calcext:value-type="string">
            <text:p>ising_model_16.qasm</text:p>
          </table:table-cell>
          <table:table-cell office:value-type="float" office:value="1579" calcext:value-type="float">
            <text:p>1579</text:p>
          </table:table-cell>
          <table:table-cell office:value-type="float" office:value="0.000459" calcext:value-type="float">
            <text:p>0.000459</text:p>
          </table:table-cell>
          <table:table-cell/>
          <table:table-cell table:formula="of:=[.G90]/[.C90]" office:value-type="float" office:value="1.34957264957265" calcext:value-type="float">
            <text:p>1.34957264957265</text:p>
          </table:table-cell>
          <table:table-cell table:formula="of:=[.H90]/[.D90]" office:value-type="float" office:value="0.000338049330161512" calcext:value-type="float">
            <text:p>0.000338049330162</text:p>
          </table:table-cell>
        </table:table-row>
        <table:table-row table:style-name="ro1">
          <table:table-cell/>
          <table:table-cell office:value-type="string" calcext:value-type="string">
            <text:p>life_238.qasm </text:p>
          </table:table-cell>
          <table:table-cell office:value-type="float" office:value="85804" calcext:value-type="float">
            <text:p>85804</text:p>
          </table:table-cell>
          <table:table-cell office:value-type="float" office:value="16.1066" calcext:value-type="float">
            <text:p>16.1066</text:p>
          </table:table-cell>
          <table:table-cell/>
          <table:table-cell office:value-type="string" calcext:value-type="string">
            <text:p>life_238.qasm</text:p>
          </table:table-cell>
          <table:table-cell office:value-type="float" office:value="80368" calcext:value-type="float">
            <text:p>80368</text:p>
          </table:table-cell>
          <table:table-cell office:value-type="float" office:value="0.016685" calcext:value-type="float">
            <text:p>0.016685</text:p>
          </table:table-cell>
          <table:table-cell/>
          <table:table-cell table:formula="of:=[.G91]/[.C91]" office:value-type="float" office:value="0.936646310195329" calcext:value-type="float">
            <text:p>0.936646310195329</text:p>
          </table:table-cell>
          <table:table-cell table:formula="of:=[.H91]/[.D91]" office:value-type="float" office:value="0.00103591074466368" calcext:value-type="float">
            <text:p>0.001035910744664</text:p>
          </table:table-cell>
        </table:table-row>
        <table:table-row table:style-name="ro1">
          <table:table-cell/>
          <table:table-cell office:value-type="string" calcext:value-type="string">
            <text:p>majority_239.qasm </text:p>
          </table:table-cell>
          <table:table-cell office:value-type="float" office:value="2197" calcext:value-type="float">
            <text:p>2197</text:p>
          </table:table-cell>
          <table:table-cell office:value-type="float" office:value="0.015084" calcext:value-type="float">
            <text:p>0.015084</text:p>
          </table:table-cell>
          <table:table-cell/>
          <table:table-cell office:value-type="string" calcext:value-type="string">
            <text:p>majority_239.qasm</text:p>
          </table:table-cell>
          <table:table-cell office:value-type="float" office:value="1941" calcext:value-type="float">
            <text:p>1941</text:p>
          </table:table-cell>
          <table:table-cell office:value-type="float" office:value="0.000438" calcext:value-type="float">
            <text:p>0.000438</text:p>
          </table:table-cell>
          <table:table-cell/>
          <table:table-cell table:formula="of:=[.G92]/[.C92]" office:value-type="float" office:value="0.883477469276286" calcext:value-type="float">
            <text:p>0.883477469276286</text:p>
          </table:table-cell>
          <table:table-cell table:formula="of:=[.H92]/[.D92]" office:value-type="float" office:value="0.0290373906125696" calcext:value-type="float">
            <text:p>0.02903739061257</text:p>
          </table:table-cell>
        </table:table-row>
        <table:table-row table:style-name="ro1">
          <table:table-cell/>
          <table:table-cell office:value-type="string" calcext:value-type="string">
            <text:p>max46_240.qasm </text:p>
          </table:table-cell>
          <table:table-cell office:value-type="float" office:value="99398" calcext:value-type="float">
            <text:p>99398</text:p>
          </table:table-cell>
          <table:table-cell office:value-type="float" office:value="13.456" calcext:value-type="float">
            <text:p>13.456</text:p>
          </table:table-cell>
          <table:table-cell/>
          <table:table-cell office:value-type="string" calcext:value-type="string">
            <text:p>max46_240.qasm</text:p>
          </table:table-cell>
          <table:table-cell office:value-type="float" office:value="95015" calcext:value-type="float">
            <text:p>95015</text:p>
          </table:table-cell>
          <table:table-cell office:value-type="float" office:value="0.020064" calcext:value-type="float">
            <text:p>0.020064</text:p>
          </table:table-cell>
          <table:table-cell/>
          <table:table-cell table:formula="of:=[.G93]/[.C93]" office:value-type="float" office:value="0.955904545363086" calcext:value-type="float">
            <text:p>0.955904545363086</text:p>
          </table:table-cell>
          <table:table-cell table:formula="of:=[.H93]/[.D93]" office:value-type="float" office:value="0.0014910820451843" calcext:value-type="float">
            <text:p>0.001491082045184</text:p>
          </table:table-cell>
        </table:table-row>
        <table:table-row table:style-name="ro1">
          <table:table-cell/>
          <table:table-cell office:value-type="string" calcext:value-type="string">
            <text:p>miller_11.qasm </text:p>
          </table:table-cell>
          <table:table-cell office:value-type="float" office:value="141" calcext:value-type="float">
            <text:p>1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miller_11.qasm</text:p>
          </table:table-cell>
          <table:table-cell office:value-type="float" office:value="123" calcext:value-type="float">
            <text:p>123</text:p>
          </table:table-cell>
          <table:table-cell office:value-type="float" office:value="0.000027" calcext:value-type="float">
            <text:p>2.7E-05</text:p>
          </table:table-cell>
          <table:table-cell/>
          <table:table-cell table:formula="of:=[.G94]/[.C94]" office:value-type="float" office:value="0.872340425531915" calcext:value-type="float">
            <text:p>0.872340425531915</text:p>
          </table:table-cell>
          <table:table-cell table:formula="of:=[.H94]/[.D94]" office:value-type="float" office:value="0.0818181818181818" calcext:value-type="float">
            <text:p>0.081818181818182</text:p>
          </table:table-cell>
        </table:table-row>
        <table:table-row table:style-name="ro1">
          <table:table-cell/>
          <table:table-cell office:value-type="string" calcext:value-type="string">
            <text:p>mini_alu_305.qasm </text:p>
          </table:table-cell>
          <table:table-cell office:value-type="float" office:value="591" calcext:value-type="float">
            <text:p>591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string" calcext:value-type="string">
            <text:p>mini_alu_305.qasm</text:p>
          </table:table-cell>
          <table:table-cell office:value-type="float" office:value="620" calcext:value-type="float">
            <text:p>620</text:p>
          </table:table-cell>
          <table:table-cell office:value-type="float" office:value="0.000108" calcext:value-type="float">
            <text:p>0.000108</text:p>
          </table:table-cell>
          <table:table-cell/>
          <table:table-cell table:formula="of:=[.G95]/[.C95]" office:value-type="float" office:value="1.04906937394247" calcext:value-type="float">
            <text:p>1.04906937394247</text:p>
          </table:table-cell>
          <table:table-cell table:formula="of:=[.H95]/[.D95]" office:value-type="float" office:value="0.0102857142857143" calcext:value-type="float">
            <text:p>0.010285714285714</text:p>
          </table:table-cell>
        </table:table-row>
        <table:table-row table:style-name="ro1">
          <table:table-cell/>
          <table:table-cell office:value-type="string" calcext:value-type="string">
            <text:p>mini-alu_167.qasm </text:p>
          </table:table-cell>
          <table:table-cell office:value-type="float" office:value="988" calcext:value-type="float">
            <text:p>988</text:p>
          </table:table-cell>
          <table:table-cell office:value-type="float" office:value="0.002226" calcext:value-type="float">
            <text:p>0.002226</text:p>
          </table:table-cell>
          <table:table-cell/>
          <table:table-cell office:value-type="string" calcext:value-type="string">
            <text:p>mini-alu_167.qasm</text:p>
          </table:table-cell>
          <table:table-cell office:value-type="float" office:value="724" calcext:value-type="float">
            <text:p>724</text:p>
          </table:table-cell>
          <table:table-cell office:value-type="float" office:value="0.000204" calcext:value-type="float">
            <text:p>0.000204</text:p>
          </table:table-cell>
          <table:table-cell/>
          <table:table-cell table:formula="of:=[.G96]/[.C96]" office:value-type="float" office:value="0.732793522267207" calcext:value-type="float">
            <text:p>0.732793522267207</text:p>
          </table:table-cell>
          <table:table-cell table:formula="of:=[.H96]/[.D96]" office:value-type="float" office:value="0.091644204851752" calcext:value-type="float">
            <text:p>0.091644204851752</text:p>
          </table:table-cell>
        </table:table-row>
        <table:table-row table:style-name="ro1">
          <table:table-cell/>
          <table:table-cell office:value-type="string" calcext:value-type="string">
            <text:p>misex1_241.qasm </text:p>
          </table:table-cell>
          <table:table-cell office:value-type="float" office:value="18369" calcext:value-type="float">
            <text:p>18369</text:p>
          </table:table-cell>
          <table:table-cell office:value-type="float" office:value="0.051112" calcext:value-type="float">
            <text:p>0.051112</text:p>
          </table:table-cell>
          <table:table-cell/>
          <table:table-cell office:value-type="string" calcext:value-type="string">
            <text:p>misex1_241.qasm</text:p>
          </table:table-cell>
          <table:table-cell office:value-type="float" office:value="17163" calcext:value-type="float">
            <text:p>17163</text:p>
          </table:table-cell>
          <table:table-cell office:value-type="float" office:value="0.00352" calcext:value-type="float">
            <text:p>0.00352</text:p>
          </table:table-cell>
          <table:table-cell/>
          <table:table-cell table:formula="of:=[.G97]/[.C97]" office:value-type="float" office:value="0.934345908868202" calcext:value-type="float">
            <text:p>0.934345908868202</text:p>
          </table:table-cell>
          <table:table-cell table:formula="of:=[.H97]/[.D97]" office:value-type="float" office:value="0.0688683675066521" calcext:value-type="float">
            <text:p>0.068868367506652</text:p>
          </table:table-cell>
        </table:table-row>
        <table:table-row table:style-name="ro1">
          <table:table-cell/>
          <table:table-cell office:value-type="string" calcext:value-type="string">
            <text:p>mlp4_245.qasm </text:p>
          </table:table-cell>
          <table:table-cell office:value-type="float" office:value="73664" calcext:value-type="float">
            <text:p>73664</text:p>
          </table:table-cell>
          <table:table-cell office:value-type="float" office:value="12.2838" calcext:value-type="float">
            <text:p>12.2838</text:p>
          </table:table-cell>
          <table:table-cell/>
          <table:table-cell office:value-type="string" calcext:value-type="string">
            <text:p>mlp4_245.qasm</text:p>
          </table:table-cell>
          <table:table-cell office:value-type="float" office:value="72438" calcext:value-type="float">
            <text:p>72438</text:p>
          </table:table-cell>
          <table:table-cell office:value-type="float" office:value="0.014085" calcext:value-type="float">
            <text:p>0.014085</text:p>
          </table:table-cell>
          <table:table-cell/>
          <table:table-cell table:formula="of:=[.G98]/[.C98]" office:value-type="float" office:value="0.983356863596872" calcext:value-type="float">
            <text:p>0.983356863596872</text:p>
          </table:table-cell>
          <table:table-cell table:formula="of:=[.H98]/[.D98]" office:value-type="float" office:value="0.00114663214966053" calcext:value-type="float">
            <text:p>0.001146632149661</text:p>
          </table:table-cell>
        </table:table-row>
        <table:table-row table:style-name="ro1">
          <table:table-cell/>
          <table:table-cell office:value-type="string" calcext:value-type="string">
            <text:p>mod10_171.qasm </text:p>
          </table:table-cell>
          <table:table-cell office:value-type="float" office:value="770" calcext:value-type="float">
            <text:p>770</text:p>
          </table:table-cell>
          <table:table-cell office:value-type="float" office:value="0.001258" calcext:value-type="float">
            <text:p>0.001258</text:p>
          </table:table-cell>
          <table:table-cell/>
          <table:table-cell office:value-type="string" calcext:value-type="string">
            <text:p>mod10_171.qasm</text:p>
          </table:table-cell>
          <table:table-cell office:value-type="float" office:value="701" calcext:value-type="float">
            <text:p>701</text:p>
          </table:table-cell>
          <table:table-cell office:value-type="float" office:value="0.000166" calcext:value-type="float">
            <text:p>0.000166</text:p>
          </table:table-cell>
          <table:table-cell/>
          <table:table-cell table:formula="of:=[.G99]/[.C99]" office:value-type="float" office:value="0.91038961038961" calcext:value-type="float">
            <text:p>0.91038961038961</text:p>
          </table:table-cell>
          <table:table-cell table:formula="of:=[.H99]/[.D99]" office:value-type="float" office:value="0.131955484896661" calcext:value-type="float">
            <text:p>0.131955484896661</text:p>
          </table:table-cell>
        </table:table-row>
        <table:table-row table:style-name="ro1">
          <table:table-cell/>
          <table:table-cell office:value-type="string" calcext:value-type="string">
            <text:p>mod10_176.qasm </text:p>
          </table:table-cell>
          <table:table-cell office:value-type="float" office:value="585" calcext:value-type="float">
            <text:p>585</text:p>
          </table:table-cell>
          <table:table-cell office:value-type="float" office:value="0.001003" calcext:value-type="float">
            <text:p>0.001003</text:p>
          </table:table-cell>
          <table:table-cell/>
          <table:table-cell office:value-type="string" calcext:value-type="string">
            <text:p>mod10_176.qasm</text:p>
          </table:table-cell>
          <table:table-cell office:value-type="float" office:value="525" calcext:value-type="float">
            <text:p>525</text:p>
          </table:table-cell>
          <table:table-cell office:value-type="float" office:value="0.000118" calcext:value-type="float">
            <text:p>0.000118</text:p>
          </table:table-cell>
          <table:table-cell/>
          <table:table-cell table:formula="of:=[.G100]/[.C100]" office:value-type="float" office:value="0.897435897435897" calcext:value-type="float">
            <text:p>0.897435897435897</text:p>
          </table:table-cell>
          <table:table-cell table:formula="of:=[.H100]/[.D100]" office:value-type="float" office:value="0.117647058823529" calcext:value-type="float">
            <text:p>0.117647058823529</text:p>
          </table:table-cell>
        </table:table-row>
        <table:table-row table:style-name="ro1">
          <table:table-cell/>
          <table:table-cell office:value-type="string" calcext:value-type="string">
            <text:p>mod5adder_127.qasm </text:p>
          </table:table-cell>
          <table:table-cell office:value-type="float" office:value="1886" calcext:value-type="float">
            <text:p>1886</text:p>
          </table:table-cell>
          <table:table-cell office:value-type="float" office:value="0.003149" calcext:value-type="float">
            <text:p>0.003149</text:p>
          </table:table-cell>
          <table:table-cell/>
          <table:table-cell office:value-type="string" calcext:value-type="string">
            <text:p>mod5adder_127.qasm</text:p>
          </table:table-cell>
          <table:table-cell office:value-type="float" office:value="1851" calcext:value-type="float">
            <text:p>1851</text:p>
          </table:table-cell>
          <table:table-cell office:value-type="float" office:value="0.000394" calcext:value-type="float">
            <text:p>0.000394</text:p>
          </table:table-cell>
          <table:table-cell/>
          <table:table-cell table:formula="of:=[.G101]/[.C101]" office:value-type="float" office:value="0.981442205726405" calcext:value-type="float">
            <text:p>0.981442205726405</text:p>
          </table:table-cell>
          <table:table-cell table:formula="of:=[.H101]/[.D101]" office:value-type="float" office:value="0.125119085423944" calcext:value-type="float">
            <text:p>0.125119085423944</text:p>
          </table:table-cell>
        </table:table-row>
        <table:table-row table:style-name="ro1">
          <table:table-cell/>
          <table:table-cell office:value-type="string" calcext:value-type="string">
            <text:p>mod5d1_63.qasm </text:p>
          </table:table-cell>
          <table:table-cell office:value-type="float" office:value="99" calcext:value-type="float">
            <text:p>99</text:p>
          </table:table-cell>
          <table:table-cell office:value-type="float" office:value="0.000319" calcext:value-type="float">
            <text:p>0.000319</text:p>
          </table:table-cell>
          <table:table-cell/>
          <table:table-cell office:value-type="string" calcext:value-type="string">
            <text:p>mod5d1_63.qasm</text:p>
          </table:table-cell>
          <table:table-cell office:value-type="float" office:value="62" calcext:value-type="float">
            <text:p>62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G102]/[.C102]" office:value-type="float" office:value="0.626262626262626" calcext:value-type="float">
            <text:p>0.626262626262626</text:p>
          </table:table-cell>
          <table:table-cell table:formula="of:=[.H102]/[.D102]" office:value-type="float" office:value="0.0564263322884013" calcext:value-type="float">
            <text:p>0.056426332288401</text:p>
          </table:table-cell>
        </table:table-row>
        <table:table-row table:style-name="ro1">
          <table:table-cell/>
          <table:table-cell office:value-type="string" calcext:value-type="string">
            <text:p>mod5d2_64.qasm </text:p>
          </table:table-cell>
          <table:table-cell office:value-type="float" office:value="186" calcext:value-type="float">
            <text:p>186</text:p>
          </table:table-cell>
          <table:table-cell office:value-type="float" office:value="0.000359" calcext:value-type="float">
            <text:p>0.000359</text:p>
          </table:table-cell>
          <table:table-cell/>
          <table:table-cell office:value-type="string" calcext:value-type="string">
            <text:p>mod5d2_64.qasm</text:p>
          </table:table-cell>
          <table:table-cell office:value-type="float" office:value="125" calcext:value-type="float">
            <text:p>125</text:p>
          </table:table-cell>
          <table:table-cell office:value-type="float" office:value="0.000028" calcext:value-type="float">
            <text:p>2.8E-05</text:p>
          </table:table-cell>
          <table:table-cell/>
          <table:table-cell table:formula="of:=[.G103]/[.C103]" office:value-type="float" office:value="0.672043010752688" calcext:value-type="float">
            <text:p>0.672043010752688</text:p>
          </table:table-cell>
          <table:table-cell table:formula="of:=[.H103]/[.D103]" office:value-type="float" office:value="0.0779944289693593" calcext:value-type="float">
            <text:p>0.077994428969359</text:p>
          </table:table-cell>
        </table:table-row>
        <table:table-row table:style-name="ro1">
          <table:table-cell/>
          <table:table-cell office:value-type="string" calcext:value-type="string">
            <text:p>mod5mils_65.qasm </text:p>
          </table:table-cell>
          <table:table-cell office:value-type="float" office:value="116" calcext:value-type="float">
            <text:p>116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string" calcext:value-type="string">
            <text:p>mod5mils_65.qasm</text:p>
          </table:table-cell>
          <table:table-cell office:value-type="float" office:value="94" calcext:value-type="float">
            <text:p>94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G104]/[.C104]" office:value-type="float" office:value="0.810344827586207" calcext:value-type="float">
            <text:p>0.810344827586207</text:p>
          </table:table-cell>
          <table:table-cell table:formula="of:=[.H104]/[.D104]" office:value-type="float" office:value="0.09375" calcext:value-type="float">
            <text:p>0.09375</text:p>
          </table:table-cell>
        </table:table-row>
        <table:table-row table:style-name="ro1">
          <table:table-cell/>
          <table:table-cell office:value-type="string" calcext:value-type="string">
            <text:p>mod8-10_177.qasm </text:p>
          </table:table-cell>
          <table:table-cell office:value-type="float" office:value="1559" calcext:value-type="float">
            <text:p>1559</text:p>
          </table:table-cell>
          <table:table-cell office:value-type="float" office:value="0.002657" calcext:value-type="float">
            <text:p>0.002657</text:p>
          </table:table-cell>
          <table:table-cell/>
          <table:table-cell office:value-type="string" calcext:value-type="string">
            <text:p>mod8-10_177.qasm</text:p>
          </table:table-cell>
          <table:table-cell office:value-type="float" office:value="1368" calcext:value-type="float">
            <text:p>1368</text:p>
          </table:table-cell>
          <table:table-cell office:value-type="float" office:value="0.000295" calcext:value-type="float">
            <text:p>0.000295</text:p>
          </table:table-cell>
          <table:table-cell/>
          <table:table-cell table:formula="of:=[.G105]/[.C105]" office:value-type="float" office:value="0.877485567671584" calcext:value-type="float">
            <text:p>0.877485567671584</text:p>
          </table:table-cell>
          <table:table-cell table:formula="of:=[.H105]/[.D105]" office:value-type="float" office:value="0.111027474595408" calcext:value-type="float">
            <text:p>0.111027474595408</text:p>
          </table:table-cell>
        </table:table-row>
        <table:table-row table:style-name="ro1">
          <table:table-cell/>
          <table:table-cell office:value-type="string" calcext:value-type="string">
            <text:p>mod8-10_178.qasm </text:p>
          </table:table-cell>
          <table:table-cell office:value-type="float" office:value="1149" calcext:value-type="float">
            <text:p>1149</text:p>
          </table:table-cell>
          <table:table-cell office:value-type="float" office:value="0.001465" calcext:value-type="float">
            <text:p>0.001465</text:p>
          </table:table-cell>
          <table:table-cell/>
          <table:table-cell office:value-type="string" calcext:value-type="string">
            <text:p>mod8-10_178.qasm</text:p>
          </table:table-cell>
          <table:table-cell office:value-type="float" office:value="1074" calcext:value-type="float">
            <text:p>1074</text:p>
          </table:table-cell>
          <table:table-cell office:value-type="float" office:value="0.000243" calcext:value-type="float">
            <text:p>0.000243</text:p>
          </table:table-cell>
          <table:table-cell/>
          <table:table-cell table:formula="of:=[.G106]/[.C106]" office:value-type="float" office:value="0.934725848563969" calcext:value-type="float">
            <text:p>0.934725848563969</text:p>
          </table:table-cell>
          <table:table-cell table:formula="of:=[.H106]/[.D106]" office:value-type="float" office:value="0.165870307167236" calcext:value-type="float">
            <text:p>0.165870307167236</text:p>
          </table:table-cell>
        </table:table-row>
        <table:table-row table:style-name="ro1">
          <table:table-cell/>
          <table:table-cell office:value-type="string" calcext:value-type="string">
            <text:p>one-two-three-v0_97.qasm </text:p>
          </table:table-cell>
          <table:table-cell office:value-type="float" office:value="1027" calcext:value-type="float">
            <text:p>1027</text:p>
          </table:table-cell>
          <table:table-cell office:value-type="float" office:value="0.002865" calcext:value-type="float">
            <text:p>0.002865</text:p>
          </table:table-cell>
          <table:table-cell/>
          <table:table-cell office:value-type="string" calcext:value-type="string">
            <text:p>one-two-three-v0_97.qasm</text:p>
          </table:table-cell>
          <table:table-cell office:value-type="float" office:value="794" calcext:value-type="float">
            <text:p>794</text:p>
          </table:table-cell>
          <table:table-cell office:value-type="float" office:value="0.000193" calcext:value-type="float">
            <text:p>0.000193</text:p>
          </table:table-cell>
          <table:table-cell/>
          <table:table-cell table:formula="of:=[.G107]/[.C107]" office:value-type="float" office:value="0.773125608568647" calcext:value-type="float">
            <text:p>0.773125608568647</text:p>
          </table:table-cell>
          <table:table-cell table:formula="of:=[.H107]/[.D107]" office:value-type="float" office:value="0.0673647469458988" calcext:value-type="float">
            <text:p>0.067364746945899</text:p>
          </table:table-cell>
        </table:table-row>
        <table:table-row table:style-name="ro1">
          <table:table-cell/>
          <table:table-cell office:value-type="string" calcext:value-type="string">
            <text:p>one-two-three-v0_98.qasm </text:p>
          </table:table-cell>
          <table:table-cell office:value-type="float" office:value="513" calcext:value-type="float">
            <text:p>513</text:p>
          </table:table-cell>
          <table:table-cell office:value-type="float" office:value="0.000964" calcext:value-type="float">
            <text:p>0.000964</text:p>
          </table:table-cell>
          <table:table-cell/>
          <table:table-cell office:value-type="string" calcext:value-type="string">
            <text:p>one-two-three-v0_98.qasm</text:p>
          </table:table-cell>
          <table:table-cell office:value-type="float" office:value="488" calcext:value-type="float">
            <text:p>488</text:p>
          </table:table-cell>
          <table:table-cell office:value-type="float" office:value="0.000093" calcext:value-type="float">
            <text:p>9.3E-05</text:p>
          </table:table-cell>
          <table:table-cell/>
          <table:table-cell table:formula="of:=[.G108]/[.C108]" office:value-type="float" office:value="0.951267056530214" calcext:value-type="float">
            <text:p>0.951267056530214</text:p>
          </table:table-cell>
          <table:table-cell table:formula="of:=[.H108]/[.D108]" office:value-type="float" office:value="0.0964730290456432" calcext:value-type="float">
            <text:p>0.096473029045643</text:p>
          </table:table-cell>
        </table:table-row>
        <table:table-row table:style-name="ro1">
          <table:table-cell/>
          <table:table-cell office:value-type="string" calcext:value-type="string">
            <text:p>one-two-three-v1_99.qasm </text:p>
          </table:table-cell>
          <table:table-cell office:value-type="float" office:value="444" calcext:value-type="float">
            <text:p>444</text:p>
          </table:table-cell>
          <table:table-cell office:value-type="float" office:value="0.000624" calcext:value-type="float">
            <text:p>0.000624</text:p>
          </table:table-cell>
          <table:table-cell/>
          <table:table-cell office:value-type="string" calcext:value-type="string">
            <text:p>one-two-three-v1_99.qasm</text:p>
          </table:table-cell>
          <table:table-cell office:value-type="float" office:value="437" calcext:value-type="float">
            <text:p>437</text:p>
          </table:table-cell>
          <table:table-cell office:value-type="float" office:value="0.000083" calcext:value-type="float">
            <text:p>8.3E-05</text:p>
          </table:table-cell>
          <table:table-cell/>
          <table:table-cell table:formula="of:=[.G109]/[.C109]" office:value-type="float" office:value="0.984234234234234" calcext:value-type="float">
            <text:p>0.984234234234234</text:p>
          </table:table-cell>
          <table:table-cell table:formula="of:=[.H109]/[.D109]" office:value-type="float" office:value="0.133012820512821" calcext:value-type="float">
            <text:p>0.133012820512821</text:p>
          </table:table-cell>
        </table:table-row>
        <table:table-row table:style-name="ro1">
          <table:table-cell/>
          <table:table-cell office:value-type="string" calcext:value-type="string">
            <text:p>one-two-three-v2_100.qasm </text:p>
          </table:table-cell>
          <table:table-cell office:value-type="float" office:value="225" calcext:value-type="float">
            <text:p>225</text:p>
          </table:table-cell>
          <table:table-cell office:value-type="float" office:value="0.000486" calcext:value-type="float">
            <text:p>0.000486</text:p>
          </table:table-cell>
          <table:table-cell/>
          <table:table-cell office:value-type="string" calcext:value-type="string">
            <text:p>one-two-three-v2_100.qasm</text:p>
          </table:table-cell>
          <table:table-cell office:value-type="float" office:value="164" calcext:value-type="float">
            <text:p>164</text:p>
          </table:table-cell>
          <table:table-cell office:value-type="float" office:value="0.000048" calcext:value-type="float">
            <text:p>4.8E-05</text:p>
          </table:table-cell>
          <table:table-cell/>
          <table:table-cell table:formula="of:=[.G110]/[.C110]" office:value-type="float" office:value="0.728888888888889" calcext:value-type="float">
            <text:p>0.728888888888889</text:p>
          </table:table-cell>
          <table:table-cell table:formula="of:=[.H110]/[.D110]" office:value-type="float" office:value="0.0987654320987654" calcext:value-type="float">
            <text:p>0.098765432098766</text:p>
          </table:table-cell>
        </table:table-row>
        <table:table-row table:style-name="ro1">
          <table:table-cell/>
          <table:table-cell office:value-type="string" calcext:value-type="string">
            <text:p>one-two-three-v3_101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string" calcext:value-type="string">
            <text:p>one-two-three-v3_101.qasm</text:p>
          </table:table-cell>
          <table:table-cell office:value-type="float" office:value="201" calcext:value-type="float">
            <text:p>201</text:p>
          </table:table-cell>
          <table:table-cell office:value-type="float" office:value="0.000049" calcext:value-type="float">
            <text:p>4.9E-05</text:p>
          </table:table-cell>
          <table:table-cell/>
          <table:table-cell table:formula="of:=[.G111]/[.C111]" office:value-type="float" office:value="0.862660944206009" calcext:value-type="float">
            <text:p>0.862660944206009</text:p>
          </table:table-cell>
          <table:table-cell table:formula="of:=[.H111]/[.D111]" office:value-type="float" office:value="0.106521739130435" calcext:value-type="float">
            <text:p>0.106521739130435</text:p>
          </table:table-cell>
        </table:table-row>
        <table:table-row table:style-name="ro1">
          <table:table-cell/>
          <table:table-cell office:value-type="string" calcext:value-type="string">
            <text:p>plus63mod4096_163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63mod4096_163.qasm</text:p>
          </table:table-cell>
          <table:table-cell office:value-type="float" office:value="470358" calcext:value-type="float">
            <text:p>470358</text:p>
          </table:table-cell>
          <table:table-cell office:value-type="float" office:value="0.096019" calcext:value-type="float">
            <text:p>0.096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us63mod8192_164.qasm </text:p>
          </table:table-cell>
          <table:table-cell office:value-type="float" office:value="723610" calcext:value-type="float">
            <text:p>723610</text:p>
          </table:table-cell>
          <table:table-cell office:value-type="float" office:value="113.496" calcext:value-type="float">
            <text:p>113.496</text:p>
          </table:table-cell>
          <table:table-cell/>
          <table:table-cell office:value-type="string" calcext:value-type="string">
            <text:p>plus63mod8192_164.qasm</text:p>
          </table:table-cell>
          <table:table-cell office:value-type="float" office:value="703063" calcext:value-type="float">
            <text:p>703063</text:p>
          </table:table-cell>
          <table:table-cell office:value-type="float" office:value="0.140607" calcext:value-type="float">
            <text:p>0.140607</text:p>
          </table:table-cell>
          <table:table-cell/>
          <table:table-cell table:formula="of:=[.G113]/[.C113]" office:value-type="float" office:value="0.971604870026672" calcext:value-type="float">
            <text:p>0.971604870026672</text:p>
          </table:table-cell>
          <table:table-cell table:formula="of:=[.H113]/[.D113]" office:value-type="float" office:value="0.0012388718545147" calcext:value-type="float">
            <text:p>0.001238871854515</text:p>
          </table:table-cell>
        </table:table-row>
        <table:table-row table:style-name="ro1">
          <table:table-cell/>
          <table:table-cell office:value-type="string" calcext:value-type="string">
            <text:p>pm1_249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17311" calcext:value-type="float">
            <text:p>0.017311</text:p>
          </table:table-cell>
          <table:table-cell/>
          <table:table-cell office:value-type="string" calcext:value-type="string">
            <text:p>pm1_249.qasm</text:p>
          </table:table-cell>
          <table:table-cell office:value-type="float" office:value="6406" calcext:value-type="float">
            <text:p>6406</text:p>
          </table:table-cell>
          <table:table-cell office:value-type="float" office:value="0.001295" calcext:value-type="float">
            <text:p>0.001295</text:p>
          </table:table-cell>
          <table:table-cell/>
          <table:table-cell table:formula="of:=[.G114]/[.C114]" office:value-type="float" office:value="1.02103920943577" calcext:value-type="float">
            <text:p>1.02103920943577</text:p>
          </table:table-cell>
          <table:table-cell table:formula="of:=[.H114]/[.D114]" office:value-type="float" office:value="0.0748079255964416" calcext:value-type="float">
            <text:p>0.074807925596442</text:p>
          </table:table-cell>
        </table:table-row>
        <table:table-row table:style-name="ro1">
          <table:table-cell/>
          <table:table-cell office:value-type="string" calcext:value-type="string">
            <text:p>qft_10.qasm </text:p>
          </table:table-cell>
          <table:table-cell office:value-type="float" office:value="624" calcext:value-type="float">
            <text:p>624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string" calcext:value-type="string">
            <text:p>qft_10.qasm</text:p>
          </table:table-cell>
          <table:table-cell office:value-type="float" office:value="924" calcext:value-type="float">
            <text:p>924</text:p>
          </table:table-cell>
          <table:table-cell office:value-type="float" office:value="0.000132" calcext:value-type="float">
            <text:p>0.000132</text:p>
          </table:table-cell>
          <table:table-cell/>
          <table:table-cell table:formula="of:=[.G115]/[.C115]" office:value-type="float" office:value="1.48076923076923" calcext:value-type="float">
            <text:p>1.48076923076923</text:p>
          </table:table-cell>
          <table:table-cell table:formula="of:=[.H115]/[.D115]" office:value-type="float" office:value="0.0339070125866941" calcext:value-type="float">
            <text:p>0.033907012586694</text:p>
          </table:table-cell>
        </table:table-row>
        <table:table-row table:style-name="ro1">
          <table:table-cell/>
          <table:table-cell table:style-name="ce2" office:value-type="string" calcext:value-type="string">
            <text:p>qft_16.qasm 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office:value-type="float" office:value="12.2423" calcext:value-type="float">
            <text:p>12.2423</text:p>
          </table:table-cell>
          <table:table-cell table:style-name="ce2"/>
          <table:table-cell table:style-name="ce2" office:value-type="string" calcext:value-type="string">
            <text:p>qft_16.qasm</text:p>
          </table:table-cell>
          <table:table-cell table:style-name="ce2" office:value-type="float" office:value="3345" calcext:value-type="float">
            <text:p>3345</text:p>
          </table:table-cell>
          <table:table-cell table:style-name="ce2" office:value-type="float" office:value="0.000331" calcext:value-type="float">
            <text:p>0.000331</text:p>
          </table:table-cell>
          <table:table-cell table:style-name="ce2"/>
          <table:table-cell table:style-name="ce2" table:formula="of:=[.G116]/[.C116]" office:value-type="float" office:value="2.04587155963303" calcext:value-type="float">
            <text:p>2.04587155963303</text:p>
          </table:table-cell>
          <table:table-cell table:style-name="ce2" table:formula="of:=[.H116]/[.D116]" office:value-type="float" office:value="0.0000270374031023582" calcext:value-type="float">
            <text:p>2.70374031023582E-05</text:p>
          </table:table-cell>
        </table:table-row>
        <table:table-row table:style-name="ro1">
          <table:table-cell/>
          <table:table-cell office:value-type="string" calcext:value-type="string">
            <text:p>radd_250.qasm </text:p>
          </table:table-cell>
          <table:table-cell office:value-type="float" office:value="11678" calcext:value-type="float">
            <text:p>11678</text:p>
          </table:table-cell>
          <table:table-cell office:value-type="float" office:value="0.21259" calcext:value-type="float">
            <text:p>0.21259</text:p>
          </table:table-cell>
          <table:table-cell/>
          <table:table-cell office:value-type="string" calcext:value-type="string">
            <text:p>radd_250.qasm</text:p>
          </table:table-cell>
          <table:table-cell office:value-type="float" office:value="11886" calcext:value-type="float">
            <text:p>11886</text:p>
          </table:table-cell>
          <table:table-cell office:value-type="float" office:value="0.002298" calcext:value-type="float">
            <text:p>0.002298</text:p>
          </table:table-cell>
          <table:table-cell/>
          <table:table-cell table:formula="of:=[.G117]/[.C117]" office:value-type="float" office:value="1.01781126905292" calcext:value-type="float">
            <text:p>1.01781126905292</text:p>
          </table:table-cell>
          <table:table-cell table:formula="of:=[.H117]/[.D117]" office:value-type="float" office:value="0.0108095394891575" calcext:value-type="float">
            <text:p>0.010809539489158</text:p>
          </table:table-cell>
        </table:table-row>
        <table:table-row table:style-name="ro1">
          <table:table-cell/>
          <table:table-cell office:value-type="string" calcext:value-type="string">
            <text:p>rd32_270.qasm </text:p>
          </table:table-cell>
          <table:table-cell office:value-type="float" office:value="295" calcext:value-type="float">
            <text:p>295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string" calcext:value-type="string">
            <text:p>rd32_270.qasm</text:p>
          </table:table-cell>
          <table:table-cell office:value-type="float" office:value="279" calcext:value-type="float">
            <text:p>279</text:p>
          </table:table-cell>
          <table:table-cell office:value-type="float" office:value="0.000042" calcext:value-type="float">
            <text:p>4.2E-05</text:p>
          </table:table-cell>
          <table:table-cell/>
          <table:table-cell table:formula="of:=[.G118]/[.C118]" office:value-type="float" office:value="0.945762711864407" calcext:value-type="float">
            <text:p>0.945762711864407</text:p>
          </table:table-cell>
          <table:table-cell table:formula="of:=[.H118]/[.D118]" office:value-type="float" office:value="0.129230769230769" calcext:value-type="float">
            <text:p>0.129230769230769</text:p>
          </table:table-cell>
        </table:table-row>
        <table:table-row table:style-name="ro1">
          <table:table-cell/>
          <table:table-cell office:value-type="string" calcext:value-type="string">
            <text:p>rd32-v0_66.qasm </text:p>
          </table:table-cell>
          <table:table-cell office:value-type="float" office:value="107" calcext:value-type="float">
            <text:p>107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string" calcext:value-type="string">
            <text:p>rd32-v0_66.qasm</text:p>
          </table:table-cell>
          <table:table-cell office:value-type="float" office:value="76" calcext:value-type="float">
            <text:p>76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G119]/[.C119]" office:value-type="float" office:value="0.710280373831776" calcext:value-type="float">
            <text:p>0.710280373831776</text:p>
          </table:table-cell>
          <table:table-cell table:formula="of:=[.H119]/[.D119]" office:value-type="float" office:value="0.15929203539823" calcext:value-type="float">
            <text:p>0.15929203539823</text:p>
          </table:table-cell>
        </table:table-row>
        <table:table-row table:style-name="ro1">
          <table:table-cell/>
          <table:table-cell office:value-type="string" calcext:value-type="string">
            <text:p>rd32-v1_68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string" calcext:value-type="string">
            <text:p>rd32-v1_68.qasm</text:p>
          </table:table-cell>
          <table:table-cell office:value-type="float" office:value="78" calcext:value-type="float">
            <text:p>78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G120]/[.C120]" office:value-type="float" office:value="0.715596330275229" calcext:value-type="float">
            <text:p>0.715596330275229</text:p>
          </table:table-cell>
          <table:table-cell table:formula="of:=[.H120]/[.D120]" office:value-type="float" office:value="0.15929203539823" calcext:value-type="float">
            <text:p>0.15929203539823</text:p>
          </table:table-cell>
        </table:table-row>
        <table:table-row table:style-name="ro1">
          <table:table-cell/>
          <table:table-cell office:value-type="string" calcext:value-type="string">
            <text:p>rd53_130.qasm </text:p>
          </table:table-cell>
          <table:table-cell office:value-type="float" office:value="3582" calcext:value-type="float">
            <text:p>3582</text:p>
          </table:table-cell>
          <table:table-cell office:value-type="float" office:value="0.026172" calcext:value-type="float">
            <text:p>0.026172</text:p>
          </table:table-cell>
          <table:table-cell/>
          <table:table-cell office:value-type="string" calcext:value-type="string">
            <text:p>rd53_130.qasm</text:p>
          </table:table-cell>
          <table:table-cell office:value-type="float" office:value="3334" calcext:value-type="float">
            <text:p>3334</text:p>
          </table:table-cell>
          <table:table-cell office:value-type="float" office:value="0.000735" calcext:value-type="float">
            <text:p>0.000735</text:p>
          </table:table-cell>
          <table:table-cell/>
          <table:table-cell table:formula="of:=[.G121]/[.C121]" office:value-type="float" office:value="0.930764935790061" calcext:value-type="float">
            <text:p>0.930764935790061</text:p>
          </table:table-cell>
          <table:table-cell table:formula="of:=[.H121]/[.D121]" office:value-type="float" office:value="0.0280834479596515" calcext:value-type="float">
            <text:p>0.028083447959652</text:p>
          </table:table-cell>
        </table:table-row>
        <table:table-row table:style-name="ro1">
          <table:table-cell/>
          <table:table-cell office:value-type="string" calcext:value-type="string">
            <text:p>rd53_131.qasm </text:p>
          </table:table-cell>
          <table:table-cell office:value-type="float" office:value="1578" calcext:value-type="float">
            <text:p>1578</text:p>
          </table:table-cell>
          <table:table-cell office:value-type="float" office:value="0.336419" calcext:value-type="float">
            <text:p>0.336419</text:p>
          </table:table-cell>
          <table:table-cell/>
          <table:table-cell office:value-type="string" calcext:value-type="string">
            <text:p>rd53_131.qasm</text:p>
          </table:table-cell>
          <table:table-cell office:value-type="float" office:value="1671" calcext:value-type="float">
            <text:p>1671</text:p>
          </table:table-cell>
          <table:table-cell office:value-type="float" office:value="0.000323" calcext:value-type="float">
            <text:p>0.000323</text:p>
          </table:table-cell>
          <table:table-cell/>
          <table:table-cell table:formula="of:=[.G122]/[.C122]" office:value-type="float" office:value="1.05893536121673" calcext:value-type="float">
            <text:p>1.05893536121673</text:p>
          </table:table-cell>
          <table:table-cell table:formula="of:=[.H122]/[.D122]" office:value-type="float" office:value="0.0009601122409852" calcext:value-type="float">
            <text:p>0.000960112240985</text:p>
          </table:table-cell>
        </table:table-row>
        <table:table-row table:style-name="ro1">
          <table:table-cell/>
          <table:table-cell office:value-type="string" calcext:value-type="string">
            <text:p>rd53_133.qasm </text:p>
          </table:table-cell>
          <table:table-cell office:value-type="float" office:value="2020" calcext:value-type="float">
            <text:p>2020</text:p>
          </table:table-cell>
          <table:table-cell office:value-type="float" office:value="0.021788" calcext:value-type="float">
            <text:p>0.021788</text:p>
          </table:table-cell>
          <table:table-cell/>
          <table:table-cell office:value-type="string" calcext:value-type="string">
            <text:p>rd53_133.qasm</text:p>
          </table:table-cell>
          <table:table-cell office:value-type="float" office:value="2057" calcext:value-type="float">
            <text:p>2057</text:p>
          </table:table-cell>
          <table:table-cell office:value-type="float" office:value="0.000418" calcext:value-type="float">
            <text:p>0.000418</text:p>
          </table:table-cell>
          <table:table-cell/>
          <table:table-cell table:formula="of:=[.G123]/[.C123]" office:value-type="float" office:value="1.01831683168317" calcext:value-type="float">
            <text:p>1.01831683168317</text:p>
          </table:table-cell>
          <table:table-cell table:formula="of:=[.H123]/[.D123]" office:value-type="float" office:value="0.0191848724068294" calcext:value-type="float">
            <text:p>0.01918487240683</text:p>
          </table:table-cell>
        </table:table-row>
        <table:table-row table:style-name="ro1">
          <table:table-cell/>
          <table:table-cell office:value-type="string" calcext:value-type="string">
            <text:p>rd53_135.qasm </text:p>
          </table:table-cell>
          <table:table-cell office:value-type="float" office:value="1072" calcext:value-type="float">
            <text:p>1072</text:p>
          </table:table-cell>
          <table:table-cell office:value-type="float" office:value="0.009604" calcext:value-type="float">
            <text:p>0.009604</text:p>
          </table:table-cell>
          <table:table-cell/>
          <table:table-cell office:value-type="string" calcext:value-type="string">
            <text:p>rd53_135.qasm</text:p>
          </table:table-cell>
          <table:table-cell office:value-type="float" office:value="1042" calcext:value-type="float">
            <text:p>1042</text:p>
          </table:table-cell>
          <table:table-cell office:value-type="float" office:value="0.000206" calcext:value-type="float">
            <text:p>0.000206</text:p>
          </table:table-cell>
          <table:table-cell/>
          <table:table-cell table:formula="of:=[.G124]/[.C124]" office:value-type="float" office:value="0.972014925373134" calcext:value-type="float">
            <text:p>0.972014925373134</text:p>
          </table:table-cell>
          <table:table-cell table:formula="of:=[.H124]/[.D124]" office:value-type="float" office:value="0.0214493960849646" calcext:value-type="float">
            <text:p>0.021449396084965</text:p>
          </table:table-cell>
        </table:table-row>
        <table:table-row table:style-name="ro1">
          <table:table-cell/>
          <table:table-cell office:value-type="string" calcext:value-type="string">
            <text:p>rd53_138.qasm </text:p>
          </table:table-cell>
          <table:table-cell office:value-type="float" office:value="425" calcext:value-type="float">
            <text:p>425</text:p>
          </table:table-cell>
          <table:table-cell office:value-type="float" office:value="0.001935" calcext:value-type="float">
            <text:p>0.001935</text:p>
          </table:table-cell>
          <table:table-cell/>
          <table:table-cell office:value-type="string" calcext:value-type="string">
            <text:p>rd53_138.qasm</text:p>
          </table:table-cell>
          <table:table-cell office:value-type="float" office:value="474" calcext:value-type="float">
            <text:p>474</text:p>
          </table:table-cell>
          <table:table-cell office:value-type="float" office:value="0.000082" calcext:value-type="float">
            <text:p>8.2E-05</text:p>
          </table:table-cell>
          <table:table-cell/>
          <table:table-cell table:formula="of:=[.G125]/[.C125]" office:value-type="float" office:value="1.11529411764706" calcext:value-type="float">
            <text:p>1.11529411764706</text:p>
          </table:table-cell>
          <table:table-cell table:formula="of:=[.H125]/[.D125]" office:value-type="float" office:value="0.0423772609819121" calcext:value-type="float">
            <text:p>0.042377260981912</text:p>
          </table:table-cell>
        </table:table-row>
        <table:table-row table:style-name="ro1">
          <table:table-cell/>
          <table:table-cell office:value-type="string" calcext:value-type="string">
            <text:p>rd53_251.qasm </text:p>
          </table:table-cell>
          <table:table-cell office:value-type="float" office:value="4530" calcext:value-type="float">
            <text:p>4530</text:p>
          </table:table-cell>
          <table:table-cell office:value-type="float" office:value="0.008379" calcext:value-type="float">
            <text:p>0.008379</text:p>
          </table:table-cell>
          <table:table-cell/>
          <table:table-cell office:value-type="string" calcext:value-type="string">
            <text:p>rd53_251.qasm</text:p>
          </table:table-cell>
          <table:table-cell office:value-type="float" office:value="3997" calcext:value-type="float">
            <text:p>3997</text:p>
          </table:table-cell>
          <table:table-cell office:value-type="float" office:value="0.000907" calcext:value-type="float">
            <text:p>0.000907</text:p>
          </table:table-cell>
          <table:table-cell/>
          <table:table-cell table:formula="of:=[.G126]/[.C126]" office:value-type="float" office:value="0.88233995584989" calcext:value-type="float">
            <text:p>0.88233995584989</text:p>
          </table:table-cell>
          <table:table-cell table:formula="of:=[.H126]/[.D126]" office:value-type="float" office:value="0.108246807494928" calcext:value-type="float">
            <text:p>0.108246807494928</text:p>
          </table:table-cell>
        </table:table-row>
        <table:table-row table:style-name="ro1">
          <table:table-cell/>
          <table:table-cell office:value-type="string" calcext:value-type="string">
            <text:p>rd53_311.qasm </text:p>
          </table:table-cell>
          <table:table-cell office:value-type="float" office:value="1133" calcext:value-type="float">
            <text:p>1133</text:p>
          </table:table-cell>
          <table:table-cell office:value-type="float" office:value="0.013586" calcext:value-type="float">
            <text:p>0.013586</text:p>
          </table:table-cell>
          <table:table-cell/>
          <table:table-cell office:value-type="string" calcext:value-type="string">
            <text:p>rd53_311.qasm</text:p>
          </table:table-cell>
          <table:table-cell office:value-type="float" office:value="1190" calcext:value-type="float">
            <text:p>1190</text:p>
          </table:table-cell>
          <table:table-cell office:value-type="float" office:value="0.000191" calcext:value-type="float">
            <text:p>0.000191</text:p>
          </table:table-cell>
          <table:table-cell/>
          <table:table-cell table:formula="of:=[.G127]/[.C127]" office:value-type="float" office:value="1.05030891438658" calcext:value-type="float">
            <text:p>1.05030891438658</text:p>
          </table:table-cell>
          <table:table-cell table:formula="of:=[.H127]/[.D127]" office:value-type="float" office:value="0.0140585897247166" calcext:value-type="float">
            <text:p>0.014058589724717</text:p>
          </table:table-cell>
        </table:table-row>
        <table:table-row table:style-name="ro1">
          <table:table-cell/>
          <table:table-cell office:value-type="string" calcext:value-type="string">
            <text:p>rd73_140.qasm </text:p>
          </table:table-cell>
          <table:table-cell office:value-type="float" office:value="760" calcext:value-type="float">
            <text:p>760</text:p>
          </table:table-cell>
          <table:table-cell office:value-type="float" office:value="0.004743" calcext:value-type="float">
            <text:p>0.004743</text:p>
          </table:table-cell>
          <table:table-cell/>
          <table:table-cell office:value-type="string" calcext:value-type="string">
            <text:p>rd73_140.qasm</text:p>
          </table:table-cell>
          <table:table-cell office:value-type="float" office:value="881" calcext:value-type="float">
            <text:p>881</text:p>
          </table:table-cell>
          <table:table-cell office:value-type="float" office:value="0.000143" calcext:value-type="float">
            <text:p>0.000143</text:p>
          </table:table-cell>
          <table:table-cell/>
          <table:table-cell table:formula="of:=[.G128]/[.C128]" office:value-type="float" office:value="1.15921052631579" calcext:value-type="float">
            <text:p>1.15921052631579</text:p>
          </table:table-cell>
          <table:table-cell table:formula="of:=[.H128]/[.D128]" office:value-type="float" office:value="0.0301496942863167" calcext:value-type="float">
            <text:p>0.030149694286317</text:p>
          </table:table-cell>
        </table:table-row>
        <table:table-row table:style-name="ro1">
          <table:table-cell/>
          <table:table-cell office:value-type="string" calcext:value-type="string">
            <text:p>rd73_252.qasm </text:p>
          </table:table-cell>
          <table:table-cell office:value-type="float" office:value="19340" calcext:value-type="float">
            <text:p>19340</text:p>
          </table:table-cell>
          <table:table-cell office:value-type="float" office:value="0.369212" calcext:value-type="float">
            <text:p>0.369212</text:p>
          </table:table-cell>
          <table:table-cell/>
          <table:table-cell office:value-type="string" calcext:value-type="string">
            <text:p>rd73_252.qasm</text:p>
          </table:table-cell>
          <table:table-cell office:value-type="float" office:value="19439" calcext:value-type="float">
            <text:p>19439</text:p>
          </table:table-cell>
          <table:table-cell office:value-type="float" office:value="0.003832" calcext:value-type="float">
            <text:p>0.003832</text:p>
          </table:table-cell>
          <table:table-cell/>
          <table:table-cell table:formula="of:=[.G129]/[.C129]" office:value-type="float" office:value="1.00511892450879" calcext:value-type="float">
            <text:p>1.00511892450879</text:p>
          </table:table-cell>
          <table:table-cell table:formula="of:=[.H129]/[.D129]" office:value-type="float" office:value="0.0103788609254304" calcext:value-type="float">
            <text:p>0.01037886092543</text:p>
          </table:table-cell>
        </table:table-row>
        <table:table-row table:style-name="ro1">
          <table:table-cell/>
          <table:table-cell office:value-type="string" calcext:value-type="string">
            <text:p>rd84_142.qasm </text:p>
          </table:table-cell>
          <table:table-cell office:value-type="float" office:value="1252" calcext:value-type="float">
            <text:p>1252</text:p>
          </table:table-cell>
          <table:table-cell office:value-type="float" office:value="0.035866" calcext:value-type="float">
            <text:p>0.035866</text:p>
          </table:table-cell>
          <table:table-cell/>
          <table:table-cell office:value-type="string" calcext:value-type="string">
            <text:p>rd84_142.qasm</text:p>
          </table:table-cell>
          <table:table-cell office:value-type="float" office:value="1386" calcext:value-type="float">
            <text:p>1386</text:p>
          </table:table-cell>
          <table:table-cell office:value-type="float" office:value="0.000203" calcext:value-type="float">
            <text:p>0.000203</text:p>
          </table:table-cell>
          <table:table-cell/>
          <table:table-cell table:formula="of:=[.G130]/[.C130]" office:value-type="float" office:value="1.10702875399361" calcext:value-type="float">
            <text:p>1.10702875399361</text:p>
          </table:table-cell>
          <table:table-cell table:formula="of:=[.H130]/[.D130]" office:value-type="float" office:value="0.00565995650476775" calcext:value-type="float">
            <text:p>0.005659956504768</text:p>
          </table:table-cell>
        </table:table-row>
        <table:table-row table:style-name="ro1">
          <table:table-cell/>
          <table:table-cell office:value-type="string" calcext:value-type="string">
            <text:p>rd84_253.qasm </text:p>
          </table:table-cell>
          <table:table-cell office:value-type="float" office:value="51095" calcext:value-type="float">
            <text:p>51095</text:p>
          </table:table-cell>
          <table:table-cell office:value-type="float" office:value="2.69595" calcext:value-type="float">
            <text:p>2.69595</text:p>
          </table:table-cell>
          <table:table-cell/>
          <table:table-cell office:value-type="string" calcext:value-type="string">
            <text:p>rd84_253.qasm</text:p>
          </table:table-cell>
          <table:table-cell office:value-type="float" office:value="48582" calcext:value-type="float">
            <text:p>48582</text:p>
          </table:table-cell>
          <table:table-cell office:value-type="float" office:value="0.010231" calcext:value-type="float">
            <text:p>0.010231</text:p>
          </table:table-cell>
          <table:table-cell/>
          <table:table-cell table:formula="of:=[.G131]/[.C131]" office:value-type="float" office:value="0.950817105391917" calcext:value-type="float">
            <text:p>0.950817105391917</text:p>
          </table:table-cell>
          <table:table-cell table:formula="of:=[.H131]/[.D131]" office:value-type="float" office:value="0.00379495168678944" calcext:value-type="float">
            <text:p>0.003794951686789</text:p>
          </table:table-cell>
        </table:table-row>
        <table:table-row table:style-name="ro1">
          <table:table-cell/>
          <table:table-cell office:value-type="string" calcext:value-type="string">
            <text:p>root_255.qasm </text:p>
          </table:table-cell>
          <table:table-cell office:value-type="float" office:value="65158" calcext:value-type="float">
            <text:p>65158</text:p>
          </table:table-cell>
          <table:table-cell office:value-type="float" office:value="23.7809" calcext:value-type="float">
            <text:p>23.7809</text:p>
          </table:table-cell>
          <table:table-cell/>
          <table:table-cell office:value-type="string" calcext:value-type="string">
            <text:p>root_255.qasm</text:p>
          </table:table-cell>
          <table:table-cell office:value-type="float" office:value="61237" calcext:value-type="float">
            <text:p>61237</text:p>
          </table:table-cell>
          <table:table-cell office:value-type="float" office:value="0.012746" calcext:value-type="float">
            <text:p>0.012746</text:p>
          </table:table-cell>
          <table:table-cell/>
          <table:table-cell table:formula="of:=[.G132]/[.C132]" office:value-type="float" office:value="0.939823198993217" calcext:value-type="float">
            <text:p>0.939823198993217</text:p>
          </table:table-cell>
          <table:table-cell table:formula="of:=[.H132]/[.D132]" office:value-type="float" office:value="0.000535976350768894" calcext:value-type="float">
            <text:p>0.000535976350769</text:p>
          </table:table-cell>
        </table:table-row>
        <table:table-row table:style-name="ro1">
          <table:table-cell/>
          <table:table-cell office:value-type="string" calcext:value-type="string">
            <text:p>sao2_257.qasm </text:p>
          </table:table-cell>
          <table:table-cell office:value-type="float" office:value="148558" calcext:value-type="float">
            <text:p>148558</text:p>
          </table:table-cell>
          <table:table-cell office:value-type="float" office:value="118.99" calcext:value-type="float">
            <text:p>118.99</text:p>
          </table:table-cell>
          <table:table-cell/>
          <table:table-cell office:value-type="string" calcext:value-type="string">
            <text:p>sao2_257.qasm</text:p>
          </table:table-cell>
          <table:table-cell office:value-type="float" office:value="144370" calcext:value-type="float">
            <text:p>144370</text:p>
          </table:table-cell>
          <table:table-cell office:value-type="float" office:value="0.028866" calcext:value-type="float">
            <text:p>0.028866</text:p>
          </table:table-cell>
          <table:table-cell/>
          <table:table-cell table:formula="of:=[.G133]/[.C133]" office:value-type="float" office:value="0.971808990427981" calcext:value-type="float">
            <text:p>0.971808990427981</text:p>
          </table:table-cell>
          <table:table-cell table:formula="of:=[.H133]/[.D133]" office:value-type="float" office:value="0.000242591814438188" calcext:value-type="float">
            <text:p>0.000242591814438</text:p>
          </table:table-cell>
        </table:table-row>
        <table:table-row table:style-name="ro1">
          <table:table-cell/>
          <table:table-cell office:value-type="string" calcext:value-type="string">
            <text:p>sf_274.qasm </text:p>
          </table:table-cell>
          <table:table-cell office:value-type="float" office:value="2620" calcext:value-type="float">
            <text:p>2620</text:p>
          </table:table-cell>
          <table:table-cell office:value-type="float" office:value="0.002897" calcext:value-type="float">
            <text:p>0.002897</text:p>
          </table:table-cell>
          <table:table-cell/>
          <table:table-cell office:value-type="string" calcext:value-type="string">
            <text:p>sf_274.qasm</text:p>
          </table:table-cell>
          <table:table-cell office:value-type="float" office:value="2280" calcext:value-type="float">
            <text:p>2280</text:p>
          </table:table-cell>
          <table:table-cell office:value-type="float" office:value="0.000531" calcext:value-type="float">
            <text:p>0.000531</text:p>
          </table:table-cell>
          <table:table-cell/>
          <table:table-cell table:formula="of:=[.G134]/[.C134]" office:value-type="float" office:value="0.870229007633588" calcext:value-type="float">
            <text:p>0.870229007633588</text:p>
          </table:table-cell>
          <table:table-cell table:formula="of:=[.H134]/[.D134]" office:value-type="float" office:value="0.183293061788057" calcext:value-type="float">
            <text:p>0.183293061788057</text:p>
          </table:table-cell>
        </table:table-row>
        <table:table-row table:style-name="ro1">
          <table:table-cell/>
          <table:table-cell office:value-type="string" calcext:value-type="string">
            <text:p>sf_276.qasm </text:p>
          </table:table-cell>
          <table:table-cell office:value-type="float" office:value="2583" calcext:value-type="float">
            <text:p>2583</text:p>
          </table:table-cell>
          <table:table-cell office:value-type="float" office:value="0.003771" calcext:value-type="float">
            <text:p>0.003771</text:p>
          </table:table-cell>
          <table:table-cell/>
          <table:table-cell office:value-type="string" calcext:value-type="string">
            <text:p>sf_276.qasm</text:p>
          </table:table-cell>
          <table:table-cell office:value-type="float" office:value="2105" calcext:value-type="float">
            <text:p>2105</text:p>
          </table:table-cell>
          <table:table-cell office:value-type="float" office:value="0.000513" calcext:value-type="float">
            <text:p>0.000513</text:p>
          </table:table-cell>
          <table:table-cell/>
          <table:table-cell table:formula="of:=[.G135]/[.C135]" office:value-type="float" office:value="0.814943863724352" calcext:value-type="float">
            <text:p>0.814943863724352</text:p>
          </table:table-cell>
          <table:table-cell table:formula="of:=[.H135]/[.D135]" office:value-type="float" office:value="0.136038186157518" calcext:value-type="float">
            <text:p>0.136038186157518</text:p>
          </table:table-cell>
        </table:table-row>
        <table:table-row table:style-name="ro1">
          <table:table-cell/>
          <table:table-cell office:value-type="string" calcext:value-type="string">
            <text:p>sqn_258.qasm </text:p>
          </table:table-cell>
          <table:table-cell office:value-type="float" office:value="36392" calcext:value-type="float">
            <text:p>36392</text:p>
          </table:table-cell>
          <table:table-cell office:value-type="float" office:value="2.95118" calcext:value-type="float">
            <text:p>2.95118</text:p>
          </table:table-cell>
          <table:table-cell/>
          <table:table-cell office:value-type="string" calcext:value-type="string">
            <text:p>sqn_258.qasm</text:p>
          </table:table-cell>
          <table:table-cell office:value-type="float" office:value="35521" calcext:value-type="float">
            <text:p>35521</text:p>
          </table:table-cell>
          <table:table-cell office:value-type="float" office:value="0.008513" calcext:value-type="float">
            <text:p>0.008513</text:p>
          </table:table-cell>
          <table:table-cell/>
          <table:table-cell table:formula="of:=[.G136]/[.C136]" office:value-type="float" office:value="0.976066168388657" calcext:value-type="float">
            <text:p>0.976066168388657</text:p>
          </table:table-cell>
          <table:table-cell table:formula="of:=[.H136]/[.D136]" office:value-type="float" office:value="0.00288460886831708" calcext:value-type="float">
            <text:p>0.002884608868317</text:p>
          </table:table-cell>
        </table:table-row>
        <table:table-row table:style-name="ro1">
          <table:table-cell/>
          <table:table-cell office:value-type="string" calcext:value-type="string">
            <text:p>sqrt8_260.qasm </text:p>
          </table:table-cell>
          <table:table-cell office:value-type="float" office:value="11505" calcext:value-type="float">
            <text:p>11505</text:p>
          </table:table-cell>
          <table:table-cell office:value-type="float" office:value="1.34512" calcext:value-type="float">
            <text:p>1.34512</text:p>
          </table:table-cell>
          <table:table-cell/>
          <table:table-cell office:value-type="string" calcext:value-type="string">
            <text:p>sqrt8_260.qasm</text:p>
          </table:table-cell>
          <table:table-cell office:value-type="float" office:value="10966" calcext:value-type="float">
            <text:p>10966</text:p>
          </table:table-cell>
          <table:table-cell office:value-type="float" office:value="0.002236" calcext:value-type="float">
            <text:p>0.002236</text:p>
          </table:table-cell>
          <table:table-cell/>
          <table:table-cell table:formula="of:=[.G137]/[.C137]" office:value-type="float" office:value="0.953150803998262" calcext:value-type="float">
            <text:p>0.953150803998262</text:p>
          </table:table-cell>
          <table:table-cell table:formula="of:=[.H137]/[.D137]" office:value-type="float" office:value="0.00166230522183894" calcext:value-type="float">
            <text:p>0.001662305221839</text:p>
          </table:table-cell>
        </table:table-row>
        <table:table-row table:style-name="ro1">
          <table:table-cell/>
          <table:table-cell office:value-type="string" calcext:value-type="string">
            <text:p>squar5_261.qasm </text:p>
          </table:table-cell>
          <table:table-cell office:value-type="float" office:value="7364" calcext:value-type="float">
            <text:p>7364</text:p>
          </table:table-cell>
          <table:table-cell office:value-type="float" office:value="0.021132" calcext:value-type="float">
            <text:p>0.021132</text:p>
          </table:table-cell>
          <table:table-cell/>
          <table:table-cell office:value-type="string" calcext:value-type="string">
            <text:p>squar5_261.qasm</text:p>
          </table:table-cell>
          <table:table-cell office:value-type="float" office:value="7574" calcext:value-type="float">
            <text:p>7574</text:p>
          </table:table-cell>
          <table:table-cell office:value-type="float" office:value="0.001406" calcext:value-type="float">
            <text:p>0.001406</text:p>
          </table:table-cell>
          <table:table-cell/>
          <table:table-cell table:formula="of:=[.G138]/[.C138]" office:value-type="float" office:value="1.02851711026616" calcext:value-type="float">
            <text:p>1.02851711026616</text:p>
          </table:table-cell>
          <table:table-cell table:formula="of:=[.H138]/[.D138]" office:value-type="float" office:value="0.0665341661934507" calcext:value-type="float">
            <text:p>0.066534166193451</text:p>
          </table:table-cell>
        </table:table-row>
        <table:table-row table:style-name="ro1">
          <table:table-cell/>
          <table:table-cell office:value-type="string" calcext:value-type="string">
            <text:p>square_root_7.qasm </text:p>
          </table:table-cell>
          <table:table-cell office:value-type="float" office:value="28417" calcext:value-type="float">
            <text:p>28417</text:p>
          </table:table-cell>
          <table:table-cell office:value-type="float" office:value="28.7821" calcext:value-type="float">
            <text:p>28.7821</text:p>
          </table:table-cell>
          <table:table-cell/>
          <table:table-cell office:value-type="string" calcext:value-type="string">
            <text:p>square_root_7.qasm</text:p>
          </table:table-cell>
          <table:table-cell office:value-type="float" office:value="32035" calcext:value-type="float">
            <text:p>32035</text:p>
          </table:table-cell>
          <table:table-cell office:value-type="float" office:value="0.0089" calcext:value-type="float">
            <text:p>0.0089</text:p>
          </table:table-cell>
          <table:table-cell/>
          <table:table-cell table:formula="of:=[.G139]/[.C139]" office:value-type="float" office:value="1.12731815462575" calcext:value-type="float">
            <text:p>1.12731815462575</text:p>
          </table:table-cell>
          <table:table-cell table:formula="of:=[.H139]/[.D139]" office:value-type="float" office:value="0.000309219966576449" calcext:value-type="float">
            <text:p>0.000309219966576</text:p>
          </table:table-cell>
        </table:table-row>
        <table:table-row table:style-name="ro1">
          <table:table-cell/>
          <table:table-cell office:value-type="string" calcext:value-type="string">
            <text:p>sym10_262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ym10_262.qasm</text:p>
          </table:table-cell>
          <table:table-cell office:value-type="float" office:value="229883" calcext:value-type="float">
            <text:p>229883</text:p>
          </table:table-cell>
          <table:table-cell office:value-type="float" office:value="0.048806" calcext:value-type="float">
            <text:p>0.0488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m6_145.qasm </text:p>
          </table:table-cell>
          <table:table-cell office:value-type="float" office:value="13477" calcext:value-type="float">
            <text:p>13477</text:p>
          </table:table-cell>
          <table:table-cell office:value-type="float" office:value="0.055336" calcext:value-type="float">
            <text:p>0.055336</text:p>
          </table:table-cell>
          <table:table-cell/>
          <table:table-cell office:value-type="string" calcext:value-type="string">
            <text:p>sym6_145.qasm</text:p>
          </table:table-cell>
          <table:table-cell office:value-type="float" office:value="12219" calcext:value-type="float">
            <text:p>12219</text:p>
          </table:table-cell>
          <table:table-cell office:value-type="float" office:value="0.002705" calcext:value-type="float">
            <text:p>0.002705</text:p>
          </table:table-cell>
          <table:table-cell/>
          <table:table-cell table:formula="of:=[.G141]/[.C141]" office:value-type="float" office:value="0.906655783928174" calcext:value-type="float">
            <text:p>0.906655783928174</text:p>
          </table:table-cell>
          <table:table-cell table:formula="of:=[.H141]/[.D141]" office:value-type="float" office:value="0.0488831863524649" calcext:value-type="float">
            <text:p>0.048883186352465</text:p>
          </table:table-cell>
        </table:table-row>
        <table:table-row table:style-name="ro1">
          <table:table-cell/>
          <table:table-cell office:value-type="string" calcext:value-type="string">
            <text:p>sym6_316.qasm </text:p>
          </table:table-cell>
          <table:table-cell office:value-type="float" office:value="932" calcext:value-type="float">
            <text:p>932</text:p>
          </table:table-cell>
          <table:table-cell office:value-type="float" office:value="0.013521" calcext:value-type="float">
            <text:p>0.013521</text:p>
          </table:table-cell>
          <table:table-cell/>
          <table:table-cell office:value-type="string" calcext:value-type="string">
            <text:p>sym6_316.qasm</text:p>
          </table:table-cell>
          <table:table-cell office:value-type="float" office:value="975" calcext:value-type="float">
            <text:p>975</text:p>
          </table:table-cell>
          <table:table-cell office:value-type="float" office:value="0.000195" calcext:value-type="float">
            <text:p>0.000195</text:p>
          </table:table-cell>
          <table:table-cell/>
          <table:table-cell table:formula="of:=[.G142]/[.C142]" office:value-type="float" office:value="1.04613733905579" calcext:value-type="float">
            <text:p>1.04613733905579</text:p>
          </table:table-cell>
          <table:table-cell table:formula="of:=[.H142]/[.D142]" office:value-type="float" office:value="0.0144220102063457" calcext:value-type="float">
            <text:p>0.014422010206346</text:p>
          </table:table-cell>
        </table:table-row>
        <table:table-row table:style-name="ro1">
          <table:table-cell/>
          <table:table-cell office:value-type="string" calcext:value-type="string">
            <text:p>sym9_146.qasm </text:p>
          </table:table-cell>
          <table:table-cell office:value-type="float" office:value="1099" calcext:value-type="float">
            <text:p>1099</text:p>
          </table:table-cell>
          <table:table-cell office:value-type="float" office:value="0.006556" calcext:value-type="float">
            <text:p>0.006556</text:p>
          </table:table-cell>
          <table:table-cell/>
          <table:table-cell office:value-type="string" calcext:value-type="string">
            <text:p>sym9_146.qasm</text:p>
          </table:table-cell>
          <table:table-cell office:value-type="float" office:value="1038" calcext:value-type="float">
            <text:p>1038</text:p>
          </table:table-cell>
          <table:table-cell office:value-type="float" office:value="0.000197" calcext:value-type="float">
            <text:p>0.000197</text:p>
          </table:table-cell>
          <table:table-cell/>
          <table:table-cell table:formula="of:=[.G143]/[.C143]" office:value-type="float" office:value="0.94449499545041" calcext:value-type="float">
            <text:p>0.94449499545041</text:p>
          </table:table-cell>
          <table:table-cell table:formula="of:=[.H143]/[.D143]" office:value-type="float" office:value="0.0300488102501525" calcext:value-type="float">
            <text:p>0.030048810250153</text:p>
          </table:table-cell>
        </table:table-row>
        <table:table-row table:style-name="ro1">
          <table:table-cell/>
          <table:table-cell office:value-type="string" calcext:value-type="string">
            <text:p>sym9_148.qasm </text:p>
          </table:table-cell>
          <table:table-cell office:value-type="float" office:value="76057" calcext:value-type="float">
            <text:p>76057</text:p>
          </table:table-cell>
          <table:table-cell office:value-type="float" office:value="1.15115" calcext:value-type="float">
            <text:p>1.15115</text:p>
          </table:table-cell>
          <table:table-cell/>
          <table:table-cell office:value-type="string" calcext:value-type="string">
            <text:p>sym9_148.qasm</text:p>
          </table:table-cell>
          <table:table-cell office:value-type="float" office:value="72434" calcext:value-type="float">
            <text:p>72434</text:p>
          </table:table-cell>
          <table:table-cell office:value-type="float" office:value="0.015989" calcext:value-type="float">
            <text:p>0.015989</text:p>
          </table:table-cell>
          <table:table-cell/>
          <table:table-cell table:formula="of:=[.G144]/[.C144]" office:value-type="float" office:value="0.952364673863024" calcext:value-type="float">
            <text:p>0.952364673863024</text:p>
          </table:table-cell>
          <table:table-cell table:formula="of:=[.H144]/[.D144]" office:value-type="float" office:value="0.0138895886721974" calcext:value-type="float">
            <text:p>0.013889588672197</text:p>
          </table:table-cell>
        </table:table-row>
        <table:table-row table:style-name="ro1">
          <table:table-cell/>
          <table:table-cell office:value-type="string" calcext:value-type="string">
            <text:p>sym9_193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7.56178" calcext:value-type="float">
            <text:p>7.56178</text:p>
          </table:table-cell>
          <table:table-cell/>
          <table:table-cell office:value-type="string" calcext:value-type="string">
            <text:p>sym9_193.qasm</text:p>
          </table:table-cell>
          <table:table-cell office:value-type="float" office:value="124882" calcext:value-type="float">
            <text:p>124882</text:p>
          </table:table-cell>
          <table:table-cell office:value-type="float" office:value="0.026011" calcext:value-type="float">
            <text:p>0.026011</text:p>
          </table:table-cell>
          <table:table-cell/>
          <table:table-cell table:formula="of:=[.G145]/[.C145]" office:value-type="float" office:value="0.951329692011183" calcext:value-type="float">
            <text:p>0.951329692011183</text:p>
          </table:table-cell>
          <table:table-cell table:formula="of:=[.H145]/[.D145]" office:value-type="float" office:value="0.00343979856594611" calcext:value-type="float">
            <text:p>0.003439798565946</text:p>
          </table:table-cell>
        </table:table-row>
        <table:table-row table:style-name="ro1">
          <table:table-cell/>
          <table:table-cell office:value-type="string" calcext:value-type="string">
            <text:p>sys6-v0_111.qasm </text:p>
          </table:table-cell>
          <table:table-cell office:value-type="float" office:value="788" calcext:value-type="float">
            <text:p>788</text:p>
          </table:table-cell>
          <table:table-cell office:value-type="float" office:value="0.014575" calcext:value-type="float">
            <text:p>0.014575</text:p>
          </table:table-cell>
          <table:table-cell/>
          <table:table-cell office:value-type="string" calcext:value-type="string">
            <text:p>sys6-v0_111.qasm</text:p>
          </table:table-cell>
          <table:table-cell office:value-type="float" office:value="699" calcext:value-type="float">
            <text:p>699</text:p>
          </table:table-cell>
          <table:table-cell office:value-type="float" office:value="0.000134" calcext:value-type="float">
            <text:p>0.000134</text:p>
          </table:table-cell>
          <table:table-cell/>
          <table:table-cell table:formula="of:=[.G146]/[.C146]" office:value-type="float" office:value="0.887055837563452" calcext:value-type="float">
            <text:p>0.887055837563452</text:p>
          </table:table-cell>
          <table:table-cell table:formula="of:=[.H146]/[.D146]" office:value-type="float" office:value="0.00919382504288165" calcext:value-type="float">
            <text:p>0.009193825042882</text:p>
          </table:table-cell>
        </table:table-row>
        <table:table-row table:style-name="ro1">
          <table:table-cell/>
          <table:table-cell office:value-type="string" calcext:value-type="string">
            <text:p>urf1_149.qasm </text:p>
          </table:table-cell>
          <table:table-cell office:value-type="float" office:value="624093" calcext:value-type="float">
            <text:p>624093</text:p>
          </table:table-cell>
          <table:table-cell office:value-type="float" office:value="2.33822" calcext:value-type="float">
            <text:p>2.33822</text:p>
          </table:table-cell>
          <table:table-cell/>
          <table:table-cell office:value-type="string" calcext:value-type="string">
            <text:p>urf1_149.qasm</text:p>
          </table:table-cell>
          <table:table-cell office:value-type="float" office:value="630026" calcext:value-type="float">
            <text:p>630026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[.G147]/[.C147]" office:value-type="float" office:value="1.00950659597207" calcext:value-type="float">
            <text:p>1.00950659597207</text:p>
          </table:table-cell>
          <table:table-cell table:formula="of:=[.H147]/[.D147]" office:value-type="float" office:value="0.047899684375294" calcext:value-type="float">
            <text:p>0.047899684375294</text:p>
          </table:table-cell>
        </table:table-row>
        <table:table-row table:style-name="ro1">
          <table:table-cell/>
          <table:table-cell office:value-type="string" calcext:value-type="string">
            <text:p>urf1_278.qasm </text:p>
          </table:table-cell>
          <table:table-cell office:value-type="float" office:value="220513" calcext:value-type="float">
            <text:p>220513</text:p>
          </table:table-cell>
          <table:table-cell office:value-type="float" office:value="70.8227" calcext:value-type="float">
            <text:p>70.8227</text:p>
          </table:table-cell>
          <table:table-cell/>
          <table:table-cell office:value-type="string" calcext:value-type="string">
            <text:p>urf1_278.qasm</text:p>
          </table:table-cell>
          <table:table-cell office:value-type="float" office:value="225481" calcext:value-type="float">
            <text:p>225481</text:p>
          </table:table-cell>
          <table:table-cell office:value-type="float" office:value="0.045459" calcext:value-type="float">
            <text:p>0.045459</text:p>
          </table:table-cell>
          <table:table-cell/>
          <table:table-cell table:formula="of:=[.G148]/[.C148]" office:value-type="float" office:value="1.02252928398779" calcext:value-type="float">
            <text:p>1.02252928398779</text:p>
          </table:table-cell>
          <table:table-cell table:formula="of:=[.H148]/[.D148]" office:value-type="float" office:value="0.000641870473732292" calcext:value-type="float">
            <text:p>0.000641870473732</text:p>
          </table:table-cell>
        </table:table-row>
        <table:table-row table:style-name="ro1">
          <table:table-cell/>
          <table:table-cell office:value-type="string" calcext:value-type="string">
            <text:p>urf2_152.qasm </text:p>
          </table:table-cell>
          <table:table-cell office:value-type="float" office:value="272602" calcext:value-type="float">
            <text:p>272602</text:p>
          </table:table-cell>
          <table:table-cell office:value-type="float" office:value="0.758167" calcext:value-type="float">
            <text:p>0.758167</text:p>
          </table:table-cell>
          <table:table-cell/>
          <table:table-cell office:value-type="string" calcext:value-type="string">
            <text:p>urf2_152.qasm</text:p>
          </table:table-cell>
          <table:table-cell office:value-type="float" office:value="273589" calcext:value-type="float">
            <text:p>273589</text:p>
          </table:table-cell>
          <table:table-cell office:value-type="float" office:value="0.049782" calcext:value-type="float">
            <text:p>0.049782</text:p>
          </table:table-cell>
          <table:table-cell/>
          <table:table-cell table:formula="of:=[.G149]/[.C149]" office:value-type="float" office:value="1.00362066309125" calcext:value-type="float">
            <text:p>1.00362066309125</text:p>
          </table:table-cell>
          <table:table-cell table:formula="of:=[.H149]/[.D149]" office:value-type="float" office:value="0.0656609955326465" calcext:value-type="float">
            <text:p>0.065660995532647</text:p>
          </table:table-cell>
        </table:table-row>
        <table:table-row table:style-name="ro1">
          <table:table-cell/>
          <table:table-cell office:value-type="string" calcext:value-type="string">
            <text:p>urf2_277.qasm </text:p>
          </table:table-cell>
          <table:table-cell office:value-type="float" office:value="81266" calcext:value-type="float">
            <text:p>81266</text:p>
          </table:table-cell>
          <table:table-cell office:value-type="float" office:value="0.481785" calcext:value-type="float">
            <text:p>0.481785</text:p>
          </table:table-cell>
          <table:table-cell/>
          <table:table-cell office:value-type="string" calcext:value-type="string">
            <text:p>urf2_277.qasm</text:p>
          </table:table-cell>
          <table:table-cell office:value-type="float" office:value="83237" calcext:value-type="float">
            <text:p>83237</text:p>
          </table:table-cell>
          <table:table-cell office:value-type="float" office:value="0.017398" calcext:value-type="float">
            <text:p>0.017398</text:p>
          </table:table-cell>
          <table:table-cell/>
          <table:table-cell table:formula="of:=[.G150]/[.C150]" office:value-type="float" office:value="1.0242536854281" calcext:value-type="float">
            <text:p>1.0242536854281</text:p>
          </table:table-cell>
          <table:table-cell table:formula="of:=[.H150]/[.D150]" office:value-type="float" office:value="0.0361115435308281" calcext:value-type="float">
            <text:p>0.036111543530828</text:p>
          </table:table-cell>
        </table:table-row>
        <table:table-row table:style-name="ro1">
          <table:table-cell/>
          <table:table-cell office:value-type="string" calcext:value-type="string">
            <text:p>urf3_155.qasm </text:p>
          </table:table-cell>
          <table:table-cell office:value-type="float" office:value="1452222" calcext:value-type="float">
            <text:p>1452222</text:p>
          </table:table-cell>
          <table:table-cell office:value-type="float" office:value="65.3135" calcext:value-type="float">
            <text:p>65.3135</text:p>
          </table:table-cell>
          <table:table-cell/>
          <table:table-cell office:value-type="string" calcext:value-type="string">
            <text:p>urf3_155.qasm</text:p>
          </table:table-cell>
          <table:table-cell office:value-type="float" office:value="1460612" calcext:value-type="float">
            <text:p>1460612</text:p>
          </table:table-cell>
          <table:table-cell office:value-type="float" office:value="0.261207" calcext:value-type="float">
            <text:p>0.261207</text:p>
          </table:table-cell>
          <table:table-cell/>
          <table:table-cell table:formula="of:=[.G151]/[.C151]" office:value-type="float" office:value="1.00577735360021" calcext:value-type="float">
            <text:p>1.00577735360021</text:p>
          </table:table-cell>
          <table:table-cell table:formula="of:=[.H151]/[.D151]" office:value-type="float" office:value="0.00399928039379301" calcext:value-type="float">
            <text:p>0.003999280393793</text:p>
          </table:table-cell>
        </table:table-row>
        <table:table-row table:style-name="ro1">
          <table:table-cell/>
          <table:table-cell office:value-type="string" calcext:value-type="string">
            <text:p>urf3_279.qasm </text:p>
          </table:table-cell>
          <table:table-cell office:value-type="float" office:value="501385" calcext:value-type="float">
            <text:p>501385</text:p>
          </table:table-cell>
          <table:table-cell office:value-type="float" office:value="74.9676" calcext:value-type="float">
            <text:p>74.9676</text:p>
          </table:table-cell>
          <table:table-cell/>
          <table:table-cell office:value-type="string" calcext:value-type="string">
            <text:p>urf3_279.qasm</text:p>
          </table:table-cell>
          <table:table-cell office:value-type="float" office:value="516587" calcext:value-type="float">
            <text:p>516587</text:p>
          </table:table-cell>
          <table:table-cell office:value-type="float" office:value="0.104125" calcext:value-type="float">
            <text:p>0.104125</text:p>
          </table:table-cell>
          <table:table-cell/>
          <table:table-cell table:formula="of:=[.G152]/[.C152]" office:value-type="float" office:value="1.03032001356243" calcext:value-type="float">
            <text:p>1.03032001356243</text:p>
          </table:table-cell>
          <table:table-cell table:formula="of:=[.H152]/[.D152]" office:value-type="float" office:value="0.00138893335254163" calcext:value-type="float">
            <text:p>0.001388933352542</text:p>
          </table:table-cell>
        </table:table-row>
        <table:table-row table:style-name="ro1">
          <table:table-cell/>
          <table:table-cell office:value-type="string" calcext:value-type="string">
            <text:p>urf4_187.qasm </text:p>
          </table:table-cell>
          <table:table-cell office:value-type="float" office:value="1847780" calcext:value-type="float">
            <text:p>1847780</text:p>
          </table:table-cell>
          <table:table-cell office:value-type="float" office:value="16.5174" calcext:value-type="float">
            <text:p>16.5174</text:p>
          </table:table-cell>
          <table:table-cell/>
          <table:table-cell office:value-type="string" calcext:value-type="string">
            <text:p>urf4_187.qasm</text:p>
          </table:table-cell>
          <table:table-cell office:value-type="float" office:value="1634559" calcext:value-type="float">
            <text:p>1634559</text:p>
          </table:table-cell>
          <table:table-cell office:value-type="float" office:value="0.348016" calcext:value-type="float">
            <text:p>0.348016</text:p>
          </table:table-cell>
          <table:table-cell/>
          <table:table-cell table:formula="of:=[.G153]/[.C153]" office:value-type="float" office:value="0.884606933725877" calcext:value-type="float">
            <text:p>0.884606933725877</text:p>
          </table:table-cell>
          <table:table-cell table:formula="of:=[.H153]/[.D153]" office:value-type="float" office:value="0.02106965987383" calcext:value-type="float">
            <text:p>0.02106965987383</text:p>
          </table:table-cell>
        </table:table-row>
        <table:table-row table:style-name="ro1">
          <table:table-cell/>
          <table:table-cell office:value-type="string" calcext:value-type="string">
            <text:p>urf5_158.qasm </text:p>
          </table:table-cell>
          <table:table-cell office:value-type="float" office:value="555500" calcext:value-type="float">
            <text:p>555500</text:p>
          </table:table-cell>
          <table:table-cell office:value-type="float" office:value="2.24564" calcext:value-type="float">
            <text:p>2.24564</text:p>
          </table:table-cell>
          <table:table-cell/>
          <table:table-cell office:value-type="string" calcext:value-type="string">
            <text:p>urf5_158.qasm</text:p>
          </table:table-cell>
          <table:table-cell office:value-type="float" office:value="559422" calcext:value-type="float">
            <text:p>559422</text:p>
          </table:table-cell>
          <table:table-cell office:value-type="float" office:value="0.102566" calcext:value-type="float">
            <text:p>0.102566</text:p>
          </table:table-cell>
          <table:table-cell/>
          <table:table-cell table:formula="of:=[.G154]/[.C154]" office:value-type="float" office:value="1.0070603060306" calcext:value-type="float">
            <text:p>1.0070603060306</text:p>
          </table:table-cell>
          <table:table-cell table:formula="of:=[.H154]/[.D154]" office:value-type="float" office:value="0.0456733937763845" calcext:value-type="float">
            <text:p>0.045673393776385</text:p>
          </table:table-cell>
        </table:table-row>
        <table:table-row table:style-name="ro1">
          <table:table-cell/>
          <table:table-cell office:value-type="string" calcext:value-type="string">
            <text:p>urf5_280.qasm </text:p>
          </table:table-cell>
          <table:table-cell office:value-type="float" office:value="191934" calcext:value-type="float">
            <text:p>191934</text:p>
          </table:table-cell>
          <table:table-cell office:value-type="float" office:value="2.30272" calcext:value-type="float">
            <text:p>2.30272</text:p>
          </table:table-cell>
          <table:table-cell/>
          <table:table-cell office:value-type="string" calcext:value-type="string">
            <text:p>urf5_280.qasm</text:p>
          </table:table-cell>
          <table:table-cell office:value-type="float" office:value="198075" calcext:value-type="float">
            <text:p>198075</text:p>
          </table:table-cell>
          <table:table-cell office:value-type="float" office:value="0.040381" calcext:value-type="float">
            <text:p>0.040381</text:p>
          </table:table-cell>
          <table:table-cell/>
          <table:table-cell table:formula="of:=[.G155]/[.C155]" office:value-type="float" office:value="1.03199537340961" calcext:value-type="float">
            <text:p>1.03199537340961</text:p>
          </table:table-cell>
          <table:table-cell table:formula="of:=[.H155]/[.D155]" office:value-type="float" office:value="0.0175362180377988" calcext:value-type="float">
            <text:p>0.017536218037799</text:p>
          </table:table-cell>
        </table:table-row>
        <table:table-row table:style-name="ro1">
          <table:table-cell/>
          <table:table-cell office:value-type="string" calcext:value-type="string">
            <text:p>urf6_160.qasm </text:p>
          </table:table-cell>
          <table:table-cell office:value-type="float" office:value="660792" calcext:value-type="float">
            <text:p>660792</text:p>
          </table:table-cell>
          <table:table-cell office:value-type="float" office:value="66.3978" calcext:value-type="float">
            <text:p>66.3978</text:p>
          </table:table-cell>
          <table:table-cell/>
          <table:table-cell office:value-type="string" calcext:value-type="string">
            <text:p>urf6_160.qasm</text:p>
          </table:table-cell>
          <table:table-cell office:value-type="float" office:value="618934" calcext:value-type="float">
            <text:p>618934</text:p>
          </table:table-cell>
          <table:table-cell office:value-type="float" office:value="0.107696" calcext:value-type="float">
            <text:p>0.107696</text:p>
          </table:table-cell>
          <table:table-cell/>
          <table:table-cell table:formula="of:=[.G156]/[.C156]" office:value-type="float" office:value="0.936654802116248" calcext:value-type="float">
            <text:p>0.936654802116248</text:p>
          </table:table-cell>
          <table:table-cell table:formula="of:=[.H156]/[.D156]" office:value-type="float" office:value="0.00162198145119266" calcext:value-type="float">
            <text:p>0.001621981451193</text:p>
          </table:table-cell>
        </table:table-row>
        <table:table-row table:style-name="ro1">
          <table:table-cell/>
          <table:table-cell office:value-type="string" calcext:value-type="string">
            <text:p>wim_266.qasm </text:p>
          </table:table-cell>
          <table:table-cell office:value-type="float" office:value="3401" calcext:value-type="float">
            <text:p>3401</text:p>
          </table:table-cell>
          <table:table-cell office:value-type="float" office:value="0.013084" calcext:value-type="float">
            <text:p>0.013084</text:p>
          </table:table-cell>
          <table:table-cell/>
          <table:table-cell office:value-type="string" calcext:value-type="string">
            <text:p>wim_266.qasm</text:p>
          </table:table-cell>
          <table:table-cell office:value-type="float" office:value="3724" calcext:value-type="float">
            <text:p>3724</text:p>
          </table:table-cell>
          <table:table-cell office:value-type="float" office:value="0.000705" calcext:value-type="float">
            <text:p>0.000705</text:p>
          </table:table-cell>
          <table:table-cell/>
          <table:table-cell table:formula="of:=[.G157]/[.C157]" office:value-type="float" office:value="1.09497206703911" calcext:value-type="float">
            <text:p>1.09497206703911</text:p>
          </table:table-cell>
          <table:table-cell table:formula="of:=[.H157]/[.D157]" office:value-type="float" office:value="0.0538826047080404" calcext:value-type="float">
            <text:p>0.05388260470804</text:p>
          </table:table-cell>
        </table:table-row>
        <table:table-row table:style-name="ro1">
          <table:table-cell/>
          <table:table-cell office:value-type="string" calcext:value-type="string">
            <text:p>xor5_254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6" calcext:value-type="float">
            <text:p>0.000136</text:p>
          </table:table-cell>
          <table:table-cell/>
          <table:table-cell office:value-type="string" calcext:value-type="string">
            <text:p>xor5_254.qasm</text:p>
          </table:table-cell>
          <table:table-cell office:value-type="float" office:value="12" calcext:value-type="float">
            <text:p>12</text:p>
          </table:table-cell>
          <table:table-cell office:value-type="float" office:value="0.000006" calcext:value-type="float">
            <text:p>6E-06</text:p>
          </table:table-cell>
          <table:table-cell/>
          <table:table-cell table:formula="of:=[.G158]/[.C158]" office:value-type="float" office:value="0.333333333333333" calcext:value-type="float">
            <text:p>0.333333333333333</text:p>
          </table:table-cell>
          <table:table-cell table:formula="of:=[.H158]/[.D158]" office:value-type="float" office:value="0.0441176470588235" calcext:value-type="float">
            <text:p>0.044117647058824</text:p>
          </table:table-cell>
        </table:table-row>
        <table:table-row table:style-name="ro1">
          <table:table-cell/>
          <table:table-cell office:value-type="string" calcext:value-type="string">
            <text:p>z4_268.qasm </text:p>
          </table:table-cell>
          <table:table-cell office:value-type="float" office:value="11302" calcext:value-type="float">
            <text:p>11302</text:p>
          </table:table-cell>
          <table:table-cell office:value-type="float" office:value="0.128688" calcext:value-type="float">
            <text:p>0.128688</text:p>
          </table:table-cell>
          <table:table-cell/>
          <table:table-cell office:value-type="string" calcext:value-type="string">
            <text:p>z4_268.qasm</text:p>
          </table:table-cell>
          <table:table-cell office:value-type="float" office:value="10829" calcext:value-type="float">
            <text:p>10829</text:p>
          </table:table-cell>
          <table:table-cell office:value-type="float" office:value="0.002245" calcext:value-type="float">
            <text:p>0.002245</text:p>
          </table:table-cell>
          <table:table-cell/>
          <table:table-cell table:formula="of:=[.G159]/[.C159]" office:value-type="float" office:value="0.95814900017696" calcext:value-type="float">
            <text:p>0.95814900017696</text:p>
          </table:table-cell>
          <table:table-cell table:formula="of:=[.H159]/[.D159]" office:value-type="float" office:value="0.0174452940445108" calcext:value-type="float">
            <text:p>0.017445294044511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office:value-type="string" calcext:value-type="string">
            <text:p>Average:</text:p>
          </table:table-cell>
          <table:table-cell table:formula="of:=SUM([.J2:.J159])/157" office:value-type="float" office:value="0.935389417221416" calcext:value-type="float">
            <text:p>0.935389417221416</text:p>
          </table:table-cell>
          <table:table-cell table:formula="of:=SUM([.K2:.K159])/157" office:value-type="float" office:value="0.0798618257405218" calcext:value-type="float">
            <text:p>0.079861825740522</text:p>
          </table:table-cell>
        </table:table-row>
        <table:table-row table:style-name="ro1" table:number-rows-repeated="10484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1:Sheet1.D1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14:40:00.434526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38:00.189227228</meta:creation-date>
    <dc:date>2018-07-31T14:47:02.369512533</dc:date>
    <meta:editing-duration>PT16M26S</meta:editing-duration>
    <meta:editing-cycles>6</meta:editing-cycles>
    <meta:generator>LibreOffice/6.0.3.2$Linux_X86_64 LibreOffice_project/00m0$Build-2</meta:generator>
    <meta:document-statistic meta:table-count="1" meta:cell-count="1274" meta:object-count="0"/>
  </office:meta>
</office:document-meta>
</file>